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54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1.0484in"/>
    </style:style>
    <style:style style:name="co4" style:family="table-column">
      <style:table-column-properties fo:break-before="auto" style:column-width="0.5634in"/>
    </style:style>
    <style:style style:name="co5" style:family="table-column">
      <style:table-column-properties fo:break-before="auto" style:column-width="0.6425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5417in"/>
    </style:style>
    <style:style style:name="co11" style:family="table-column">
      <style:table-column-properties fo:break-before="auto" style:column-width="3.9835in"/>
    </style:style>
    <style:style style:name="co12" style:family="table-column">
      <style:table-column-properties fo:break-before="auto" style:column-width="0.9693in"/>
    </style:style>
    <style:style style:name="co13" style:family="table-column">
      <style:table-column-properties fo:break-before="auto" style:column-width="0.9583in"/>
    </style:style>
    <style:style style:name="co14" style:family="table-column">
      <style:table-column-properties fo:break-before="auto" style:column-width="0.4165in"/>
    </style:style>
    <style:style style:name="co15" style:family="table-column">
      <style:table-column-properties fo:break-before="auto" style:column-width="1.0146in"/>
    </style:style>
    <style:style style:name="co16" style:family="table-column">
      <style:table-column-properties fo:break-before="auto" style:column-width="1.0374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7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5016in" fo:break-before="auto" style:use-optimal-row-height="true"/>
    </style:style>
    <style:style style:name="ro6" style:family="table-row">
      <style:table-row-properties style:row-height="0.4689in" fo:break-before="auto" style:use-optimal-row-height="true"/>
    </style:style>
    <style:style style:name="ro7" style:family="table-row">
      <style:table-row-properties style:row-height="0.27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181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总资产</text:p>
          </table:table-cell>
          <table:table-cell office:value-type="string" calcext:value-type="string">
            <text:p>&amp;</text:p>
          </table:table-cell>
          <table:table-cell office:value-type="float" office:value="17931067.33" calcext:value-type="float">
            <text:p>17,931,067.33</text:p>
          </table:table-cell>
          <table:table-cell office:value-type="string" calcext:value-type="string">
            <text:p>&amp;</text:p>
          </table:table-cell>
          <table:table-cell office:value-type="float" office:value="39739359.18" calcext:value-type="float">
            <text:p>39,739,359.18</text:p>
          </table:table-cell>
          <table:table-cell office:value-type="string" calcext:value-type="string">
            <text:p>&amp;</text:p>
          </table:table-cell>
          <table:table-cell office:value-type="float" office:value="59853895.87" calcext:value-type="float">
            <text:p>59,853,895.87</text:p>
          </table:table-cell>
          <table:table-cell office:value-type="string" calcext:value-type="string">
            <text:p>&amp;</text:p>
          </table:table-cell>
          <table:table-cell office:value-type="float" office:value="121.62" calcext:value-type="float">
            <text:p>121.62</text:p>
          </table:table-cell>
          <table:table-cell office:value-type="string" calcext:value-type="string">
            <text:p>&amp;</text:p>
          </table:table-cell>
          <table:table-cell office:value-type="float" office:value="50.62" calcext:value-type="float">
            <text:p>50.6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负债总额</text:p>
          </table:table-cell>
          <table:table-cell office:value-type="string" calcext:value-type="string">
            <text:p>&amp;</text:p>
          </table:table-cell>
          <table:table-cell office:value-type="float" office:value="10696565.35" calcext:value-type="float">
            <text:p>10,696,565.35</text:p>
          </table:table-cell>
          <table:table-cell office:value-type="string" calcext:value-type="string">
            <text:p>&amp;</text:p>
          </table:table-cell>
          <table:table-cell office:value-type="float" office:value="5775686.01" calcext:value-type="float">
            <text:p>5,775,686.01</text:p>
          </table:table-cell>
          <table:table-cell office:value-type="string" calcext:value-type="string">
            <text:p>&amp;</text:p>
          </table:table-cell>
          <table:table-cell office:value-type="float" office:value="5445518.93" calcext:value-type="float">
            <text:p>5,445,518.93</text:p>
          </table:table-cell>
          <table:table-cell office:value-type="string" calcext:value-type="string">
            <text:p>&amp;</text:p>
          </table:table-cell>
          <table:table-cell office:value-type="float" office:value="-46" calcext:value-type="float">
            <text:p>-46.00</text:p>
          </table:table-cell>
          <table:table-cell office:value-type="string" calcext:value-type="string">
            <text:p>&amp;</text:p>
          </table:table-cell>
          <table:table-cell office:value-type="float" office:value="-5.72" calcext:value-type="float">
            <text:p>-5.7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所有者权益</text:p>
          </table:table-cell>
          <table:table-cell office:value-type="string" calcext:value-type="string">
            <text:p>&amp;</text:p>
          </table:table-cell>
          <table:table-cell office:value-type="float" office:value="7234501.98" calcext:value-type="float">
            <text:p>7,234,501.98</text:p>
          </table:table-cell>
          <table:table-cell office:value-type="string" calcext:value-type="string">
            <text:p>&amp;</text:p>
          </table:table-cell>
          <table:table-cell office:value-type="float" office:value="33963673.17" calcext:value-type="float">
            <text:p>33,963,673.17</text:p>
          </table:table-cell>
          <table:table-cell office:value-type="string" calcext:value-type="string">
            <text:p>&amp;</text:p>
          </table:table-cell>
          <table:table-cell office:value-type="float" office:value="54349779.31" calcext:value-type="float">
            <text:p>54,349,779.31</text:p>
          </table:table-cell>
          <table:table-cell office:value-type="string" calcext:value-type="string">
            <text:p>&amp;</text:p>
          </table:table-cell>
          <table:table-cell office:value-type="float" office:value="369.47" calcext:value-type="float">
            <text:p>369.47</text:p>
          </table:table-cell>
          <table:table-cell office:value-type="string" calcext:value-type="string">
            <text:p>&amp;</text:p>
          </table:table-cell>
          <table:table-cell office:value-type="float" office:value="60.02" calcext:value-type="float">
            <text:p>60.0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主营收入</text:p>
          </table:table-cell>
          <table:table-cell office:value-type="string" calcext:value-type="string">
            <text:p>&amp;</text:p>
          </table:table-cell>
          <table:table-cell office:value-type="float" office:value="8406216.3" calcext:value-type="float">
            <text:p>8,406,216.30</text:p>
          </table:table-cell>
          <table:table-cell office:value-type="string" calcext:value-type="string">
            <text:p>&amp;</text:p>
          </table:table-cell>
          <table:table-cell office:value-type="float" office:value="11831083.55" calcext:value-type="float">
            <text:p>11,831,083.55</text:p>
          </table:table-cell>
          <table:table-cell office:value-type="string" calcext:value-type="string">
            <text:p>&amp;</text:p>
          </table:table-cell>
          <table:table-cell office:value-type="float" office:value="44731367.24" calcext:value-type="float">
            <text:p>44,731,367.24</text:p>
          </table:table-cell>
          <table:table-cell office:value-type="string" calcext:value-type="string">
            <text:p>&amp;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&amp;</text:p>
          </table:table-cell>
          <table:table-cell office:value-type="float" office:value="278.08" calcext:value-type="float">
            <text:p>278.0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营业利润</text:p>
          </table:table-cell>
          <table:table-cell office:value-type="string" calcext:value-type="string">
            <text:p>&amp;</text:p>
          </table:table-cell>
          <table:table-cell office:value-type="float" office:value="2668082.02" calcext:value-type="float">
            <text:p>2,668,082.02</text:p>
          </table:table-cell>
          <table:table-cell office:value-type="string" calcext:value-type="string">
            <text:p>&amp;</text:p>
          </table:table-cell>
          <table:table-cell office:value-type="float" office:value="2401723.12" calcext:value-type="float">
            <text:p>2,401,723.12</text:p>
          </table:table-cell>
          <table:table-cell office:value-type="string" calcext:value-type="string">
            <text:p>&amp;</text:p>
          </table:table-cell>
          <table:table-cell office:value-type="float" office:value="9140389.39" calcext:value-type="float">
            <text:p>9,140,389.39</text:p>
          </table:table-cell>
          <table:table-cell office:value-type="string" calcext:value-type="string">
            <text:p>&amp;</text:p>
          </table:table-cell>
          <table:table-cell office:value-type="float" office:value="-9.98" calcext:value-type="float">
            <text:p>-9.98</text:p>
          </table:table-cell>
          <table:table-cell office:value-type="string" calcext:value-type="string">
            <text:p>&amp;</text:p>
          </table:table-cell>
          <table:table-cell office:value-type="float" office:value="280.58" calcext:value-type="float">
            <text:p>280.5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利润总额</text:p>
          </table:table-cell>
          <table:table-cell office:value-type="string" calcext:value-type="string">
            <text:p>&amp;</text:p>
          </table:table-cell>
          <table:table-cell office:value-type="float" office:value="2595487.43" calcext:value-type="float">
            <text:p>2,595,487.43</text:p>
          </table:table-cell>
          <table:table-cell office:value-type="string" calcext:value-type="string">
            <text:p>&amp;</text:p>
          </table:table-cell>
          <table:table-cell office:value-type="float" office:value="2437480.83" calcext:value-type="float">
            <text:p>2,437,480.83</text:p>
          </table:table-cell>
          <table:table-cell office:value-type="string" calcext:value-type="string">
            <text:p>&amp;</text:p>
          </table:table-cell>
          <table:table-cell office:value-type="float" office:value="9089971.7" calcext:value-type="float">
            <text:p>9,089,971.70</text:p>
          </table:table-cell>
          <table:table-cell office:value-type="string" calcext:value-type="string">
            <text:p>&amp;</text:p>
          </table:table-cell>
          <table:table-cell office:value-type="float" office:value="-6.09" calcext:value-type="float">
            <text:p>-6.09</text:p>
          </table:table-cell>
          <table:table-cell office:value-type="string" calcext:value-type="string">
            <text:p>&amp;</text:p>
          </table:table-cell>
          <table:table-cell office:value-type="float" office:value="272.92" calcext:value-type="float">
            <text:p>272.9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投入资本</text:p>
          </table:table-cell>
          <table:table-cell office:value-type="string" calcext:value-type="string">
            <text:p>&amp;</text:p>
          </table:table-cell>
          <table:table-cell office:value-type="float" office:value="10670756.42" calcext:value-type="float">
            <text:p>10,670,756.42</text:p>
          </table:table-cell>
          <table:table-cell office:value-type="string" calcext:value-type="string">
            <text:p>&amp;</text:p>
          </table:table-cell>
          <table:table-cell office:value-type="float" office:value="34869112.38" calcext:value-type="float">
            <text:p>34,869,112.38</text:p>
          </table:table-cell>
          <table:table-cell office:value-type="string" calcext:value-type="string">
            <text:p>&amp;</text:p>
          </table:table-cell>
          <table:table-cell office:value-type="float" office:value="54877398.54" calcext:value-type="float">
            <text:p>54,877,398.54</text:p>
          </table:table-cell>
          <table:table-cell office:value-type="string" calcext:value-type="string">
            <text:p>&amp;</text:p>
          </table:table-cell>
          <table:table-cell office:value-type="float" office:value="226.77" calcext:value-type="float">
            <text:p>226.77</text:p>
          </table:table-cell>
          <table:table-cell office:value-type="string" calcext:value-type="string">
            <text:p>&amp;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EBIT</text:p>
          </table:table-cell>
          <table:table-cell office:value-type="string" calcext:value-type="string">
            <text:p>&amp;</text:p>
          </table:table-cell>
          <table:table-cell office:value-type="float" office:value="2726228" calcext:value-type="float">
            <text:p>2,726,228.00</text:p>
          </table:table-cell>
          <table:table-cell office:value-type="string" calcext:value-type="string">
            <text:p>&amp;</text:p>
          </table:table-cell>
          <table:table-cell office:value-type="float" office:value="2604015.66" calcext:value-type="float">
            <text:p>2,604,015.66</text:p>
          </table:table-cell>
          <table:table-cell office:value-type="string" calcext:value-type="string">
            <text:p>&amp;</text:p>
          </table:table-cell>
          <table:table-cell office:value-type="float" office:value="9138701.35" calcext:value-type="float">
            <text:p>9,138,701.35</text:p>
          </table:table-cell>
          <table:table-cell office:value-type="string" calcext:value-type="string">
            <text:p>&amp;</text:p>
          </table:table-cell>
          <table:table-cell office:value-type="float" office:value="-4.48" calcext:value-type="float">
            <text:p>-4.48</text:p>
          </table:table-cell>
          <table:table-cell office:value-type="string" calcext:value-type="string">
            <text:p>&amp;</text:p>
          </table:table-cell>
          <table:table-cell office:value-type="float" office:value="250.95" calcext:value-type="float">
            <text:p>250.9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销售毛利率</text:p>
          </table:table-cell>
          <table:table-cell office:value-type="string" calcext:value-type="string">
            <text:p>&amp;</text:p>
          </table:table-cell>
          <table:table-cell office:value-type="float" office:value="41.14" calcext:value-type="float">
            <text:p>41.14</text:p>
          </table:table-cell>
          <table:table-cell office:value-type="string" calcext:value-type="string">
            <text:p>&amp;</text:p>
          </table:table-cell>
          <table:table-cell office:value-type="float" office:value="37.18" calcext:value-type="float">
            <text:p>37.18</text:p>
          </table:table-cell>
          <table:table-cell office:value-type="string" calcext:value-type="string">
            <text:p>&amp;</text:p>
          </table:table-cell>
          <table:table-cell office:value-type="float" office:value="35.66" calcext:value-type="float">
            <text:p>35.66</text:p>
          </table:table-cell>
          <table:table-cell office:value-type="string" calcext:value-type="string">
            <text:p>&amp;</text:p>
          </table:table-cell>
          <table:table-cell office:value-type="float" office:value="-9.61" calcext:value-type="float">
            <text:p>-9.61</text:p>
          </table:table-cell>
          <table:table-cell office:value-type="string" calcext:value-type="string">
            <text:p>&amp;</text:p>
          </table:table-cell>
          <table:table-cell office:value-type="float" office:value="-4.09" calcext:value-type="float">
            <text:p>-4.0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销售利润率</text:p>
          </table:table-cell>
          <table:table-cell office:value-type="string" calcext:value-type="string">
            <text:p>&amp;</text:p>
          </table:table-cell>
          <table:table-cell office:value-type="float" office:value="23.47" calcext:value-type="float">
            <text:p>23.47</text:p>
          </table:table-cell>
          <table:table-cell office:value-type="string" calcext:value-type="string">
            <text:p>&amp;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&amp;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&amp;</text:p>
          </table:table-cell>
          <table:table-cell office:value-type="float" office:value="-34.5" calcext:value-type="float">
            <text:p>-34.50</text:p>
          </table:table-cell>
          <table:table-cell office:value-type="string" calcext:value-type="string">
            <text:p>&amp;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成本费用利润率</text:p>
          </table:table-cell>
          <table:table-cell office:value-type="string" calcext:value-type="string">
            <text:p>&amp;</text:p>
          </table:table-cell>
          <table:table-cell office:value-type="float" office:value="47.55" calcext:value-type="float">
            <text:p>47.55</text:p>
          </table:table-cell>
          <table:table-cell office:value-type="string" calcext:value-type="string">
            <text:p>&amp;</text:p>
          </table:table-cell>
          <table:table-cell office:value-type="float" office:value="25.87" calcext:value-type="float">
            <text:p>25.87</text:p>
          </table:table-cell>
          <table:table-cell office:value-type="string" calcext:value-type="string">
            <text:p>&amp;</text:p>
          </table:table-cell>
          <table:table-cell office:value-type="float" office:value="25.7" calcext:value-type="float">
            <text:p>25.70</text:p>
          </table:table-cell>
          <table:table-cell office:value-type="string" calcext:value-type="string">
            <text:p>&amp;</text:p>
          </table:table-cell>
          <table:table-cell office:value-type="float" office:value="-45.59" calcext:value-type="float">
            <text:p>-45.59</text:p>
          </table:table-cell>
          <table:table-cell office:value-type="string" calcext:value-type="string">
            <text:p>&amp;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盈余现金保障倍数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&amp;</text:p>
          </table:table-cell>
          <table:table-cell office:value-type="float" office:value="-532.33" calcext:value-type="float">
            <text:p>-532.33</text:p>
          </table:table-cell>
          <table:table-cell office:value-type="string" calcext:value-type="string">
            <text:p>&amp;</text:p>
          </table:table-cell>
          <table:table-cell office:value-type="float" office:value="-17.6" calcext:value-type="float">
            <text:p>-17.6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&amp;</text:p>
          </table:table-cell>
          <table:table-cell office:value-type="float" office:value="-96.69" calcext:value-type="float">
            <text:p>-96.6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总资产报酬率</text:p>
          </table:table-cell>
          <table:table-cell office:value-type="string" calcext:value-type="string">
            <text:p>&amp;</text:p>
          </table:table-cell>
          <table:table-cell office:value-type="float" office:value="15.2" calcext:value-type="float">
            <text:p>15.20</text:p>
          </table:table-cell>
          <table:table-cell office:value-type="string" calcext:value-type="string">
            <text:p>&amp;</text:p>
          </table:table-cell>
          <table:table-cell office:value-type="float" office:value="9.03" calcext:value-type="float">
            <text:p>9.03</text:p>
          </table:table-cell>
          <table:table-cell office:value-type="string" calcext:value-type="string">
            <text:p>&amp;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&amp;</text:p>
          </table:table-cell>
          <table:table-cell office:value-type="float" office:value="-40.6" calcext:value-type="float">
            <text:p>-40.60</text:p>
          </table:table-cell>
          <table:table-cell office:value-type="string" calcext:value-type="string">
            <text:p>&amp;</text:p>
          </table:table-cell>
          <table:table-cell office:value-type="float" office:value="103.22" calcext:value-type="float">
            <text:p>103.2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总资产收益率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&amp;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&amp;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&amp;</text:p>
          </table:table-cell>
          <table:table-cell office:value-type="float" office:value="-42.67" calcext:value-type="float">
            <text:p>-42.67</text:p>
          </table:table-cell>
          <table:table-cell office:value-type="string" calcext:value-type="string">
            <text:p>&amp;</text:p>
          </table:table-cell>
          <table:table-cell office:value-type="float" office:value="117.01" calcext:value-type="float">
            <text:p>117.0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营业利润率</text:p>
          </table:table-cell>
          <table:table-cell office:value-type="string" calcext:value-type="string">
            <text:p>&amp;</text:p>
          </table:table-cell>
          <table:table-cell office:value-type="float" office:value="32.43" calcext:value-type="float">
            <text:p>32.43</text:p>
          </table:table-cell>
          <table:table-cell office:value-type="string" calcext:value-type="string">
            <text:p>&amp;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&amp;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&amp;</text:p>
          </table:table-cell>
          <table:table-cell office:value-type="float" office:value="-32.13" calcext:value-type="float">
            <text:p>-32.13</text:p>
          </table:table-cell>
          <table:table-cell office:value-type="string" calcext:value-type="string">
            <text:p>&amp;</text:p>
          </table:table-cell>
          <table:table-cell office:value-type="float" office:value="-7.18" calcext:value-type="float">
            <text:p>-7.1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税前总资产盈利力</text:p>
          </table:table-cell>
          <table:table-cell office:value-type="string" calcext:value-type="string">
            <text:p>&amp;</text:p>
          </table:table-cell>
          <table:table-cell office:value-type="float" office:value="15.2" calcext:value-type="float">
            <text:p>15.20</text:p>
          </table:table-cell>
          <table:table-cell office:value-type="string" calcext:value-type="string">
            <text:p>&amp;</text:p>
          </table:table-cell>
          <table:table-cell office:value-type="float" office:value="9.03" calcext:value-type="float">
            <text:p>9.03</text:p>
          </table:table-cell>
          <table:table-cell office:value-type="string" calcext:value-type="string">
            <text:p>&amp;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&amp;</text:p>
          </table:table-cell>
          <table:table-cell office:value-type="float" office:value="-40.6" calcext:value-type="float">
            <text:p>-40.60</text:p>
          </table:table-cell>
          <table:table-cell office:value-type="string" calcext:value-type="string">
            <text:p>&amp;</text:p>
          </table:table-cell>
          <table:table-cell office:value-type="float" office:value="103.22" calcext:value-type="float">
            <text:p>103.2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税后总资产盈利力</text:p>
          </table:table-cell>
          <table:table-cell office:value-type="string" calcext:value-type="string">
            <text:p>&amp;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&amp;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&amp;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&amp;</text:p>
          </table:table-cell>
          <table:table-cell office:value-type="float" office:value="-40.6" calcext:value-type="float">
            <text:p>-40.60</text:p>
          </table:table-cell>
          <table:table-cell office:value-type="string" calcext:value-type="string">
            <text:p>&amp;</text:p>
          </table:table-cell>
          <table:table-cell office:value-type="float" office:value="103.22" calcext:value-type="float">
            <text:p>103.2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 office:value-type="string" calcext:value-type="string">
            <text:p>权益资本利润率(ROE)</text:p>
          </table:table-cell>
          <table:table-cell office:value-type="string" calcext:value-type="string">
            <text:p>&amp;</text:p>
          </table:table-cell>
          <table:table-cell office:value-type="float" office:value="27.28" calcext:value-type="float">
            <text:p>27.28</text:p>
          </table:table-cell>
          <table:table-cell office:value-type="string" calcext:value-type="string">
            <text:p>&amp;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&amp;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&amp;</text:p>
          </table:table-cell>
          <table:table-cell office:value-type="float" office:value="-67.62" calcext:value-type="float">
            <text:p>-67.62</text:p>
          </table:table-cell>
          <table:table-cell office:value-type="string" calcext:value-type="string">
            <text:p>&amp;</text:p>
          </table:table-cell>
          <table:table-cell office:value-type="float" office:value="74.82" calcext:value-type="float">
            <text:p>74.8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 office:value-type="string" calcext:value-type="string">
            <text:p>税前投入资本利润率(ROIC)</text:p>
          </table:table-cell>
          <table:table-cell office:value-type="string" calcext:value-type="string">
            <text:p>&amp;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&amp;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&amp;</text:p>
          </table:table-cell>
          <table:table-cell office:value-type="float" office:value="16.65" calcext:value-type="float">
            <text:p>16.65</text:p>
          </table:table-cell>
          <table:table-cell office:value-type="string" calcext:value-type="string">
            <text:p>&amp;</text:p>
          </table:table-cell>
          <table:table-cell office:value-type="float" office:value="-70.77" calcext:value-type="float">
            <text:p>-70.77</text:p>
          </table:table-cell>
          <table:table-cell office:value-type="string" calcext:value-type="string">
            <text:p>&amp;</text:p>
          </table:table-cell>
          <table:table-cell office:value-type="float" office:value="122.99" calcext:value-type="float">
            <text:p>122.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 office:value-type="string" calcext:value-type="string">
            <text:p>税后投入资本利润率(ROIC)</text:p>
          </table:table-cell>
          <table:table-cell office:value-type="string" calcext:value-type="string">
            <text:p>&amp;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&amp;</text:p>
          </table:table-cell>
          <table:table-cell office:value-type="float" office:value="6.2" calcext:value-type="float">
            <text:p>6.20</text:p>
          </table:table-cell>
          <table:table-cell office:value-type="string" calcext:value-type="string">
            <text:p>&amp;</text:p>
          </table:table-cell>
          <table:table-cell office:value-type="float" office:value="13.82" calcext:value-type="float">
            <text:p>13.82</text:p>
          </table:table-cell>
          <table:table-cell office:value-type="string" calcext:value-type="string">
            <text:p>&amp;</text:p>
          </table:table-cell>
          <table:table-cell office:value-type="float" office:value="-70.77" calcext:value-type="float">
            <text:p>-70.77</text:p>
          </table:table-cell>
          <table:table-cell office:value-type="string" calcext:value-type="string">
            <text:p>&amp;</text:p>
          </table:table-cell>
          <table:table-cell office:value-type="float" office:value="122.99" calcext:value-type="float">
            <text:p>122.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流动比率</text:p>
          </table:table-cell>
          <table:table-cell office:value-type="string" calcext:value-type="string">
            <text:p>&amp;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&amp;</text:p>
          </table:table-cell>
          <table:table-cell office:value-type="float" office:value="5.5" calcext:value-type="float">
            <text:p>5.50</text:p>
          </table:table-cell>
          <table:table-cell office:value-type="string" calcext:value-type="string">
            <text:p>&amp;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&amp;</text:p>
          </table:table-cell>
          <table:table-cell office:value-type="float" office:value="267.71" calcext:value-type="float">
            <text:p>267.71</text:p>
          </table:table-cell>
          <table:table-cell office:value-type="string" calcext:value-type="string">
            <text:p>&amp;</text:p>
          </table:table-cell>
          <table:table-cell office:value-type="float" office:value="45.62" calcext:value-type="float">
            <text:p>45.6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速动比率</text:p>
          </table:table-cell>
          <table:table-cell office:value-type="string" calcext:value-type="string">
            <text:p>&amp;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&amp;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&amp;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&amp;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&amp;</text:p>
          </table:table-cell>
          <table:table-cell office:value-type="float" office:value="23.6" calcext:value-type="float">
            <text:p>23.6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现金流动负债比率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&amp;</text:p>
          </table:table-cell>
          <table:table-cell office:value-type="float" office:value="-167.67" calcext:value-type="float">
            <text:p>-167.67</text:p>
          </table:table-cell>
          <table:table-cell office:value-type="string" calcext:value-type="string">
            <text:p>&amp;</text:p>
          </table:table-cell>
          <table:table-cell office:value-type="float" office:value="-22.03" calcext:value-type="float">
            <text:p>-22.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&amp;</text:p>
          </table:table-cell>
          <table:table-cell office:value-type="float" office:value="-86.86" calcext:value-type="float">
            <text:p>-86.86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已获利息倍数</text:p>
          </table:table-cell>
          <table:table-cell office:value-type="string" calcext:value-type="string">
            <text:p>&amp;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&amp;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&amp;</text:p>
          </table:table-cell>
          <table:table-cell office:value-type="float" office:value="187.54" calcext:value-type="float">
            <text:p>187.54</text:p>
          </table:table-cell>
          <table:table-cell office:value-type="string" calcext:value-type="string">
            <text:p>&amp;</text:p>
          </table:table-cell>
          <table:table-cell office:value-type="float" office:value="-25.01" calcext:value-type="float">
            <text:p>-25.01</text:p>
          </table:table-cell>
          <table:table-cell office:value-type="string" calcext:value-type="string">
            <text:p>&amp;</text:p>
          </table:table-cell>
          <table:table-cell office:value-type="float" office:value="1099.37" calcext:value-type="float">
            <text:p>1,099.3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营运资本需求量比率</text:p>
          </table:table-cell>
          <table:table-cell office:value-type="string" calcext:value-type="string">
            <text:p>&amp;</text:p>
          </table:table-cell>
          <table:table-cell office:value-type="float" office:value="29.53" calcext:value-type="float">
            <text:p>29.53</text:p>
          </table:table-cell>
          <table:table-cell office:value-type="string" calcext:value-type="string">
            <text:p>&amp;</text:p>
          </table:table-cell>
          <table:table-cell office:value-type="float" office:value="65.37" calcext:value-type="float">
            <text:p>65.37</text:p>
          </table:table-cell>
          <table:table-cell office:value-type="string" calcext:value-type="string">
            <text:p>&amp;</text:p>
          </table:table-cell>
          <table:table-cell office:value-type="float" office:value="63.74" calcext:value-type="float">
            <text:p>63.74</text:p>
          </table:table-cell>
          <table:table-cell office:value-type="string" calcext:value-type="string">
            <text:p>&amp;</text:p>
          </table:table-cell>
          <table:table-cell office:value-type="float" office:value="121.34" calcext:value-type="float">
            <text:p>121.34</text:p>
          </table:table-cell>
          <table:table-cell office:value-type="string" calcext:value-type="string">
            <text:p>&amp;</text:p>
          </table:table-cell>
          <table:table-cell office:value-type="float" office:value="-2.49" calcext:value-type="float">
            <text:p>-2.4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总资产负债率</text:p>
          </table:table-cell>
          <table:table-cell office:value-type="string" calcext:value-type="string">
            <text:p>&amp;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&amp;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&amp;</text:p>
          </table:table-cell>
          <table:table-cell office:value-type="float" office:value="-52.12" calcext:value-type="float">
            <text:p>-52.12</text:p>
          </table:table-cell>
          <table:table-cell office:value-type="string" calcext:value-type="string">
            <text:p>&amp;</text:p>
          </table:table-cell>
          <table:table-cell office:value-type="float" office:value="-60.55" calcext:value-type="float">
            <text:p>-60.5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权益资产比</text:p>
          </table:table-cell>
          <table:table-cell office:value-type="string" calcext:value-type="string">
            <text:p>&amp;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&amp;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&amp;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&amp;</text:p>
          </table:table-cell>
          <table:table-cell office:value-type="float" office:value="77.06" calcext:value-type="float">
            <text:p>77.06</text:p>
          </table:table-cell>
          <table:table-cell office:value-type="string" calcext:value-type="string">
            <text:p>&amp;</text:p>
          </table:table-cell>
          <table:table-cell office:value-type="float" office:value="24.13" calcext:value-type="float">
            <text:p>24.1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权益乘数</text:p>
          </table:table-cell>
          <table:table-cell office:value-type="string" calcext:value-type="string">
            <text:p>&amp;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&amp;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&amp;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&amp;</text:p>
          </table:table-cell>
          <table:table-cell office:value-type="float" office:value="-43.52" calcext:value-type="float">
            <text:p>-43.52</text:p>
          </table:table-cell>
          <table:table-cell office:value-type="string" calcext:value-type="string">
            <text:p>&amp;</text:p>
          </table:table-cell>
          <table:table-cell office:value-type="float" office:value="-19.44" calcext:value-type="float">
            <text:p>-19.4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 office:value-type="string" calcext:value-type="string">
            <text:p>基于EBIT的利息保障倍数</text:p>
          </table:table-cell>
          <table:table-cell office:value-type="string" calcext:value-type="string">
            <text:p>&amp;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&amp;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&amp;</text:p>
          </table:table-cell>
          <table:table-cell office:value-type="float" office:value="187.54" calcext:value-type="float">
            <text:p>187.54</text:p>
          </table:table-cell>
          <table:table-cell office:value-type="string" calcext:value-type="string">
            <text:p>&amp;</text:p>
          </table:table-cell>
          <table:table-cell office:value-type="float" office:value="-25.01" calcext:value-type="float">
            <text:p>-25.01</text:p>
          </table:table-cell>
          <table:table-cell office:value-type="string" calcext:value-type="string">
            <text:p>&amp;</text:p>
          </table:table-cell>
          <table:table-cell office:value-type="float" office:value="1099.37" calcext:value-type="float">
            <text:p>1,099.3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总资产周转次数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&amp;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&amp;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&amp;</text:p>
          </table:table-cell>
          <table:table-cell office:value-type="float" office:value="-12.48" calcext:value-type="float">
            <text:p>-12.48</text:p>
          </table:table-cell>
          <table:table-cell office:value-type="string" calcext:value-type="string">
            <text:p>&amp;</text:p>
          </table:table-cell>
          <table:table-cell office:value-type="float" office:value="118.93" calcext:value-type="float">
            <text:p>118.9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固定资产周转次数</text:p>
          </table:table-cell>
          <table:table-cell office:value-type="string" calcext:value-type="string">
            <text:p>&amp;</text:p>
          </table:table-cell>
          <table:table-cell office:value-type="float" office:value="4.4" calcext:value-type="float">
            <text:p>4.40</text:p>
          </table:table-cell>
          <table:table-cell office:value-type="string" calcext:value-type="string">
            <text:p>&amp;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&amp;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&amp;</text:p>
          </table:table-cell>
          <table:table-cell office:value-type="float" office:value="-32.07" calcext:value-type="float">
            <text:p>-32.07</text:p>
          </table:table-cell>
          <table:table-cell office:value-type="string" calcext:value-type="string">
            <text:p>&amp;</text:p>
          </table:table-cell>
          <table:table-cell office:value-type="float" office:value="125.11" calcext:value-type="float">
            <text:p>125.1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4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4" table:number-rows-repeated="3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4">
          <table:table-cell table:number-columns-repeated="13"/>
        </table:table-row>
        <table:table-row table:style-name="ro5">
          <table:table-cell table:number-columns-repeated="13"/>
        </table:table-row>
        <table:table-row table:style-name="ro4">
          <table:table-cell table:number-columns-repeated="13"/>
        </table:table-row>
        <table:table-row table:style-name="ro6">
          <table:table-cell table:number-columns-repeated="13"/>
        </table:table-row>
        <table:table-row table:style-name="ro4" table:number-rows-repeated="2">
          <table:table-cell table:number-columns-repeated="13"/>
        </table:table-row>
        <table:table-row table:style-name="ro5">
          <table:table-cell table:number-columns-repeated="13"/>
        </table:table-row>
        <table:table-row table:style-name="ro4" table:number-rows-repeated="4">
          <table:table-cell table:number-columns-repeated="13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number-columns-repeated="13"/>
        </table:table-row>
        <table:table-row table:style-name="ro5">
          <table:table-cell table:number-columns-repeated="13"/>
        </table:table-row>
        <table:table-row table:style-name="ro1" table:number-rows-repeated="1048510">
          <table:table-cell table:number-columns-repeated="13"/>
        </table:table-row>
        <table:table-row table:style-name="ro8" table:number-rows-repeated="9">
          <table:table-cell table:number-columns-repeated="13"/>
        </table:table-row>
        <table:table-row table:style-name="ro8"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一、主营业务收入</text:p>
          </table:table-cell>
          <table:table-cell office:value-type="float" office:value="8406216.3" calcext:value-type="float">
            <text:p>8406216.3</text:p>
          </table:table-cell>
          <table:table-cell office:value-type="float" office:value="11831083.55" calcext:value-type="float">
            <text:p>11831083.55</text:p>
          </table:table-cell>
          <table:table-cell office:value-type="float" office:value="44731367.24" calcext:value-type="float">
            <text:p>44731367.24</text:p>
          </table:table-cell>
          <table:table-cell office:value-type="float" office:value="3424867.25" calcext:value-type="float">
            <text:p>3424867.25</text:p>
          </table:table-cell>
          <table:table-cell office:value-type="float" office:value="40.74" calcext:value-type="float">
            <text:p>40.74</text:p>
          </table:table-cell>
          <table:table-cell office:value-type="float" office:value="32900283.69" calcext:value-type="float">
            <text:p>32900283.69</text:p>
          </table:table-cell>
          <table:table-cell office:value-type="float" office:value="278.08" calcext:value-type="float">
            <text:p>278.08</text:p>
          </table:table-cell>
        </table:table-row>
        <table:table-row table:style-name="ro1">
          <table:table-cell office:value-type="string" calcext:value-type="string">
            <text:p><text:s text:c="6"/>减：主营业务成本</text:p>
          </table:table-cell>
          <table:table-cell office:value-type="float" office:value="4821379.67" calcext:value-type="float">
            <text:p>4821379.67</text:p>
          </table:table-cell>
          <table:table-cell office:value-type="float" office:value="7286658.64" calcext:value-type="float">
            <text:p>7286658.64</text:p>
          </table:table-cell>
          <table:table-cell office:value-type="float" office:value="28757055.8" calcext:value-type="float">
            <text:p>28757055.8</text:p>
          </table:table-cell>
          <table:table-cell office:value-type="float" office:value="2465278.97" calcext:value-type="float">
            <text:p>2465278.97</text:p>
          </table:table-cell>
          <table:table-cell office:value-type="float" office:value="51.13" calcext:value-type="float">
            <text:p>51.13</text:p>
          </table:table-cell>
          <table:table-cell office:value-type="float" office:value="21470397.16" calcext:value-type="float">
            <text:p>21470397.16</text:p>
          </table:table-cell>
          <table:table-cell office:value-type="float" office:value="294.65" calcext:value-type="float">
            <text:p>294.65</text:p>
          </table:table-cell>
        </table:table-row>
        <table:table-row table:style-name="ro1">
          <table:table-cell office:value-type="string" calcext:value-type="string">
            <text:p><text:s text:c="10"/>主营业务税金及附加</text:p>
          </table:table-cell>
          <table:table-cell office:value-type="float" office:value="126870.75" calcext:value-type="float">
            <text:p>126870.75</text:p>
          </table:table-cell>
          <table:table-cell office:value-type="float" office:value="145268.2" calcext:value-type="float">
            <text:p>145268.2</text:p>
          </table:table-cell>
          <table:table-cell office:value-type="float" office:value="22683.58" calcext:value-type="float">
            <text:p>22683.58</text:p>
          </table:table-cell>
          <table:table-cell office:value-type="float" office:value="18397.45" calcext:value-type="float">
            <text:p>18397.45</text:p>
          </table:table-cell>
          <table:table-cell office:value-type="float" office:value="14.5" calcext:value-type="float">
            <text:p>14.5</text:p>
          </table:table-cell>
          <table:table-cell office:value-type="float" office:value="-122584.62" calcext:value-type="float">
            <text:p>-122584.62</text:p>
          </table:table-cell>
          <table:table-cell office:value-type="float" office:value="-84.39" calcext:value-type="float">
            <text:p>-84.39</text:p>
          </table:table-cell>
        </table:table-row>
        <table:table-row table:style-name="ro1">
          <table:table-cell office:value-type="string" calcext:value-type="string">
            <text:p>二、主营业务利润（亏损以“－”号填列）</text:p>
          </table:table-cell>
          <table:table-cell office:value-type="float" office:value="3457965.88" calcext:value-type="float">
            <text:p>3457965.88</text:p>
          </table:table-cell>
          <table:table-cell office:value-type="float" office:value="4399156.71" calcext:value-type="float">
            <text:p>4399156.71</text:p>
          </table:table-cell>
          <table:table-cell office:value-type="float" office:value="15951627.86" calcext:value-type="float">
            <text:p>15951627.86</text:p>
          </table:table-cell>
          <table:table-cell office:value-type="float" office:value="941190.83" calcext:value-type="float">
            <text:p>941190.83</text:p>
          </table:table-cell>
          <table:table-cell office:value-type="float" office:value="27.22" calcext:value-type="float">
            <text:p>27.22</text:p>
          </table:table-cell>
          <table:table-cell office:value-type="float" office:value="11552471.15" calcext:value-type="float">
            <text:p>11552471.15</text:p>
          </table:table-cell>
          <table:table-cell office:value-type="float" office:value="262.61" calcext:value-type="float">
            <text:p>262.61</text:p>
          </table:table-cell>
        </table:table-row>
        <table:table-row table:style-name="ro1">
          <table:table-cell office:value-type="string" calcext:value-type="string">
            <text:p><text:s text:c="14"/>加：其他业务利润（亏损以“－”号填列）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6"/>减：营业费用 </text:p>
          </table:table-cell>
          <table:table-cell office:value-type="float" office:value="341897.59" calcext:value-type="float">
            <text:p>341897.59</text:p>
          </table:table-cell>
          <table:table-cell office:value-type="float" office:value="403335.26" calcext:value-type="float">
            <text:p>403335.26</text:p>
          </table:table-cell>
          <table:table-cell office:value-type="float" office:value="3775876.13" calcext:value-type="float">
            <text:p>3775876.13</text:p>
          </table:table-cell>
          <table:table-cell office:value-type="float" office:value="61437.67" calcext:value-type="float">
            <text:p>61437.67</text:p>
          </table:table-cell>
          <table:table-cell office:value-type="float" office:value="17.97" calcext:value-type="float">
            <text:p>17.97</text:p>
          </table:table-cell>
          <table:table-cell office:value-type="float" office:value="3372540.87" calcext:value-type="float">
            <text:p>3372540.87</text:p>
          </table:table-cell>
          <table:table-cell office:value-type="float" office:value="836.16" calcext:value-type="float">
            <text:p>836.16</text:p>
          </table:table-cell>
        </table:table-row>
        <table:table-row table:style-name="ro1">
          <table:table-cell office:value-type="string" calcext:value-type="string">
            <text:p><text:s text:c="10"/>管理费用</text:p>
          </table:table-cell>
          <table:table-cell office:value-type="float" office:value="317245.7" calcext:value-type="float">
            <text:p>317245.7</text:p>
          </table:table-cell>
          <table:table-cell office:value-type="float" office:value="1427563.5" calcext:value-type="float">
            <text:p>1427563.5</text:p>
          </table:table-cell>
          <table:table-cell office:value-type="float" office:value="2986632.69" calcext:value-type="float">
            <text:p>2986632.69</text:p>
          </table:table-cell>
          <table:table-cell office:value-type="float" office:value="1110317.8" calcext:value-type="float">
            <text:p>1110317.8</text:p>
          </table:table-cell>
          <table:table-cell office:value-type="float" office:value="349.99" calcext:value-type="float">
            <text:p>349.99</text:p>
          </table:table-cell>
          <table:table-cell office:value-type="float" office:value="1559069.19" calcext:value-type="float">
            <text:p>1559069.19</text:p>
          </table:table-cell>
          <table:table-cell office:value-type="float" office:value="109.21" calcext:value-type="float">
            <text:p>109.21</text:p>
          </table:table-cell>
        </table:table-row>
        <table:table-row table:style-name="ro1">
          <table:table-cell office:value-type="string" calcext:value-type="string">
            <text:p><text:s text:c="10"/>财务费用</text:p>
          </table:table-cell>
          <table:table-cell office:value-type="float" office:value="130740.57" calcext:value-type="float">
            <text:p>130740.57</text:p>
          </table:table-cell>
          <table:table-cell office:value-type="float" office:value="166534.83" calcext:value-type="float">
            <text:p>166534.83</text:p>
          </table:table-cell>
          <table:table-cell office:value-type="float" office:value="48729.65" calcext:value-type="float">
            <text:p>48729.65</text:p>
          </table:table-cell>
          <table:table-cell office:value-type="float" office:value="35794.26" calcext:value-type="float">
            <text:p>35794.26</text:p>
          </table:table-cell>
          <table:table-cell office:value-type="float" office:value="27.38" calcext:value-type="float">
            <text:p>27.38</text:p>
          </table:table-cell>
          <table:table-cell office:value-type="float" office:value="-117805.18" calcext:value-type="float">
            <text:p>-117805.18</text:p>
          </table:table-cell>
          <table:table-cell office:value-type="float" office:value="-70.74" calcext:value-type="float">
            <text:p>-70.74</text:p>
          </table:table-cell>
        </table:table-row>
        <table:table-row table:style-name="ro1">
          <table:table-cell office:value-type="string" calcext:value-type="string">
            <text:p>三、营业利润（亏损以“－”号填列）</text:p>
          </table:table-cell>
          <table:table-cell office:value-type="float" office:value="2668082.02" calcext:value-type="float">
            <text:p>2668082.02</text:p>
          </table:table-cell>
          <table:table-cell office:value-type="float" office:value="2401723.12" calcext:value-type="float">
            <text:p>2401723.12</text:p>
          </table:table-cell>
          <table:table-cell office:value-type="float" office:value="9140389.39" calcext:value-type="float">
            <text:p>9140389.39</text:p>
          </table:table-cell>
          <table:table-cell office:value-type="float" office:value="-266358.9" calcext:value-type="float">
            <text:p>-266358.9</text:p>
          </table:table-cell>
          <table:table-cell office:value-type="float" office:value="-9.98" calcext:value-type="float">
            <text:p>-9.98</text:p>
          </table:table-cell>
          <table:table-cell office:value-type="float" office:value="6738666.27" calcext:value-type="float">
            <text:p>6738666.27</text:p>
          </table:table-cell>
          <table:table-cell office:value-type="float" office:value="280.58" calcext:value-type="float">
            <text:p>280.58</text:p>
          </table:table-cell>
        </table:table-row>
        <table:table-row table:style-name="ro1">
          <table:table-cell office:value-type="string" calcext:value-type="string">
            <text:p><text:s text:c="5"/>加：投资收益（损失以“－”号填列）</text:p>
          </table:table-cell>
          <table:table-cell office:value-type="float" office:value="-72581.66" calcext:value-type="float">
            <text:p>-72581.66</text:p>
          </table:table-cell>
          <table:table-cell office:value-type="float" office:value="35757.71" calcext:value-type="float">
            <text:p>35757.71</text:p>
          </table:table-cell>
          <table:table-cell office:value-type="float" office:value="-150418.33" calcext:value-type="float">
            <text:p>-150418.33</text:p>
          </table:table-cell>
          <table:table-cell office:value-type="float" office:value="108339.37" calcext:value-type="float">
            <text:p>108339.37</text:p>
          </table:table-cell>
          <table:table-cell office:value-type="float" office:value="-149.27" calcext:value-type="float">
            <text:p>-149.27</text:p>
          </table:table-cell>
          <table:table-cell office:value-type="float" office:value="-186176.04" calcext:value-type="float">
            <text:p>-186176.04</text:p>
          </table:table-cell>
          <table:table-cell office:value-type="float" office:value="-520.66" calcext:value-type="float">
            <text:p>-520.66</text:p>
          </table:table-cell>
        </table:table-row>
        <table:table-row table:style-name="ro1">
          <table:table-cell office:value-type="string" calcext:value-type="string">
            <text:p><text:s text:c="9"/>补贴收入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9"/>营业外收入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00000.64" calcext:value-type="float">
            <text:p>100000.64</text:p>
          </table:table-cell>
          <table:table-cell office:value-type="float" office:value="-0.48" calcext:value-type="float">
            <text:p>-0.48</text:p>
          </table:table-cell>
          <table:table-cell office:value-type="float" office:value="-100" calcext:value-type="float">
            <text:p>-100</text:p>
          </table:table-cell>
          <table:table-cell office:value-type="float" office:value="100000.64" calcext:value-type="float">
            <text:p>100000.64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5"/>减：营业外支出 <text:s text:c="3"/></text:p>
          </table:table-cell>
          <table:table-cell office:value-type="float" office:value="13.41" calcext:value-type="float">
            <text:p>13.41</text:p>
          </table:table-cell>
          <table:table-cell table:number-columns-repeated="2"/>
          <table:table-cell office:value-type="float" office:value="-13.41" calcext:value-type="float">
            <text:p>-13.41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四、利润总额（亏损以“－”号填列）</text:p>
          </table:table-cell>
          <table:table-cell office:value-type="float" office:value="2595487.43" calcext:value-type="float">
            <text:p>2595487.43</text:p>
          </table:table-cell>
          <table:table-cell office:value-type="float" office:value="2437480.83" calcext:value-type="float">
            <text:p>2437480.83</text:p>
          </table:table-cell>
          <table:table-cell office:value-type="float" office:value="9089971.7" calcext:value-type="float">
            <text:p>9089971.7</text:p>
          </table:table-cell>
          <table:table-cell office:value-type="float" office:value="-158006.6" calcext:value-type="float">
            <text:p>-158006.6</text:p>
          </table:table-cell>
          <table:table-cell office:value-type="float" office:value="-6.09" calcext:value-type="float">
            <text:p>-6.09</text:p>
          </table:table-cell>
          <table:table-cell office:value-type="float" office:value="6652490.87" calcext:value-type="float">
            <text:p>6652490.87</text:p>
          </table:table-cell>
          <table:table-cell office:value-type="float" office:value="272.92" calcext:value-type="float">
            <text:p>272.92</text:p>
          </table:table-cell>
        </table:table-row>
        <table:table-row table:style-name="ro1">
          <table:table-cell office:value-type="string" calcext:value-type="string">
            <text:p><text:s text:c="6"/>减：所得税</text:p>
          </table:table-cell>
          <table:table-cell office:value-type="float" office:value="622191.16" calcext:value-type="float">
            <text:p>622191.16</text:p>
          </table:table-cell>
          <table:table-cell office:value-type="float" office:value="618309.64" calcext:value-type="float">
            <text:p>618309.64</text:p>
          </table:table-cell>
          <table:table-cell office:value-type="float" office:value="2272492.93" calcext:value-type="float">
            <text:p>2272492.93</text:p>
          </table:table-cell>
          <table:table-cell office:value-type="float" office:value="-3881.52" calcext:value-type="float">
            <text:p>-3881.52</text:p>
          </table:table-cell>
          <table:table-cell office:value-type="float" office:value="-0.62" calcext:value-type="float">
            <text:p>-0.62</text:p>
          </table:table-cell>
          <table:table-cell office:value-type="float" office:value="1654183.29" calcext:value-type="float">
            <text:p>1654183.29</text:p>
          </table:table-cell>
          <table:table-cell office:value-type="float" office:value="267.53" calcext:value-type="float">
            <text:p>267.53</text:p>
          </table:table-cell>
        </table:table-row>
        <table:table-row table:style-name="ro1">
          <table:table-cell office:value-type="string" calcext:value-type="string">
            <text:p><text:s text:c="10"/>少数股东权益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五、净利润（亏损以“－”号填列）</text:p>
          </table:table-cell>
          <table:table-cell office:value-type="float" office:value="1973296.27" calcext:value-type="float">
            <text:p>1973296.27</text:p>
          </table:table-cell>
          <table:table-cell office:value-type="float" office:value="1819171.19" calcext:value-type="float">
            <text:p>1819171.19</text:p>
          </table:table-cell>
          <table:table-cell office:value-type="float" office:value="6817478.77" calcext:value-type="float">
            <text:p>6817478.77</text:p>
          </table:table-cell>
          <table:table-cell office:value-type="float" office:value="-154125.08" calcext:value-type="float">
            <text:p>-154125.08</text:p>
          </table:table-cell>
          <table:table-cell office:value-type="float" office:value="-7.81" calcext:value-type="float">
            <text:p>-7.81</text:p>
          </table:table-cell>
          <table:table-cell office:value-type="float" office:value="4998307.58" calcext:value-type="float">
            <text:p>4998307.58</text:p>
          </table:table-cell>
          <table:table-cell office:value-type="float" office:value="274.76" calcext:value-type="float">
            <text:p>274.76</text:p>
          </table:table-cell>
        </table:table-row>
        <table:table-row table:style-name="ro1">
          <table:table-cell office:value-type="string" calcext:value-type="string">
            <text:p><text:s text:c="5"/>加：年初未分配利润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011051.78" calcext:value-type="float">
            <text:p>2011051.78</text:p>
          </table:table-cell>
          <table:table-cell office:value-type="float" office:value="697211.69" calcext:value-type="float">
            <text:p>697211.69</text:p>
          </table:table-cell>
          <table:table-cell office:value-type="float" office:value="1973296.27" calcext:value-type="float">
            <text:p>1973296.27</text:p>
          </table:table-cell>
          <table:table-cell office:value-type="float" office:value="5226.51" calcext:value-type="float">
            <text:p>5226.51</text:p>
          </table:table-cell>
          <table:table-cell office:value-type="float" office:value="-1313840.09" calcext:value-type="float">
            <text:p>-1313840.09</text:p>
          </table:table-cell>
          <table:table-cell office:value-type="float" office:value="-65.33" calcext:value-type="float">
            <text:p>-65.33</text:p>
          </table:table-cell>
        </table:table-row>
        <table:table-row table:style-name="ro1">
          <table:table-cell office:value-type="string" calcext:value-type="string">
            <text:p><text:s text:c="8"/>其他转入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六、可供分配的利润</text:p>
          </table:table-cell>
          <table:table-cell office:value-type="float" office:value="2011051.78" calcext:value-type="float">
            <text:p>2011051.78</text:p>
          </table:table-cell>
          <table:table-cell office:value-type="float" office:value="3830222.97" calcext:value-type="float">
            <text:p>3830222.97</text:p>
          </table:table-cell>
          <table:table-cell office:value-type="float" office:value="7393620.51" calcext:value-type="float">
            <text:p>7393620.51</text:p>
          </table:table-cell>
          <table:table-cell office:value-type="float" office:value="1819171.19" calcext:value-type="float">
            <text:p>1819171.19</text:p>
          </table:table-cell>
          <table:table-cell office:value-type="float" office:value="90.46" calcext:value-type="float">
            <text:p>90.46</text:p>
          </table:table-cell>
          <table:table-cell office:value-type="float" office:value="3563397.54" calcext:value-type="float">
            <text:p>3563397.54</text:p>
          </table:table-cell>
          <table:table-cell office:value-type="float" office:value="93.03" calcext:value-type="float">
            <text:p>93.03</text:p>
          </table:table-cell>
        </table:table-row>
        <table:table-row table:style-name="ro1">
          <table:table-cell office:value-type="string" calcext:value-type="string">
            <text:p><text:s text:c="5"/>减：提取法定盈余公积</text:p>
          </table:table-cell>
          <table:table-cell/>
          <table:table-cell office:value-type="float" office:value="77467.97" calcext:value-type="float">
            <text:p>77467.97</text:p>
          </table:table-cell>
          <table:table-cell office:value-type="float" office:value="681747.88" calcext:value-type="float">
            <text:p>681747.88</text:p>
          </table:table-cell>
          <table:table-cell office:value-type="float" office:value="77467.97" calcext:value-type="float">
            <text:p>77467.97</text:p>
          </table:table-cell>
          <table:table-cell office:value-type="string" calcext:value-type="string">
            <text:p>#DIV/0!</text:p>
          </table:table-cell>
          <table:table-cell office:value-type="float" office:value="604279.91" calcext:value-type="float">
            <text:p>604279.91</text:p>
          </table:table-cell>
          <table:table-cell office:value-type="float" office:value="780.04" calcext:value-type="float">
            <text:p>780.04</text:p>
          </table:table-cell>
        </table:table-row>
        <table:table-row table:style-name="ro1">
          <table:table-cell office:value-type="string" calcext:value-type="string">
            <text:p><text:s text:c="9"/>提取法定公益金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9"/>提取职工奖励及福利基金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9"/>提取储备基金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9"/>提取企业发展基金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9"/>利润归还投资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七、可供投资者分配的利润</text:p>
          </table:table-cell>
          <table:table-cell office:value-type="float" office:value="2011051.78" calcext:value-type="float">
            <text:p>2011051.78</text:p>
          </table:table-cell>
          <table:table-cell office:value-type="float" office:value="3752755" calcext:value-type="float">
            <text:p>3752755</text:p>
          </table:table-cell>
          <table:table-cell office:value-type="float" office:value="6711872.63" calcext:value-type="float">
            <text:p>6711872.63</text:p>
          </table:table-cell>
          <table:table-cell office:value-type="float" office:value="1741703.22" calcext:value-type="float">
            <text:p>1741703.22</text:p>
          </table:table-cell>
          <table:table-cell office:value-type="float" office:value="86.61" calcext:value-type="float">
            <text:p>86.61</text:p>
          </table:table-cell>
          <table:table-cell office:value-type="float" office:value="2959117.63" calcext:value-type="float">
            <text:p>2959117.63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string" calcext:value-type="string">
            <text:p><text:s text:c="5"/>减：应付优先股股利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9"/>提取任意盈余公积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9"/>应付普通股股利</text:p>
          </table:table-cell>
          <table:table-cell table:number-columns-repeated="2"/>
          <table:table-cell office:value-type="float" office:value="6653275" calcext:value-type="float">
            <text:p>6653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653275" calcext:value-type="float">
            <text:p>665327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9"/>转作资本（或股本）的普通股股利</text:p>
          </table:table-cell>
          <table:table-cell/>
          <table:table-cell office:value-type="float" office:value="3055543.31" calcext:value-type="float">
            <text:p>3055543.31</text:p>
          </table:table-cell>
          <table:table-cell/>
          <table:table-cell office:value-type="float" office:value="3055543.31" calcext:value-type="float">
            <text:p>3055543.31</text:p>
          </table:table-cell>
          <table:table-cell office:value-type="string" calcext:value-type="string">
            <text:p>#DIV/0!</text:p>
          </table:table-cell>
          <table:table-cell office:value-type="float" office:value="-3055543.31" calcext:value-type="float">
            <text:p>-3055543.3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八、未分配利润</text:p>
          </table:table-cell>
          <table:table-cell office:value-type="float" office:value="2011051.78" calcext:value-type="float">
            <text:p>2011051.78</text:p>
          </table:table-cell>
          <table:table-cell office:value-type="float" office:value="697211.69" calcext:value-type="float">
            <text:p>697211.69</text:p>
          </table:table-cell>
          <table:table-cell office:value-type="float" office:value="58597.63" calcext:value-type="float">
            <text:p>58597.63</text:p>
          </table:table-cell>
          <table:table-cell office:value-type="float" office:value="-1313840.09" calcext:value-type="float">
            <text:p>-1313840.09</text:p>
          </table:table-cell>
          <table:table-cell office:value-type="float" office:value="-65.33" calcext:value-type="float">
            <text:p>-65.33</text:p>
          </table:table-cell>
          <table:table-cell office:value-type="float" office:value="-638614.06" calcext:value-type="float">
            <text:p>-638614.06</text:p>
          </table:table-cell>
          <table:table-cell office:value-type="float" office:value="-91.6" calcext:value-type="float">
            <text:p>-91.6</text:p>
          </table:table-cell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8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\qquad\quad</text:p>
          </table:table-cell>
          <table:table-cell office:value-type="string" calcext:value-type="string">
            <text:p>一、主营业务收入</text:p>
          </table:table-cell>
          <table:table-cell office:value-type="string" calcext:value-type="string">
            <text:p>&amp;</text:p>
          </table:table-cell>
          <table:table-cell office:value-type="float" office:value="8406216.3" calcext:value-type="float">
            <text:p>8406216.3</text:p>
          </table:table-cell>
          <table:table-cell office:value-type="string" calcext:value-type="string">
            <text:p>&amp;</text:p>
          </table:table-cell>
          <table:table-cell office:value-type="float" office:value="11831083.55" calcext:value-type="float">
            <text:p>11831083.55</text:p>
          </table:table-cell>
          <table:table-cell office:value-type="string" calcext:value-type="string">
            <text:p>&amp;</text:p>
          </table:table-cell>
          <table:table-cell office:value-type="float" office:value="44731367.24" calcext:value-type="float">
            <text:p>44731367.24</text:p>
          </table:table-cell>
          <table:table-cell office:value-type="string" calcext:value-type="string">
            <text:p>&amp;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&amp;</text:p>
          </table:table-cell>
          <table:table-cell office:value-type="float" office:value="278.08" calcext:value-type="float">
            <text:p>278.0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6"/>减：主营业务成本</text:p>
          </table:table-cell>
          <table:table-cell office:value-type="string" calcext:value-type="string">
            <text:p>&amp;</text:p>
          </table:table-cell>
          <table:table-cell office:value-type="float" office:value="4821379.67" calcext:value-type="float">
            <text:p>4821379.67</text:p>
          </table:table-cell>
          <table:table-cell office:value-type="string" calcext:value-type="string">
            <text:p>&amp;</text:p>
          </table:table-cell>
          <table:table-cell office:value-type="float" office:value="7286658.64" calcext:value-type="float">
            <text:p>7286658.64</text:p>
          </table:table-cell>
          <table:table-cell office:value-type="string" calcext:value-type="string">
            <text:p>&amp;</text:p>
          </table:table-cell>
          <table:table-cell office:value-type="float" office:value="28757055.8" calcext:value-type="float">
            <text:p>28757055.8</text:p>
          </table:table-cell>
          <table:table-cell office:value-type="string" calcext:value-type="string">
            <text:p>&amp;</text:p>
          </table:table-cell>
          <table:table-cell office:value-type="float" office:value="51.13" calcext:value-type="float">
            <text:p>51.13</text:p>
          </table:table-cell>
          <table:table-cell office:value-type="string" calcext:value-type="string">
            <text:p>&amp;</text:p>
          </table:table-cell>
          <table:table-cell office:value-type="float" office:value="294.65" calcext:value-type="float">
            <text:p>294.6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10"/>主营业务税金及附加</text:p>
          </table:table-cell>
          <table:table-cell office:value-type="string" calcext:value-type="string">
            <text:p>&amp;</text:p>
          </table:table-cell>
          <table:table-cell office:value-type="float" office:value="126870.75" calcext:value-type="float">
            <text:p>126870.75</text:p>
          </table:table-cell>
          <table:table-cell office:value-type="string" calcext:value-type="string">
            <text:p>&amp;</text:p>
          </table:table-cell>
          <table:table-cell office:value-type="float" office:value="145268.2" calcext:value-type="float">
            <text:p>145268.2</text:p>
          </table:table-cell>
          <table:table-cell office:value-type="string" calcext:value-type="string">
            <text:p>&amp;</text:p>
          </table:table-cell>
          <table:table-cell office:value-type="float" office:value="22683.58" calcext:value-type="float">
            <text:p>22683.58</text:p>
          </table:table-cell>
          <table:table-cell office:value-type="string" calcext:value-type="string">
            <text:p>&amp;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&amp;</text:p>
          </table:table-cell>
          <table:table-cell office:value-type="float" office:value="-84.39" calcext:value-type="float">
            <text:p>-84.39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二、主营业务利润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3457965.88" calcext:value-type="float">
            <text:p>3457965.88</text:p>
          </table:table-cell>
          <table:table-cell office:value-type="string" calcext:value-type="string">
            <text:p>&amp;</text:p>
          </table:table-cell>
          <table:table-cell office:value-type="float" office:value="4399156.71" calcext:value-type="float">
            <text:p>4399156.71</text:p>
          </table:table-cell>
          <table:table-cell office:value-type="string" calcext:value-type="string">
            <text:p>&amp;</text:p>
          </table:table-cell>
          <table:table-cell office:value-type="float" office:value="15951627.86" calcext:value-type="float">
            <text:p>15951627.86</text:p>
          </table:table-cell>
          <table:table-cell office:value-type="string" calcext:value-type="string">
            <text:p>&amp;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&amp;</text:p>
          </table:table-cell>
          <table:table-cell office:value-type="float" office:value="262.61" calcext:value-type="float">
            <text:p>262.61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14"/>加：其他业务利润（亏损以“－”号填列）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6"/>减：营业费用 </text:p>
          </table:table-cell>
          <table:table-cell office:value-type="string" calcext:value-type="string">
            <text:p>&amp;</text:p>
          </table:table-cell>
          <table:table-cell office:value-type="float" office:value="341897.59" calcext:value-type="float">
            <text:p>341897.59</text:p>
          </table:table-cell>
          <table:table-cell office:value-type="string" calcext:value-type="string">
            <text:p>&amp;</text:p>
          </table:table-cell>
          <table:table-cell office:value-type="float" office:value="403335.26" calcext:value-type="float">
            <text:p>403335.26</text:p>
          </table:table-cell>
          <table:table-cell office:value-type="string" calcext:value-type="string">
            <text:p>&amp;</text:p>
          </table:table-cell>
          <table:table-cell office:value-type="float" office:value="3775876.13" calcext:value-type="float">
            <text:p>3775876.13</text:p>
          </table:table-cell>
          <table:table-cell office:value-type="string" calcext:value-type="string">
            <text:p>&amp;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&amp;</text:p>
          </table:table-cell>
          <table:table-cell office:value-type="float" office:value="836.16" calcext:value-type="float">
            <text:p>836.1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10"/>管理费用</text:p>
          </table:table-cell>
          <table:table-cell office:value-type="string" calcext:value-type="string">
            <text:p>&amp;</text:p>
          </table:table-cell>
          <table:table-cell office:value-type="float" office:value="317245.7" calcext:value-type="float">
            <text:p>317245.7</text:p>
          </table:table-cell>
          <table:table-cell office:value-type="string" calcext:value-type="string">
            <text:p>&amp;</text:p>
          </table:table-cell>
          <table:table-cell office:value-type="float" office:value="1427563.5" calcext:value-type="float">
            <text:p>1427563.5</text:p>
          </table:table-cell>
          <table:table-cell office:value-type="string" calcext:value-type="string">
            <text:p>&amp;</text:p>
          </table:table-cell>
          <table:table-cell office:value-type="float" office:value="2986632.69" calcext:value-type="float">
            <text:p>2986632.69</text:p>
          </table:table-cell>
          <table:table-cell office:value-type="string" calcext:value-type="string">
            <text:p>&amp;</text:p>
          </table:table-cell>
          <table:table-cell office:value-type="float" office:value="349.99" calcext:value-type="float">
            <text:p>349.99</text:p>
          </table:table-cell>
          <table:table-cell office:value-type="string" calcext:value-type="string">
            <text:p>&amp;</text:p>
          </table:table-cell>
          <table:table-cell office:value-type="float" office:value="109.21" calcext:value-type="float">
            <text:p>109.21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10"/>财务费用</text:p>
          </table:table-cell>
          <table:table-cell office:value-type="string" calcext:value-type="string">
            <text:p>&amp;</text:p>
          </table:table-cell>
          <table:table-cell office:value-type="float" office:value="130740.57" calcext:value-type="float">
            <text:p>130740.57</text:p>
          </table:table-cell>
          <table:table-cell office:value-type="string" calcext:value-type="string">
            <text:p>&amp;</text:p>
          </table:table-cell>
          <table:table-cell office:value-type="float" office:value="166534.83" calcext:value-type="float">
            <text:p>166534.83</text:p>
          </table:table-cell>
          <table:table-cell office:value-type="string" calcext:value-type="string">
            <text:p>&amp;</text:p>
          </table:table-cell>
          <table:table-cell office:value-type="float" office:value="48729.65" calcext:value-type="float">
            <text:p>48729.65</text:p>
          </table:table-cell>
          <table:table-cell office:value-type="string" calcext:value-type="string">
            <text:p>&amp;</text:p>
          </table:table-cell>
          <table:table-cell office:value-type="float" office:value="27.38" calcext:value-type="float">
            <text:p>27.38</text:p>
          </table:table-cell>
          <table:table-cell office:value-type="string" calcext:value-type="string">
            <text:p>&amp;</text:p>
          </table:table-cell>
          <table:table-cell office:value-type="float" office:value="-70.74" calcext:value-type="float">
            <text:p>-70.74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三、营业利润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2668082.02" calcext:value-type="float">
            <text:p>2668082.02</text:p>
          </table:table-cell>
          <table:table-cell office:value-type="string" calcext:value-type="string">
            <text:p>&amp;</text:p>
          </table:table-cell>
          <table:table-cell office:value-type="float" office:value="2401723.12" calcext:value-type="float">
            <text:p>2401723.12</text:p>
          </table:table-cell>
          <table:table-cell office:value-type="string" calcext:value-type="string">
            <text:p>&amp;</text:p>
          </table:table-cell>
          <table:table-cell office:value-type="float" office:value="9140389.39" calcext:value-type="float">
            <text:p>9140389.39</text:p>
          </table:table-cell>
          <table:table-cell office:value-type="string" calcext:value-type="string">
            <text:p>&amp;</text:p>
          </table:table-cell>
          <table:table-cell office:value-type="float" office:value="-9.98" calcext:value-type="float">
            <text:p>-9.98</text:p>
          </table:table-cell>
          <table:table-cell office:value-type="string" calcext:value-type="string">
            <text:p>&amp;</text:p>
          </table:table-cell>
          <table:table-cell office:value-type="float" office:value="280.58" calcext:value-type="float">
            <text:p>280.5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5"/>加：投资收益（损失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-72581.66" calcext:value-type="float">
            <text:p>-72581.66</text:p>
          </table:table-cell>
          <table:table-cell office:value-type="string" calcext:value-type="string">
            <text:p>&amp;</text:p>
          </table:table-cell>
          <table:table-cell office:value-type="float" office:value="35757.71" calcext:value-type="float">
            <text:p>35757.71</text:p>
          </table:table-cell>
          <table:table-cell office:value-type="string" calcext:value-type="string">
            <text:p>&amp;</text:p>
          </table:table-cell>
          <table:table-cell office:value-type="float" office:value="-150418.33" calcext:value-type="float">
            <text:p>-150418.33</text:p>
          </table:table-cell>
          <table:table-cell office:value-type="string" calcext:value-type="string">
            <text:p>&amp;</text:p>
          </table:table-cell>
          <table:table-cell office:value-type="float" office:value="-149.27" calcext:value-type="float">
            <text:p>-149.27</text:p>
          </table:table-cell>
          <table:table-cell office:value-type="string" calcext:value-type="string">
            <text:p>&amp;</text:p>
          </table:table-cell>
          <table:table-cell office:value-type="float" office:value="-520.66" calcext:value-type="float">
            <text:p>-520.6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补贴收入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营业外收入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0000.64" calcext:value-type="float">
            <text:p>100000.64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5"/>减：营业外支出 <text:s text:c="3"/></text:p>
          </table:table-cell>
          <table:table-cell office:value-type="string" calcext:value-type="string">
            <text:p>&amp;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四、利润总额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2595487.43" calcext:value-type="float">
            <text:p>2595487.43</text:p>
          </table:table-cell>
          <table:table-cell office:value-type="string" calcext:value-type="string">
            <text:p>&amp;</text:p>
          </table:table-cell>
          <table:table-cell office:value-type="float" office:value="2437480.83" calcext:value-type="float">
            <text:p>2437480.83</text:p>
          </table:table-cell>
          <table:table-cell office:value-type="string" calcext:value-type="string">
            <text:p>&amp;</text:p>
          </table:table-cell>
          <table:table-cell office:value-type="float" office:value="9089971.7" calcext:value-type="float">
            <text:p>9089971.7</text:p>
          </table:table-cell>
          <table:table-cell office:value-type="string" calcext:value-type="string">
            <text:p>&amp;</text:p>
          </table:table-cell>
          <table:table-cell office:value-type="float" office:value="-6.09" calcext:value-type="float">
            <text:p>-6.09</text:p>
          </table:table-cell>
          <table:table-cell office:value-type="string" calcext:value-type="string">
            <text:p>&amp;</text:p>
          </table:table-cell>
          <table:table-cell office:value-type="float" office:value="272.92" calcext:value-type="float">
            <text:p>272.92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6"/>减：所得税</text:p>
          </table:table-cell>
          <table:table-cell office:value-type="string" calcext:value-type="string">
            <text:p>&amp;</text:p>
          </table:table-cell>
          <table:table-cell office:value-type="float" office:value="622191.16" calcext:value-type="float">
            <text:p>622191.16</text:p>
          </table:table-cell>
          <table:table-cell office:value-type="string" calcext:value-type="string">
            <text:p>&amp;</text:p>
          </table:table-cell>
          <table:table-cell office:value-type="float" office:value="618309.64" calcext:value-type="float">
            <text:p>618309.64</text:p>
          </table:table-cell>
          <table:table-cell office:value-type="string" calcext:value-type="string">
            <text:p>&amp;</text:p>
          </table:table-cell>
          <table:table-cell office:value-type="float" office:value="2272492.93" calcext:value-type="float">
            <text:p>2272492.93</text:p>
          </table:table-cell>
          <table:table-cell office:value-type="string" calcext:value-type="string">
            <text:p>&amp;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&amp;</text:p>
          </table:table-cell>
          <table:table-cell office:value-type="float" office:value="267.53" calcext:value-type="float">
            <text:p>267.5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10"/>少数股东权益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五、净利润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1973296.27" calcext:value-type="float">
            <text:p>1973296.27</text:p>
          </table:table-cell>
          <table:table-cell office:value-type="string" calcext:value-type="string">
            <text:p>&amp;</text:p>
          </table:table-cell>
          <table:table-cell office:value-type="float" office:value="1819171.19" calcext:value-type="float">
            <text:p>1819171.19</text:p>
          </table:table-cell>
          <table:table-cell office:value-type="string" calcext:value-type="string">
            <text:p>&amp;</text:p>
          </table:table-cell>
          <table:table-cell office:value-type="float" office:value="6817478.77" calcext:value-type="float">
            <text:p>6817478.77</text:p>
          </table:table-cell>
          <table:table-cell office:value-type="string" calcext:value-type="string">
            <text:p>&amp;</text:p>
          </table:table-cell>
          <table:table-cell office:value-type="float" office:value="-7.81" calcext:value-type="float">
            <text:p>-7.81</text:p>
          </table:table-cell>
          <table:table-cell office:value-type="string" calcext:value-type="string">
            <text:p>&amp;</text:p>
          </table:table-cell>
          <table:table-cell office:value-type="float" office:value="274.76" calcext:value-type="float">
            <text:p>274.7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5"/>加：年初未分配利润</text:p>
          </table:table-cell>
          <table:table-cell office:value-type="string" calcext:value-type="string">
            <text:p>&amp;</text:p>
          </table:table-cell>
          <table:table-cell office:value-type="float" office:value="37755.51" calcext:value-type="float">
            <text:p>37755.51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011051.78</text:p>
          </table:table-cell>
          <table:table-cell office:value-type="string" calcext:value-type="string">
            <text:p>&amp;</text:p>
          </table:table-cell>
          <table:table-cell office:value-type="float" office:value="697211.69" calcext:value-type="float">
            <text:p>697211.69</text:p>
          </table:table-cell>
          <table:table-cell office:value-type="string" calcext:value-type="string">
            <text:p>&amp;</text:p>
          </table:table-cell>
          <table:table-cell office:value-type="float" office:value="5226.51" calcext:value-type="float">
            <text:p>5226.51</text:p>
          </table:table-cell>
          <table:table-cell office:value-type="string" calcext:value-type="string">
            <text:p>&amp;</text:p>
          </table:table-cell>
          <table:table-cell office:value-type="float" office:value="-65.33" calcext:value-type="float">
            <text:p>-65.3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8"/>其他转入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六、可供分配的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011051.78</text:p>
          </table:table-cell>
          <table:table-cell office:value-type="string" calcext:value-type="string">
            <text:p>&amp;</text:p>
          </table:table-cell>
          <table:table-cell office:value-type="float" office:value="3830222.97" calcext:value-type="float">
            <text:p>3830222.97</text:p>
          </table:table-cell>
          <table:table-cell office:value-type="string" calcext:value-type="string">
            <text:p>&amp;</text:p>
          </table:table-cell>
          <table:table-cell office:value-type="float" office:value="7393620.51" calcext:value-type="float">
            <text:p>7393620.51</text:p>
          </table:table-cell>
          <table:table-cell office:value-type="string" calcext:value-type="string">
            <text:p>&amp;</text:p>
          </table:table-cell>
          <table:table-cell office:value-type="float" office:value="90.46" calcext:value-type="float">
            <text:p>90.46</text:p>
          </table:table-cell>
          <table:table-cell office:value-type="string" calcext:value-type="string">
            <text:p>&amp;</text:p>
          </table:table-cell>
          <table:table-cell office:value-type="float" office:value="93.03" calcext:value-type="float">
            <text:p>93.0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5"/>减：提取法定盈余公积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77467.97" calcext:value-type="float">
            <text:p>77467.97</text:p>
          </table:table-cell>
          <table:table-cell office:value-type="string" calcext:value-type="string">
            <text:p>&amp;</text:p>
          </table:table-cell>
          <table:table-cell office:value-type="float" office:value="681747.88" calcext:value-type="float">
            <text:p>681747.8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780.04" calcext:value-type="float">
            <text:p>780.04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提取法定公益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提取职工奖励及福利基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提取储备基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提取企业发展基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利润归还投资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七、可供投资者分配的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011051.78</text:p>
          </table:table-cell>
          <table:table-cell office:value-type="string" calcext:value-type="string">
            <text:p>&amp;</text:p>
          </table:table-cell>
          <table:table-cell office:value-type="float" office:value="3752755" calcext:value-type="float">
            <text:p>3752755</text:p>
          </table:table-cell>
          <table:table-cell office:value-type="string" calcext:value-type="string">
            <text:p>&amp;</text:p>
          </table:table-cell>
          <table:table-cell office:value-type="float" office:value="6711872.63" calcext:value-type="float">
            <text:p>6711872.63</text:p>
          </table:table-cell>
          <table:table-cell office:value-type="string" calcext:value-type="string">
            <text:p>&amp;</text:p>
          </table:table-cell>
          <table:table-cell office:value-type="float" office:value="86.61" calcext:value-type="float">
            <text:p>86.61</text:p>
          </table:table-cell>
          <table:table-cell office:value-type="string" calcext:value-type="string">
            <text:p>&amp;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5"/>减：应付优先股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提取任意盈余公积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应付普通股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6653275" calcext:value-type="float">
            <text:p>66532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<text:s text:c="9"/>转作资本（或股本）的普通股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055543.31" calcext:value-type="float">
            <text:p>3055543.3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qquad\quad</text:p>
          </table:table-cell>
          <table:table-cell office:value-type="string" calcext:value-type="string">
            <text:p>八、未分配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011051.78</text:p>
          </table:table-cell>
          <table:table-cell office:value-type="string" calcext:value-type="string">
            <text:p>&amp;</text:p>
          </table:table-cell>
          <table:table-cell office:value-type="float" office:value="697211.69" calcext:value-type="float">
            <text:p>697211.69</text:p>
          </table:table-cell>
          <table:table-cell office:value-type="string" calcext:value-type="string">
            <text:p>&amp;</text:p>
          </table:table-cell>
          <table:table-cell office:value-type="float" office:value="58597.63" calcext:value-type="float">
            <text:p>58597.63</text:p>
          </table:table-cell>
          <table:table-cell office:value-type="string" calcext:value-type="string">
            <text:p>&amp;</text:p>
          </table:table-cell>
          <table:table-cell office:value-type="float" office:value="-65.33" calcext:value-type="float">
            <text:p>-65.33</text:p>
          </table:table-cell>
          <table:table-cell office:value-type="string" calcext:value-type="string">
            <text:p>&amp;</text:p>
          </table:table-cell>
          <table:table-cell office:value-type="float" office:value="-91.6" calcext:value-type="float">
            <text:p>-91.6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4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4" table:style-name="ta1">
        <table:table-column table:style-name="co11" table:default-cell-style-name="Default"/>
        <table:table-column table:style-name="co7" table:number-columns-repeated="9" table:default-cell-style-name="Default"/>
        <table:table-row table:style-name="ro10">
          <table:table-cell office:value-type="string" calcext:value-type="string">
            <text:p>一、经营活动产生的现金流量：</text:p>
          </table:table-cell>
          <table:table-cell table:number-columns-repeated="3"/>
          <table:table-cell office:value-type="string" calcext:value-type="string">
            <text:p>1、将净利润调节为经营活动现金流量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销售商品、提供劳务收到的现金</text:p>
          </table:table-cell>
          <table:table-cell office:value-type="float" office:value="1" calcext:value-type="float">
            <text:p>1</text:p>
          </table:table-cell>
          <table:table-cell office:value-type="float" office:value="15704519.95" calcext:value-type="float">
            <text:p>15704519.95</text:p>
          </table:table-cell>
          <table:table-cell office:value-type="float" office:value="40010667.27" calcext:value-type="float">
            <text:p>40010667.27</text:p>
          </table:table-cell>
          <table:table-cell office:value-type="string" calcext:value-type="string">
            <text:p><text:s text:c="4"/>净利润</text:p>
          </table:table-cell>
          <table:table-cell office:value-type="float" office:value="57" calcext:value-type="float">
            <text:p>57</text:p>
          </table:table-cell>
          <table:table-cell office:value-type="float" office:value="1819171.19" calcext:value-type="float">
            <text:p>1819171.19</text:p>
          </table:table-cell>
          <table:table-cell office:value-type="float" office:value="6817478.77" calcext:value-type="float">
            <text:p>6817478.77</text:p>
          </table:table-cell>
          <table:table-cell office:value-type="float" office:value="24306147.32" calcext:value-type="float">
            <text:p>24306147.32</text:p>
          </table:table-cell>
          <table:table-cell office:value-type="float" office:value="154.7716669939" calcext:value-type="float">
            <text:p>154.7716669939</text:p>
          </table:table-cell>
        </table:table-row>
        <table:table-row table:style-name="ro1">
          <table:table-cell office:value-type="string" calcext:value-type="string">
            <text:p><text:s text:c="4"/>收到的税费返还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string" calcext:value-type="string">
            <text:p><text:s text:c="4"/>加：计提的资产减值准备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table:number-columns-repeated="2"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<text:s text:c="4"/>收到的其他与经营活动有关的现金</text:p>
          </table:table-cell>
          <table:table-cell office:value-type="float" office:value="8" calcext:value-type="float">
            <text:p>8</text:p>
          </table:table-cell>
          <table:table-cell office:value-type="float" office:value="7745486.02" calcext:value-type="float">
            <text:p>7745486.02</text:p>
          </table:table-cell>
          <table:table-cell office:value-type="float" office:value="414021.58" calcext:value-type="float">
            <text:p>414021.58</text:p>
          </table:table-cell>
          <table:table-cell office:value-type="string" calcext:value-type="string">
            <text:p><text:s text:c="12"/>固定资产折旧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float" office:value="-7331464.44" calcext:value-type="float">
            <text:p>-7331464.44</text:p>
          </table:table-cell>
          <table:table-cell office:value-type="float" office:value="-94.6546726838" calcext:value-type="float">
            <text:p>-94.6546726838</text:p>
          </table:table-cell>
        </table:table-row>
        <table:table-row table:style-name="ro1">
          <table:table-cell office:value-type="string" calcext:value-type="string">
            <text:p>现金流入小计</text:p>
          </table:table-cell>
          <table:table-cell office:value-type="float" office:value="9" calcext:value-type="float">
            <text:p>9</text:p>
          </table:table-cell>
          <table:table-cell office:value-type="float" office:value="23450005.97" calcext:value-type="float">
            <text:p>23450005.97</text:p>
          </table:table-cell>
          <table:table-cell office:value-type="float" office:value="40424688.85" calcext:value-type="float">
            <text:p>40424688.85</text:p>
          </table:table-cell>
          <table:table-cell office:value-type="string" calcext:value-type="string">
            <text:p><text:s text:c="12"/>无形资产摊销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float" office:value="16974682.88" calcext:value-type="float">
            <text:p>16974682.88</text:p>
          </table:table-cell>
          <table:table-cell office:value-type="float" office:value="72.3866889489" calcext:value-type="float">
            <text:p>72.3866889489</text:p>
          </table:table-cell>
        </table:table-row>
        <table:table-row table:style-name="ro1">
          <table:table-cell office:value-type="string" calcext:value-type="string">
            <text:p><text:s text:c="4"/>购买商品、接受劳务支付的现金</text:p>
          </table:table-cell>
          <table:table-cell office:value-type="float" office:value="10" calcext:value-type="float">
            <text:p>10</text:p>
          </table:table-cell>
          <table:table-cell office:value-type="float" office:value="30227112.68" calcext:value-type="float">
            <text:p>30227112.68</text:p>
          </table:table-cell>
          <table:table-cell office:value-type="float" office:value="35057742.7" calcext:value-type="float">
            <text:p>35057742.7</text:p>
          </table:table-cell>
          <table:table-cell office:value-type="string" calcext:value-type="string">
            <text:p><text:s text:c="12"/>长期待摊费用摊销</text:p>
          </table:table-cell>
          <table:table-cell office:value-type="float" office:value="61" calcext:value-type="float">
            <text:p>61</text:p>
          </table:table-cell>
          <table:table-cell office:value-type="float" office:value="159999.98" calcext:value-type="float">
            <text:p>159999.98</text:p>
          </table:table-cell>
          <table:table-cell office:value-type="string" calcext:value-type="string">
            <text:p><text:s text:c="2"/>- <text:s text:c="10"/></text:p>
          </table:table-cell>
          <table:table-cell office:value-type="float" office:value="4830630.02" calcext:value-type="float">
            <text:p>4830630.02</text:p>
          </table:table-cell>
          <table:table-cell office:value-type="float" office:value="15.9811162619" calcext:value-type="float">
            <text:p>15.9811162619</text:p>
          </table:table-cell>
        </table:table-row>
        <table:table-row table:style-name="ro1">
          <table:table-cell office:value-type="string" calcext:value-type="string">
            <text:p><text:s text:c="4"/>支付给职工以及为职工支付的现金</text:p>
          </table:table-cell>
          <table:table-cell office:value-type="float" office:value="12" calcext:value-type="float">
            <text:p>12</text:p>
          </table:table-cell>
          <table:table-cell office:value-type="float" office:value="538467.87" calcext:value-type="float">
            <text:p>538467.87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<text:s text:c="12"/>待摊费用减少（减：增加）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table:number-columns-repeated="2"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<text:s text:c="4"/>支付的各项税费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string" calcext:value-type="string">
            <text:p><text:s text:c="12"/>预提费用增加（减：减少）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table:number-columns-repeated="2"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<text:s text:c="4"/>支付的其他与经营活动有关的现金</text:p>
          </table:table-cell>
          <table:table-cell office:value-type="float" office:value="18" calcext:value-type="float">
            <text:p>18</text:p>
          </table:table-cell>
          <table:table-cell office:value-type="float" office:value="2368358.59" calcext:value-type="float">
            <text:p>2368358.59</text:p>
          </table:table-cell>
          <table:table-cell office:value-type="float" office:value="6566729.26" calcext:value-type="float">
            <text:p>6566729.26</text:p>
          </table:table-cell>
          <table:table-cell office:value-type="string" calcext:value-type="string">
            <text:p><text:s/>处置固定资产、无形资产和其他长期资产的损失（减：收益）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float" office:value="4198370.67" calcext:value-type="float">
            <text:p>4198370.67</text:p>
          </table:table-cell>
          <table:table-cell office:value-type="float" office:value="177.2692145407" calcext:value-type="float">
            <text:p>177.2692145407</text:p>
          </table:table-cell>
        </table:table-row>
        <table:table-row table:style-name="ro1">
          <table:table-cell office:value-type="string" calcext:value-type="string">
            <text:p>现金流出小计</text:p>
          </table:table-cell>
          <table:table-cell office:value-type="float" office:value="20" calcext:value-type="float">
            <text:p>20</text:p>
          </table:table-cell>
          <table:table-cell office:value-type="float" office:value="33133939.14" calcext:value-type="float">
            <text:p>33133939.14</text:p>
          </table:table-cell>
          <table:table-cell office:value-type="float" office:value="41624471.96" calcext:value-type="float">
            <text:p>41624471.96</text:p>
          </table:table-cell>
          <table:table-cell office:value-type="string" calcext:value-type="string">
            <text:p><text:s text:c="12"/>固定资产报废损失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float" office:value="8490532.82" calcext:value-type="float">
            <text:p>8490532.82</text:p>
          </table:table-cell>
          <table:table-cell office:value-type="float" office:value="25.6248820405" calcext:value-type="float">
            <text:p>25.6248820405</text:p>
          </table:table-cell>
        </table:table-row>
        <table:table-row table:style-name="ro1">
          <table:table-cell office:value-type="string" calcext:value-type="string">
            <text:p><text:s text:c="4"/>经营活动产生的现金流量净额</text:p>
          </table:table-cell>
          <table:table-cell office:value-type="float" office:value="21" calcext:value-type="float">
            <text:p>21</text:p>
          </table:table-cell>
          <table:table-cell office:value-type="float" office:value="-9683933.17" calcext:value-type="float">
            <text:p>-9683933.17</text:p>
          </table:table-cell>
          <table:table-cell office:value-type="float" office:value="-1199783.11" calcext:value-type="float">
            <text:p>-1199783.11</text:p>
          </table:table-cell>
          <table:table-cell office:value-type="string" calcext:value-type="string">
            <text:p><text:s text:c="12"/>财务费用</text:p>
          </table:table-cell>
          <table:table-cell office:value-type="float" office:value="68" calcext:value-type="float">
            <text:p>68</text:p>
          </table:table-cell>
          <table:table-cell office:value-type="float" office:value="163311.62" calcext:value-type="float">
            <text:p>163311.62</text:p>
          </table:table-cell>
          <table:table-cell office:value-type="float" office:value="45337.31" calcext:value-type="float">
            <text:p>45337.31</text:p>
          </table:table-cell>
          <table:table-cell office:value-type="float" office:value="8484150.06" calcext:value-type="float">
            <text:p>8484150.06</text:p>
          </table:table-cell>
          <table:table-cell office:value-type="float" office:value="-87.6105804435" calcext:value-type="float">
            <text:p>-87.6105804435</text:p>
          </table:table-cell>
        </table:table-row>
        <table:table-row table:style-name="ro1">
          <table:table-cell office:value-type="string" calcext:value-type="string">
            <text:p>二、投资活动产生的现金流量：</text:p>
          </table:table-cell>
          <table:table-cell table:number-columns-repeated="3"/>
          <table:table-cell office:value-type="string" calcext:value-type="string">
            <text:p><text:s text:c="12"/>投资损失（减：收益）</text:p>
          </table:table-cell>
          <table:table-cell office:value-type="float" office:value="69" calcext:value-type="float">
            <text:p>69</text:p>
          </table:table-cell>
          <table:table-cell office:value-type="float" office:value="-35757.71" calcext:value-type="float">
            <text:p>-35757.71</text:p>
          </table:table-cell>
          <table:table-cell office:value-type="float" office:value="150418.33" calcext:value-type="float">
            <text:p>150418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4"/>收回投资所收到的现金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<text:s text:c="12"/>递延税款贷项（减：借项）</text:p>
          </table:table-cell>
          <table:table-cell office:value-type="float" office:value="70" calcext:value-type="float">
            <text:p>70</text:p>
          </table:table-cell>
          <table:table-cell office:value-type="float" office:value="8939.43" calcext:value-type="float">
            <text:p>8939.43</text:p>
          </table:table-cell>
          <table:table-cell office:value-type="float" office:value="-40257.73" calcext:value-type="float">
            <text:p>-40257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4"/>取得投资收益所收到的现金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string" calcext:value-type="string">
            <text:p><text:s text:c="12"/>存货的减少（减：增加）</text:p>
          </table:table-cell>
          <table:table-cell office:value-type="float" office:value="71" calcext:value-type="float">
            <text:p>71</text:p>
          </table:table-cell>
          <table:table-cell office:value-type="float" office:value="-14889428.5" calcext:value-type="float">
            <text:p>-14889428.5</text:p>
          </table:table-cell>
          <table:table-cell office:value-type="float" office:value="-9510065.67" calcext:value-type="float">
            <text:p>-9510065.67</text:p>
          </table:table-cell>
          <table:table-cell table:number-columns-repeated="2"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<text:s/>处置固定资产、无形资产和其他长期资产所收回的现金净额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string" calcext:value-type="string">
            <text:p><text:s text:c="12"/>经营性应收项目的减少（减：增加）</text:p>
          </table:table-cell>
          <table:table-cell office:value-type="float" office:value="72" calcext:value-type="float">
            <text:p>72</text:p>
          </table:table-cell>
          <table:table-cell office:value-type="float" office:value="-714887.36" calcext:value-type="float">
            <text:p>-714887.36</text:p>
          </table:table-cell>
          <table:table-cell office:value-type="float" office:value="-2346807.74" calcext:value-type="float">
            <text:p>-2346807.74</text:p>
          </table:table-cell>
          <table:table-cell table:number-columns-repeated="2"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<text:s text:c="4"/>收到的其他与投资活动有关的现金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string" calcext:value-type="string">
            <text:p><text:s text:c="12"/>经营性应付项目的增加（减：减少）</text:p>
          </table:table-cell>
          <table:table-cell office:value-type="float" office:value="73" calcext:value-type="float">
            <text:p>73</text:p>
          </table:table-cell>
          <table:table-cell office:value-type="float" office:value="-3526039.55" calcext:value-type="float">
            <text:p>-3526039.55</text:p>
          </table:table-cell>
          <table:table-cell office:value-type="float" office:value="207306.95" calcext:value-type="float">
            <text:p>207306.95</text:p>
          </table:table-cell>
          <table:table-cell table:number-columns-repeated="2"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现金流入小计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office:value-type="string" calcext:value-type="string">
            <text:p><text:s text:c="12"/>其他</text:p>
          </table:table-cell>
          <table:table-cell office:value-type="float" office:value="74" calcext:value-type="float">
            <text:p>74</text:p>
          </table:table-cell>
          <table:table-cell office:value-type="float" office:value="7330757.73" calcext:value-type="float">
            <text:p>7330757.73</text:p>
          </table:table-cell>
          <table:table-cell office:value-type="float" office:value="3476806.67" calcext:value-type="float">
            <text:p>3476806.67</text:p>
          </table:table-cell>
          <table:table-cell table:number-columns-repeated="2"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<text:s/>购建固定资产、无形资产和其他长期资产所支付的现金</text:p>
          </table:table-cell>
          <table:table-cell office:value-type="float" office:value="30" calcext:value-type="float">
            <text:p>30</text:p>
          </table:table-cell>
          <table:table-cell office:value-type="float" office:value="6057524.53" calcext:value-type="float">
            <text:p>6057524.53</text:p>
          </table:table-cell>
          <table:table-cell office:value-type="float" office:value="8230974.21" calcext:value-type="float">
            <text:p>8230974.21</text:p>
          </table:table-cell>
          <table:table-cell office:value-type="string" calcext:value-type="string">
            <text:p><text:s text:c="3"/>经营活动产生的现金流量净额</text:p>
          </table:table-cell>
          <table:table-cell office:value-type="float" office:value="75" calcext:value-type="float">
            <text:p>75</text:p>
          </table:table-cell>
          <table:table-cell office:value-type="float" office:value="-9683933.17" calcext:value-type="float">
            <text:p>-9683933.17</text:p>
          </table:table-cell>
          <table:table-cell office:value-type="float" office:value="-1199783.11" calcext:value-type="float">
            <text:p>-1199783.11</text:p>
          </table:table-cell>
          <table:table-cell office:value-type="float" office:value="2173449.68" calcext:value-type="float">
            <text:p>2173449.68</text:p>
          </table:table-cell>
          <table:table-cell office:value-type="float" office:value="35.8801630804" calcext:value-type="float">
            <text:p>35.8801630804</text:p>
          </table:table-cell>
        </table:table-row>
        <table:table-row table:style-name="ro1">
          <table:table-cell office:value-type="string" calcext:value-type="string">
            <text:p><text:s text:c="4"/>投资所支付的现金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table:number-columns-repeated="4"/>
          <table:table-cell table:number-columns-repeated="2"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<text:s text:c="4"/>支付的其他与投资活动有关的现金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<text:s text:c="2"/>- <text:s text:c="10"/></text:p>
          </table:table-cell>
          <table:table-cell table:number-columns-repeated="4"/>
          <table:table-cell table:number-columns-repeated="2"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现金流出小计</text:p>
          </table:table-cell>
          <table:table-cell office:value-type="float" office:value="36" calcext:value-type="float">
            <text:p>36</text:p>
          </table:table-cell>
          <table:table-cell office:value-type="float" office:value="6057524.53" calcext:value-type="float">
            <text:p>6057524.53</text:p>
          </table:table-cell>
          <table:table-cell office:value-type="float" office:value="8230974.21" calcext:value-type="float">
            <text:p>8230974.21</text:p>
          </table:table-cell>
          <table:table-cell table:number-columns-repeated="4"/>
          <table:table-cell office:value-type="float" office:value="2173449.68" calcext:value-type="float">
            <text:p>2173449.68</text:p>
          </table:table-cell>
          <table:table-cell office:value-type="float" office:value="35.8801630804" calcext:value-type="float">
            <text:p>35.8801630804</text:p>
          </table:table-cell>
        </table:table-row>
        <table:table-row table:style-name="ro2">
          <table:table-cell office:value-type="string" calcext:value-type="string">
            <text:p><text:s text:c="3"/>投资活动产生的现金流量净额</text:p>
          </table:table-cell>
          <table:table-cell office:value-type="float" office:value="37" calcext:value-type="float">
            <text:p>37</text:p>
          </table:table-cell>
          <table:table-cell office:value-type="float" office:value="-6057524.53" calcext:value-type="float">
            <text:p>-6057524.53</text:p>
          </table:table-cell>
          <table:table-cell office:value-type="float" office:value="-8230974.21" calcext:value-type="float">
            <text:p>-8230974.21</text:p>
          </table:table-cell>
          <table:table-cell office:value-type="string" calcext:value-type="string">
            <text:p>2、不涉及现金收支的投资和筹资活动：</text:p>
          </table:table-cell>
          <table:table-cell table:number-columns-repeated="3"/>
          <table:table-cell office:value-type="float" office:value="-2173449.68" calcext:value-type="float">
            <text:p>-2173449.68</text:p>
          </table:table-cell>
          <table:table-cell office:value-type="float" office:value="35.8801630804" calcext:value-type="float">
            <text:p>35.8801630804</text:p>
          </table:table-cell>
        </table:table-row>
        <table:table-row table:style-name="ro1">
          <table:table-cell office:value-type="string" calcext:value-type="string">
            <text:p>三、筹资活动产生的现金流量：</text:p>
          </table:table-cell>
          <table:table-cell table:number-columns-repeated="3"/>
          <table:table-cell office:value-type="string" calcext:value-type="string">
            <text:p><text:s text:c="3"/>债务转为资本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<text:s text:c="4"/>吸收投资所收到的现金</text:p>
          </table:table-cell>
          <table:table-cell office:value-type="float" office:value="38" calcext:value-type="float">
            <text:p>38</text:p>
          </table:table-cell>
          <table:table-cell office:value-type="float" office:value="17455000" calcext:value-type="float">
            <text:p>17455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<text:s text:c="3"/>一年内到期的可转换公司债券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-7455000" calcext:value-type="float">
            <text:p>-7455000</text:p>
          </table:table-cell>
          <table:table-cell office:value-type="float" office:value="-42.709825265" calcext:value-type="float">
            <text:p>-42.709825265</text:p>
          </table:table-cell>
        </table:table-row>
        <table:table-row table:style-name="ro1">
          <table:table-cell office:value-type="string" calcext:value-type="string">
            <text:p><text:s text:c="4"/>借款所收到的现金</text:p>
          </table:table-cell>
          <table:table-cell office:value-type="float" office:value="40" calcext:value-type="float">
            <text:p>40</text:p>
          </table:table-cell>
          <table:table-cell office:value-type="float" office:value="-1394839.79" calcext:value-type="float">
            <text:p>-1394839.79</text:p>
          </table:table-cell>
          <table:table-cell office:value-type="float" office:value="-537474.03" calcext:value-type="float">
            <text:p>-537474.03</text:p>
          </table:table-cell>
          <table:table-cell office:value-type="string" calcext:value-type="string">
            <text:p><text:s text:c="3"/>融资租入固定资产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857365.76" calcext:value-type="float">
            <text:p>857365.76</text:p>
          </table:table-cell>
          <table:table-cell office:value-type="float" office:value="-61.4669703393" calcext:value-type="float">
            <text:p>-61.4669703393</text:p>
          </table:table-cell>
        </table:table-row>
        <table:table-row table:style-name="ro1">
          <table:table-cell office:value-type="string" calcext:value-type="string">
            <text:p><text:s text:c="4"/>收到的其他与筹资活动有关的现金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现金流入小计</text:p>
          </table:table-cell>
          <table:table-cell office:value-type="float" office:value="44" calcext:value-type="float">
            <text:p>44</text:p>
          </table:table-cell>
          <table:table-cell office:value-type="float" office:value="16060160.21" calcext:value-type="float">
            <text:p>16060160.21</text:p>
          </table:table-cell>
          <table:table-cell office:value-type="float" office:value="9462525.97" calcext:value-type="float">
            <text:p>9462525.97</text:p>
          </table:table-cell>
          <table:table-cell table:number-columns-repeated="4"/>
          <table:table-cell office:value-type="float" office:value="-6597634.24" calcext:value-type="float">
            <text:p>-6597634.24</text:p>
          </table:table-cell>
          <table:table-cell office:value-type="float" office:value="-41.0807498414" calcext:value-type="float">
            <text:p>-41.0807498414</text:p>
          </table:table-cell>
        </table:table-row>
        <table:table-row table:style-name="ro1">
          <table:table-cell office:value-type="string" calcext:value-type="string">
            <text:p><text:s text:c="4"/>偿还债务所支付的现金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2">
          <table:table-cell office:value-type="string" calcext:value-type="string">
            <text:p><text:s text:c="4"/>分配股利、利润或偿付利息所支付的现金</text:p>
          </table:table-cell>
          <table:table-cell office:value-type="float" office:value="46" calcext:value-type="float">
            <text:p>46</text:p>
          </table:table-cell>
          <table:table-cell office:value-type="float" office:value="163311.62" calcext:value-type="float">
            <text:p>163311.62</text:p>
          </table:table-cell>
          <table:table-cell office:value-type="float" office:value="45337.31" calcext:value-type="float">
            <text:p>45337.31</text:p>
          </table:table-cell>
          <table:table-cell office:value-type="string" calcext:value-type="string">
            <text:p>3、现金及现金等价物净增加情况：</text:p>
          </table:table-cell>
          <table:table-cell table:number-columns-repeated="3"/>
          <table:table-cell office:value-type="float" office:value="-117974.31" calcext:value-type="float">
            <text:p>-117974.31</text:p>
          </table:table-cell>
          <table:table-cell office:value-type="float" office:value="-72.2387727217" calcext:value-type="float">
            <text:p>-72.2387727217</text:p>
          </table:table-cell>
        </table:table-row>
        <table:table-row table:style-name="ro1">
          <table:table-cell office:value-type="string" calcext:value-type="string">
            <text:p><text:s text:c="4"/>支付的其他与筹资活动有关的现金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<text:s text:c="3"/>现金的期末余额</text:p>
          </table:table-cell>
          <table:table-cell office:value-type="float" office:value="79" calcext:value-type="float">
            <text:p>79</text:p>
          </table:table-cell>
          <table:table-cell office:value-type="float" office:value="371419.8" calcext:value-type="float">
            <text:p>371419.8</text:p>
          </table:table-cell>
          <table:table-cell office:value-type="float" office:value="357851.14" calcext:value-type="float">
            <text:p>357851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现金流出小计</text:p>
          </table:table-cell>
          <table:table-cell office:value-type="float" office:value="53" calcext:value-type="float">
            <text:p>53</text:p>
          </table:table-cell>
          <table:table-cell office:value-type="float" office:value="163311.62" calcext:value-type="float">
            <text:p>163311.62</text:p>
          </table:table-cell>
          <table:table-cell office:value-type="float" office:value="45337.31" calcext:value-type="float">
            <text:p>45337.31</text:p>
          </table:table-cell>
          <table:table-cell office:value-type="string" calcext:value-type="string">
            <text:p><text:s text:c="3"/>减：现金的期初余额</text:p>
          </table:table-cell>
          <table:table-cell office:value-type="float" office:value="80" calcext:value-type="float">
            <text:p>80</text:p>
          </table:table-cell>
          <table:table-cell office:value-type="float" office:value="216028.91" calcext:value-type="float">
            <text:p>216028.91</text:p>
          </table:table-cell>
          <table:table-cell office:value-type="float" office:value="371419.8" calcext:value-type="float">
            <text:p>371419.8</text:p>
          </table:table-cell>
          <table:table-cell office:value-type="float" office:value="-117974.31" calcext:value-type="float">
            <text:p>-117974.31</text:p>
          </table:table-cell>
          <table:table-cell office:value-type="float" office:value="-72.2387727217" calcext:value-type="float">
            <text:p>-72.2387727217</text:p>
          </table:table-cell>
        </table:table-row>
        <table:table-row table:style-name="ro1">
          <table:table-cell office:value-type="string" calcext:value-type="string">
            <text:p><text:s text:c="4"/>筹资活动产生的现金流量净额</text:p>
          </table:table-cell>
          <table:table-cell office:value-type="float" office:value="54" calcext:value-type="float">
            <text:p>54</text:p>
          </table:table-cell>
          <table:table-cell office:value-type="float" office:value="15896848.59" calcext:value-type="float">
            <text:p>15896848.59</text:p>
          </table:table-cell>
          <table:table-cell office:value-type="float" office:value="9417188.66" calcext:value-type="float">
            <text:p>9417188.66</text:p>
          </table:table-cell>
          <table:table-cell office:value-type="string" calcext:value-type="string">
            <text:p><text:s text:c="3"/>加：现金等价物的期末余额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-6479659.93" calcext:value-type="float">
            <text:p>-6479659.93</text:p>
          </table:table-cell>
          <table:table-cell office:value-type="float" office:value="-40.7606570152" calcext:value-type="float">
            <text:p>-40.7606570152</text:p>
          </table:table-cell>
        </table:table-row>
        <table:table-row table:style-name="ro1">
          <table:table-cell office:value-type="string" calcext:value-type="string">
            <text:p>四、汇率变动对现金的影响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<text:s text:c="3"/>减：现金等价物的期初余额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五、现金及现金等价物净增加额</text:p>
          </table:table-cell>
          <table:table-cell office:value-type="float" office:value="56" calcext:value-type="float">
            <text:p>56</text:p>
          </table:table-cell>
          <table:table-cell office:value-type="float" office:value="155390.89" calcext:value-type="float">
            <text:p>155390.89</text:p>
          </table:table-cell>
          <table:table-cell office:value-type="float" office:value="-13568.66" calcext:value-type="float">
            <text:p>-13568.66</text:p>
          </table:table-cell>
          <table:table-cell office:value-type="string" calcext:value-type="string">
            <text:p><text:s text:c="3"/>现金及现金等价物净增加额</text:p>
          </table:table-cell>
          <table:table-cell office:value-type="float" office:value="83" calcext:value-type="float">
            <text:p>83</text:p>
          </table:table-cell>
          <table:table-cell office:value-type="float" office:value="155390.89" calcext:value-type="float">
            <text:p>155390.89</text:p>
          </table:table-cell>
          <table:table-cell office:value-type="float" office:value="-13568.66" calcext:value-type="float">
            <text:p>-13568.66</text:p>
          </table:table-cell>
          <table:table-cell office:value-type="float" office:value="-168959.55" calcext:value-type="float">
            <text:p>-168959.55</text:p>
          </table:table-cell>
          <table:table-cell office:value-type="float" office:value="-108.7319533339" calcext:value-type="float">
            <text:p>-108.7319533339</text:p>
          </table:table-cell>
        </table:table-row>
      </table:table>
      <table:table table:name="Sheet5" table:style-name="ta1"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\hspace{2ex}</text:p>
          </table:table-cell>
          <table:table-cell office:value-type="string" calcext:value-type="string">
            <text:p>一、经营活动产生的现金流量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销售商品、提供劳务收到的现金</text:p>
          </table:table-cell>
          <table:table-cell office:value-type="string" calcext:value-type="string">
            <text:p>&amp;</text:p>
          </table:table-cell>
          <table:table-cell office:value-type="float" office:value="15704519.95" calcext:value-type="float">
            <text:p>15,704,519.95</text:p>
          </table:table-cell>
          <table:table-cell office:value-type="string" calcext:value-type="string">
            <text:p>&amp;</text:p>
          </table:table-cell>
          <table:table-cell office:value-type="float" office:value="40010667.27" calcext:value-type="float">
            <text:p>40,010,667.27</text:p>
          </table:table-cell>
          <table:table-cell office:value-type="string" calcext:value-type="string">
            <text:p>&amp;</text:p>
          </table:table-cell>
          <table:table-cell office:value-type="float" office:value="24306147.32" calcext:value-type="float">
            <text:p>24,306,147.32</text:p>
          </table:table-cell>
          <table:table-cell office:value-type="string" calcext:value-type="string">
            <text:p>&amp;</text:p>
          </table:table-cell>
          <table:table-cell office:value-type="float" office:value="154.7716669939" calcext:value-type="float">
            <text:p>154.77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收到的税费返还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收到的其他与经营活动有关的现金</text:p>
          </table:table-cell>
          <table:table-cell office:value-type="string" calcext:value-type="string">
            <text:p>&amp;</text:p>
          </table:table-cell>
          <table:table-cell office:value-type="float" office:value="7745486.02" calcext:value-type="float">
            <text:p>7,745,486.02</text:p>
          </table:table-cell>
          <table:table-cell office:value-type="string" calcext:value-type="string">
            <text:p>&amp;</text:p>
          </table:table-cell>
          <table:table-cell office:value-type="float" office:value="414021.58" calcext:value-type="float">
            <text:p>414,021.58</text:p>
          </table:table-cell>
          <table:table-cell office:value-type="string" calcext:value-type="string">
            <text:p>&amp;</text:p>
          </table:table-cell>
          <table:table-cell office:value-type="float" office:value="-7331464.44" calcext:value-type="float">
            <text:p>-7,331,464.44</text:p>
          </table:table-cell>
          <table:table-cell office:value-type="string" calcext:value-type="string">
            <text:p>&amp;</text:p>
          </table:table-cell>
          <table:table-cell office:value-type="float" office:value="-94.6546726838" calcext:value-type="float">
            <text:p>-94.65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现金流入小计</text:p>
          </table:table-cell>
          <table:table-cell office:value-type="string" calcext:value-type="string">
            <text:p>&amp;</text:p>
          </table:table-cell>
          <table:table-cell office:value-type="float" office:value="23450005.97" calcext:value-type="float">
            <text:p>23,450,005.97</text:p>
          </table:table-cell>
          <table:table-cell office:value-type="string" calcext:value-type="string">
            <text:p>&amp;</text:p>
          </table:table-cell>
          <table:table-cell office:value-type="float" office:value="40424688.85" calcext:value-type="float">
            <text:p>40,424,688.85</text:p>
          </table:table-cell>
          <table:table-cell office:value-type="string" calcext:value-type="string">
            <text:p>&amp;</text:p>
          </table:table-cell>
          <table:table-cell office:value-type="float" office:value="16974682.88" calcext:value-type="float">
            <text:p>16,974,682.88</text:p>
          </table:table-cell>
          <table:table-cell office:value-type="string" calcext:value-type="string">
            <text:p>&amp;</text:p>
          </table:table-cell>
          <table:table-cell office:value-type="float" office:value="72.3866889489" calcext:value-type="float">
            <text:p>72.39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购买商品、接受劳务支付的现金</text:p>
          </table:table-cell>
          <table:table-cell office:value-type="string" calcext:value-type="string">
            <text:p>&amp;</text:p>
          </table:table-cell>
          <table:table-cell office:value-type="float" office:value="30227112.68" calcext:value-type="float">
            <text:p>30,227,112.68</text:p>
          </table:table-cell>
          <table:table-cell office:value-type="string" calcext:value-type="string">
            <text:p>&amp;</text:p>
          </table:table-cell>
          <table:table-cell office:value-type="float" office:value="35057742.7" calcext:value-type="float">
            <text:p>35,057,742.70</text:p>
          </table:table-cell>
          <table:table-cell office:value-type="string" calcext:value-type="string">
            <text:p>&amp;</text:p>
          </table:table-cell>
          <table:table-cell office:value-type="float" office:value="4830630.02" calcext:value-type="float">
            <text:p>4,830,630.02</text:p>
          </table:table-cell>
          <table:table-cell office:value-type="string" calcext:value-type="string">
            <text:p>&amp;</text:p>
          </table:table-cell>
          <table:table-cell office:value-type="float" office:value="15.9811162619" calcext:value-type="float">
            <text:p>15.98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支付给职工以及为职工支付的现金</text:p>
          </table:table-cell>
          <table:table-cell office:value-type="string" calcext:value-type="string">
            <text:p>&amp;</text:p>
          </table:table-cell>
          <table:table-cell office:value-type="float" office:value="538467.87" calcext:value-type="float">
            <text:p>538,467.8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支付的各项税费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支付的其他与经营活动有关的现金</text:p>
          </table:table-cell>
          <table:table-cell office:value-type="string" calcext:value-type="string">
            <text:p>&amp;</text:p>
          </table:table-cell>
          <table:table-cell office:value-type="float" office:value="2368358.59" calcext:value-type="float">
            <text:p>2,368,358.59</text:p>
          </table:table-cell>
          <table:table-cell office:value-type="string" calcext:value-type="string">
            <text:p>&amp;</text:p>
          </table:table-cell>
          <table:table-cell office:value-type="float" office:value="6566729.26" calcext:value-type="float">
            <text:p>6,566,729.26</text:p>
          </table:table-cell>
          <table:table-cell office:value-type="string" calcext:value-type="string">
            <text:p>&amp;</text:p>
          </table:table-cell>
          <table:table-cell office:value-type="float" office:value="4198370.67" calcext:value-type="float">
            <text:p>4,198,370.67</text:p>
          </table:table-cell>
          <table:table-cell office:value-type="string" calcext:value-type="string">
            <text:p>&amp;</text:p>
          </table:table-cell>
          <table:table-cell office:value-type="float" office:value="177.2692145407" calcext:value-type="float">
            <text:p>177.27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现金流出小计</text:p>
          </table:table-cell>
          <table:table-cell office:value-type="string" calcext:value-type="string">
            <text:p>&amp;</text:p>
          </table:table-cell>
          <table:table-cell office:value-type="float" office:value="33133939.14" calcext:value-type="float">
            <text:p>33,133,939.14</text:p>
          </table:table-cell>
          <table:table-cell office:value-type="string" calcext:value-type="string">
            <text:p>&amp;</text:p>
          </table:table-cell>
          <table:table-cell office:value-type="float" office:value="41624471.96" calcext:value-type="float">
            <text:p>41,624,471.96</text:p>
          </table:table-cell>
          <table:table-cell office:value-type="string" calcext:value-type="string">
            <text:p>&amp;</text:p>
          </table:table-cell>
          <table:table-cell office:value-type="float" office:value="8490532.82" calcext:value-type="float">
            <text:p>8,490,532.82</text:p>
          </table:table-cell>
          <table:table-cell office:value-type="string" calcext:value-type="string">
            <text:p>&amp;</text:p>
          </table:table-cell>
          <table:table-cell office:value-type="float" office:value="25.6248820405" calcext:value-type="float">
            <text:p>25.62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经营活动产生的现金流量净额</text:p>
          </table:table-cell>
          <table:table-cell office:value-type="string" calcext:value-type="string">
            <text:p>&amp;</text:p>
          </table:table-cell>
          <table:table-cell office:value-type="float" office:value="-9683933.17" calcext:value-type="float">
            <text:p>-9,683,933.17</text:p>
          </table:table-cell>
          <table:table-cell office:value-type="string" calcext:value-type="string">
            <text:p>&amp;</text:p>
          </table:table-cell>
          <table:table-cell office:value-type="float" office:value="-1199783.11" calcext:value-type="float">
            <text:p>-1,199,783.11</text:p>
          </table:table-cell>
          <table:table-cell office:value-type="string" calcext:value-type="string">
            <text:p>&amp;</text:p>
          </table:table-cell>
          <table:table-cell office:value-type="float" office:value="8484150.06" calcext:value-type="float">
            <text:p>8,484,150.06</text:p>
          </table:table-cell>
          <table:table-cell office:value-type="string" calcext:value-type="string">
            <text:p>&amp;</text:p>
          </table:table-cell>
          <table:table-cell office:value-type="float" office:value="-87.6105804435" calcext:value-type="float">
            <text:p>-87.61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二、投资活动产生的现金流量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收回投资所收到的现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取得投资收益所收到的现金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/>处置固定资产、无形资产和其他长期资产所收回的现金净额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收到的其他与投资活动有关的现金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现金流入小计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/>购建固定资产、无形资产和其他长期资产所支付的现金</text:p>
          </table:table-cell>
          <table:table-cell office:value-type="string" calcext:value-type="string">
            <text:p>&amp;</text:p>
          </table:table-cell>
          <table:table-cell office:value-type="float" office:value="6057524.53" calcext:value-type="float">
            <text:p>6,057,524.53</text:p>
          </table:table-cell>
          <table:table-cell office:value-type="string" calcext:value-type="string">
            <text:p>&amp;</text:p>
          </table:table-cell>
          <table:table-cell office:value-type="float" office:value="8230974.21" calcext:value-type="float">
            <text:p>8,230,974.21</text:p>
          </table:table-cell>
          <table:table-cell office:value-type="string" calcext:value-type="string">
            <text:p>&amp;</text:p>
          </table:table-cell>
          <table:table-cell office:value-type="float" office:value="2173449.68" calcext:value-type="float">
            <text:p>2,173,449.68</text:p>
          </table:table-cell>
          <table:table-cell office:value-type="string" calcext:value-type="string">
            <text:p>&amp;</text:p>
          </table:table-cell>
          <table:table-cell office:value-type="float" office:value="35.8801630804" calcext:value-type="float">
            <text:p>35.88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投资所支付的现金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支付的其他与投资活动有关的现金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 text:c="2"/>- <text:s text:c="10"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现金流出小计</text:p>
          </table:table-cell>
          <table:table-cell office:value-type="string" calcext:value-type="string">
            <text:p>&amp;</text:p>
          </table:table-cell>
          <table:table-cell office:value-type="float" office:value="6057524.53" calcext:value-type="float">
            <text:p>6,057,524.53</text:p>
          </table:table-cell>
          <table:table-cell office:value-type="string" calcext:value-type="string">
            <text:p>&amp;</text:p>
          </table:table-cell>
          <table:table-cell office:value-type="float" office:value="8230974.21" calcext:value-type="float">
            <text:p>8,230,974.21</text:p>
          </table:table-cell>
          <table:table-cell office:value-type="string" calcext:value-type="string">
            <text:p>&amp;</text:p>
          </table:table-cell>
          <table:table-cell office:value-type="float" office:value="2173449.68" calcext:value-type="float">
            <text:p>2,173,449.68</text:p>
          </table:table-cell>
          <table:table-cell office:value-type="string" calcext:value-type="string">
            <text:p>&amp;</text:p>
          </table:table-cell>
          <table:table-cell office:value-type="float" office:value="35.8801630804" calcext:value-type="float">
            <text:p>35.88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3"/>投资活动产生的现金流量净额</text:p>
          </table:table-cell>
          <table:table-cell office:value-type="string" calcext:value-type="string">
            <text:p>&amp;</text:p>
          </table:table-cell>
          <table:table-cell office:value-type="float" office:value="-6057524.53" calcext:value-type="float">
            <text:p>-6,057,524.53</text:p>
          </table:table-cell>
          <table:table-cell office:value-type="string" calcext:value-type="string">
            <text:p>&amp;</text:p>
          </table:table-cell>
          <table:table-cell office:value-type="float" office:value="-8230974.21" calcext:value-type="float">
            <text:p>-8,230,974.21</text:p>
          </table:table-cell>
          <table:table-cell office:value-type="string" calcext:value-type="string">
            <text:p>&amp;</text:p>
          </table:table-cell>
          <table:table-cell office:value-type="float" office:value="-2173449.68" calcext:value-type="float">
            <text:p>-2,173,449.68</text:p>
          </table:table-cell>
          <table:table-cell office:value-type="string" calcext:value-type="string">
            <text:p>&amp;</text:p>
          </table:table-cell>
          <table:table-cell office:value-type="float" office:value="35.8801630804" calcext:value-type="float">
            <text:p>35.88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三、筹资活动产生的现金流量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吸收投资所收到的现金</text:p>
          </table:table-cell>
          <table:table-cell office:value-type="string" calcext:value-type="string">
            <text:p>&amp;</text:p>
          </table:table-cell>
          <table:table-cell office:value-type="float" office:value="17455000" calcext:value-type="float">
            <text:p>17,455,000.0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,000,000.00</text:p>
          </table:table-cell>
          <table:table-cell office:value-type="string" calcext:value-type="string">
            <text:p>&amp;</text:p>
          </table:table-cell>
          <table:table-cell office:value-type="float" office:value="-7455000" calcext:value-type="float">
            <text:p>-7,455,000.00</text:p>
          </table:table-cell>
          <table:table-cell office:value-type="string" calcext:value-type="string">
            <text:p>&amp;</text:p>
          </table:table-cell>
          <table:table-cell office:value-type="float" office:value="-42.709825265" calcext:value-type="float">
            <text:p>-42.71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借款所收到的现金</text:p>
          </table:table-cell>
          <table:table-cell office:value-type="string" calcext:value-type="string">
            <text:p>&amp;</text:p>
          </table:table-cell>
          <table:table-cell office:value-type="float" office:value="-1394839.79" calcext:value-type="float">
            <text:p>-1,394,839.79</text:p>
          </table:table-cell>
          <table:table-cell office:value-type="string" calcext:value-type="string">
            <text:p>&amp;</text:p>
          </table:table-cell>
          <table:table-cell office:value-type="float" office:value="-537474.03" calcext:value-type="float">
            <text:p>-537,474.03</text:p>
          </table:table-cell>
          <table:table-cell office:value-type="string" calcext:value-type="string">
            <text:p>&amp;</text:p>
          </table:table-cell>
          <table:table-cell office:value-type="float" office:value="857365.76" calcext:value-type="float">
            <text:p>857,365.76</text:p>
          </table:table-cell>
          <table:table-cell office:value-type="string" calcext:value-type="string">
            <text:p>&amp;</text:p>
          </table:table-cell>
          <table:table-cell office:value-type="float" office:value="-61.4669703393" calcext:value-type="float">
            <text:p>-61.47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收到的其他与筹资活动有关的现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现金流入小计</text:p>
          </table:table-cell>
          <table:table-cell office:value-type="string" calcext:value-type="string">
            <text:p>&amp;</text:p>
          </table:table-cell>
          <table:table-cell office:value-type="float" office:value="16060160.21" calcext:value-type="float">
            <text:p>16,060,160.21</text:p>
          </table:table-cell>
          <table:table-cell office:value-type="string" calcext:value-type="string">
            <text:p>&amp;</text:p>
          </table:table-cell>
          <table:table-cell office:value-type="float" office:value="9462525.97" calcext:value-type="float">
            <text:p>9,462,525.97</text:p>
          </table:table-cell>
          <table:table-cell office:value-type="string" calcext:value-type="string">
            <text:p>&amp;</text:p>
          </table:table-cell>
          <table:table-cell office:value-type="float" office:value="-6597634.24" calcext:value-type="float">
            <text:p>-6,597,634.24</text:p>
          </table:table-cell>
          <table:table-cell office:value-type="string" calcext:value-type="string">
            <text:p>&amp;</text:p>
          </table:table-cell>
          <table:table-cell office:value-type="float" office:value="-41.0807498414" calcext:value-type="float">
            <text:p>-41.08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偿还债务所支付的现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分配股利、利润或偿付利息所支付的现金</text:p>
          </table:table-cell>
          <table:table-cell office:value-type="string" calcext:value-type="string">
            <text:p>&amp;</text:p>
          </table:table-cell>
          <table:table-cell office:value-type="float" office:value="163311.62" calcext:value-type="float">
            <text:p>163,311.62</text:p>
          </table:table-cell>
          <table:table-cell office:value-type="string" calcext:value-type="string">
            <text:p>&amp;</text:p>
          </table:table-cell>
          <table:table-cell office:value-type="float" office:value="45337.31" calcext:value-type="float">
            <text:p>45,337.31</text:p>
          </table:table-cell>
          <table:table-cell office:value-type="string" calcext:value-type="string">
            <text:p>&amp;</text:p>
          </table:table-cell>
          <table:table-cell office:value-type="float" office:value="-117974.31" calcext:value-type="float">
            <text:p>-117,974.31</text:p>
          </table:table-cell>
          <table:table-cell office:value-type="string" calcext:value-type="string">
            <text:p>&amp;</text:p>
          </table:table-cell>
          <table:table-cell office:value-type="float" office:value="-72.2387727217" calcext:value-type="float">
            <text:p>-72.24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支付的其他与筹资活动有关的现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现金流出小计</text:p>
          </table:table-cell>
          <table:table-cell office:value-type="string" calcext:value-type="string">
            <text:p>&amp;</text:p>
          </table:table-cell>
          <table:table-cell office:value-type="float" office:value="163311.62" calcext:value-type="float">
            <text:p>163,311.62</text:p>
          </table:table-cell>
          <table:table-cell office:value-type="string" calcext:value-type="string">
            <text:p>&amp;</text:p>
          </table:table-cell>
          <table:table-cell office:value-type="float" office:value="45337.31" calcext:value-type="float">
            <text:p>45,337.31</text:p>
          </table:table-cell>
          <table:table-cell office:value-type="string" calcext:value-type="string">
            <text:p>&amp;</text:p>
          </table:table-cell>
          <table:table-cell office:value-type="float" office:value="-117974.31" calcext:value-type="float">
            <text:p>-117,974.31</text:p>
          </table:table-cell>
          <table:table-cell office:value-type="string" calcext:value-type="string">
            <text:p>&amp;</text:p>
          </table:table-cell>
          <table:table-cell office:value-type="float" office:value="-72.2387727217" calcext:value-type="float">
            <text:p>-72.24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筹资活动产生的现金流量净额</text:p>
          </table:table-cell>
          <table:table-cell office:value-type="string" calcext:value-type="string">
            <text:p>&amp;</text:p>
          </table:table-cell>
          <table:table-cell office:value-type="float" office:value="15896848.59" calcext:value-type="float">
            <text:p>15,896,848.59</text:p>
          </table:table-cell>
          <table:table-cell office:value-type="string" calcext:value-type="string">
            <text:p>&amp;</text:p>
          </table:table-cell>
          <table:table-cell office:value-type="float" office:value="9417188.66" calcext:value-type="float">
            <text:p>9,417,188.66</text:p>
          </table:table-cell>
          <table:table-cell office:value-type="string" calcext:value-type="string">
            <text:p>&amp;</text:p>
          </table:table-cell>
          <table:table-cell office:value-type="float" office:value="-6479659.93" calcext:value-type="float">
            <text:p>-6,479,659.93</text:p>
          </table:table-cell>
          <table:table-cell office:value-type="string" calcext:value-type="string">
            <text:p>&amp;</text:p>
          </table:table-cell>
          <table:table-cell office:value-type="float" office:value="-40.7606570152" calcext:value-type="float">
            <text:p>-40.76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四、汇率变动对现金的影响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x}</text:p>
          </table:table-cell>
          <table:table-cell office:value-type="string" calcext:value-type="string">
            <text:p>五、现金及现金等价物净增加额</text:p>
          </table:table-cell>
          <table:table-cell office:value-type="string" calcext:value-type="string">
            <text:p>&amp;</text:p>
          </table:table-cell>
          <table:table-cell office:value-type="float" office:value="155390.89" calcext:value-type="float">
            <text:p>155,390.89</text:p>
          </table:table-cell>
          <table:table-cell office:value-type="string" calcext:value-type="string">
            <text:p>&amp;</text:p>
          </table:table-cell>
          <table:table-cell office:value-type="float" office:value="-13568.66" calcext:value-type="float">
            <text:p>-13,568.66</text:p>
          </table:table-cell>
          <table:table-cell office:value-type="string" calcext:value-type="string">
            <text:p>&amp;</text:p>
          </table:table-cell>
          <table:table-cell office:value-type="float" office:value="-168959.55" calcext:value-type="float">
            <text:p>-168,959.55</text:p>
          </table:table-cell>
          <table:table-cell office:value-type="string" calcext:value-type="string">
            <text:p>&amp;</text:p>
          </table:table-cell>
          <table:table-cell office:value-type="float" office:value="-108.7319533339" calcext:value-type="float">
            <text:p>-108.73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6" table:style-name="ta1">
        <table:table-column table:style-name="co7" table:number-columns-repeated="10" table:default-cell-style-name="Default"/>
        <table:table-column table:style-name="co14" table:default-cell-style-name="Default"/>
        <table:table-column table:style-name="co7" table:number-columns-repeated="6" table:default-cell-style-name="Default"/>
        <table:table-row table:style-name="ro2">
          <table:table-cell/>
          <table:table-cell office:value-type="string" calcext:value-type="string">
            <text:p>资 <text:s text:c="7"/>产 </text:p>
          </table:table-cell>
          <table:table-cell office:value-type="string" calcext:value-type="string">
            <text:p>行次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行次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行次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行次</text:p>
          </table:table-cell>
          <table:table-cell office:value-type="string" calcext:value-type="string">
            <text:p>11-12(%)</text:p>
          </table:table-cell>
          <table:table-cell office:value-type="string" calcext:value-type="string">
            <text:p>行次</text:p>
          </table:table-cell>
          <table:table-cell office:value-type="string" calcext:value-type="string">
            <text:p>影响(%)</text:p>
          </table:table-cell>
          <table:table-cell office:value-type="string" calcext:value-type="string">
            <text:p>行次</text:p>
          </table:table-cell>
          <table:table-cell office:value-type="string" calcext:value-type="string">
            <text:p>12-13(%)</text:p>
          </table:table-cell>
          <table:table-cell office:value-type="string" calcext:value-type="string">
            <text:p>行次</text:p>
          </table:table-cell>
          <table:table-cell office:value-type="string" calcext:value-type="string">
            <text:p>影响(%)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流动资产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货币资金</text:p>
          </table:table-cell>
          <table:table-cell office:value-type="string" calcext:value-type="string">
            <text:p>&amp;</text:p>
          </table:table-cell>
          <table:table-cell office:value-type="float" office:value="216028.91" calcext:value-type="float">
            <text:p>216028.91</text:p>
          </table:table-cell>
          <table:table-cell office:value-type="string" calcext:value-type="string">
            <text:p>&amp;</text:p>
          </table:table-cell>
          <table:table-cell office:value-type="float" office:value="371419.8" calcext:value-type="float">
            <text:p>371419.8</text:p>
          </table:table-cell>
          <table:table-cell office:value-type="string" calcext:value-type="string">
            <text:p>&amp;</text:p>
          </table:table-cell>
          <table:table-cell office:value-type="float" office:value="357851.14" calcext:value-type="float">
            <text:p>357851.14</text:p>
          </table:table-cell>
          <table:table-cell office:value-type="string" calcext:value-type="string">
            <text:p>&amp;</text:p>
          </table:table-cell>
          <table:table-cell office:value-type="float" office:value="71.93" calcext:value-type="float">
            <text:p>71.93</text:p>
          </table:table-cell>
          <table:table-cell office:value-type="string" calcext:value-type="string">
            <text:p>&amp;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&amp;</text:p>
          </table:table-cell>
          <table:table-cell office:value-type="float" office:value="-3.65" calcext:value-type="float">
            <text:p>-3.65</text:p>
          </table:table-cell>
          <table:table-cell office:value-type="string" calcext:value-type="string">
            <text:p>&amp;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短期投资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收票据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收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收利息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收帐款</text:p>
          </table:table-cell>
          <table:table-cell office:value-type="string" calcext:value-type="string">
            <text:p>&amp;</text:p>
          </table:table-cell>
          <table:table-cell office:value-type="float" office:value="9026489.71" calcext:value-type="float">
            <text:p>9026489.71</text:p>
          </table:table-cell>
          <table:table-cell office:value-type="string" calcext:value-type="string">
            <text:p>&amp;</text:p>
          </table:table-cell>
          <table:table-cell office:value-type="float" office:value="4834277.44" calcext:value-type="float">
            <text:p>4834277.44</text:p>
          </table:table-cell>
          <table:table-cell office:value-type="string" calcext:value-type="string">
            <text:p>&amp;</text:p>
          </table:table-cell>
          <table:table-cell office:value-type="float" office:value="9566033.83" calcext:value-type="float">
            <text:p>9566033.83</text:p>
          </table:table-cell>
          <table:table-cell office:value-type="string" calcext:value-type="string">
            <text:p>&amp;</text:p>
          </table:table-cell>
          <table:table-cell office:value-type="float" office:value="-46.44" calcext:value-type="float">
            <text:p>-46.44</text:p>
          </table:table-cell>
          <table:table-cell office:value-type="string" calcext:value-type="string">
            <text:p>&amp;</text:p>
          </table:table-cell>
          <table:table-cell office:value-type="float" office:value="-19.22" calcext:value-type="float">
            <text:p>-19.22</text:p>
          </table:table-cell>
          <table:table-cell office:value-type="string" calcext:value-type="string">
            <text:p>&amp;</text:p>
          </table:table-cell>
          <table:table-cell office:value-type="float" office:value="97.88" calcext:value-type="float">
            <text:p>97.88</text:p>
          </table:table-cell>
          <table:table-cell office:value-type="string" calcext:value-type="string">
            <text:p>&amp;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其他应收款</text:p>
          </table:table-cell>
          <table:table-cell office:value-type="string" calcext:value-type="string">
            <text:p>&amp;</text:p>
          </table:table-cell>
          <table:table-cell office:value-type="float" office:value="3718168.77" calcext:value-type="float">
            <text:p>3718168.77</text:p>
          </table:table-cell>
          <table:table-cell office:value-type="string" calcext:value-type="string">
            <text:p>&amp;</text:p>
          </table:table-cell>
          <table:table-cell office:value-type="float" office:value="4847880.11" calcext:value-type="float">
            <text:p>4847880.11</text:p>
          </table:table-cell>
          <table:table-cell office:value-type="string" calcext:value-type="string">
            <text:p>&amp;</text:p>
          </table:table-cell>
          <table:table-cell office:value-type="float" office:value="4727318.78" calcext:value-type="float">
            <text:p>4727318.78</text:p>
          </table:table-cell>
          <table:table-cell office:value-type="string" calcext:value-type="string">
            <text:p>&amp;</text:p>
          </table:table-cell>
          <table:table-cell office:value-type="float" office:value="30.38" calcext:value-type="float">
            <text:p>30.38</text:p>
          </table:table-cell>
          <table:table-cell office:value-type="string" calcext:value-type="string">
            <text:p>&amp;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&amp;</text:p>
          </table:table-cell>
          <table:table-cell office:value-type="float" office:value="-2.49" calcext:value-type="float">
            <text:p>-2.49</text:p>
          </table:table-cell>
          <table:table-cell office:value-type="string" calcext:value-type="string">
            <text:p>&amp;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预付帐款</text:p>
          </table:table-cell>
          <table:table-cell office:value-type="string" calcext:value-type="string">
            <text:p>&amp;</text:p>
          </table:table-cell>
          <table:table-cell office:value-type="float" office:value="278874.31" calcext:value-type="float">
            <text:p>278874.31</text:p>
          </table:table-cell>
          <table:table-cell office:value-type="string" calcext:value-type="string">
            <text:p>&amp;</text:p>
          </table:table-cell>
          <table:table-cell office:value-type="float" office:value="4056262.6" calcext:value-type="float">
            <text:p>4056262.6</text:p>
          </table:table-cell>
          <table:table-cell office:value-type="string" calcext:value-type="string">
            <text:p>&amp;</text:p>
          </table:table-cell>
          <table:table-cell office:value-type="float" office:value="1791875.28" calcext:value-type="float">
            <text:p>1791875.28</text:p>
          </table:table-cell>
          <table:table-cell office:value-type="string" calcext:value-type="string">
            <text:p>&amp;</text:p>
          </table:table-cell>
          <table:table-cell office:value-type="float" office:value="1354.51" calcext:value-type="float">
            <text:p>1354.51</text:p>
          </table:table-cell>
          <table:table-cell office:value-type="string" calcext:value-type="string">
            <text:p>&amp;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&amp;</text:p>
          </table:table-cell>
          <table:table-cell office:value-type="float" office:value="-55.82" calcext:value-type="float">
            <text:p>-55.82</text:p>
          </table:table-cell>
          <table:table-cell office:value-type="string" calcext:value-type="string">
            <text:p>&amp;</text:p>
          </table:table-cell>
          <table:table-cell office:value-type="float" office:value="-11.26" calcext:value-type="float">
            <text:p>-11.2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收补贴款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存货</text:p>
          </table:table-cell>
          <table:table-cell office:value-type="string" calcext:value-type="string">
            <text:p>&amp;</text:p>
          </table:table-cell>
          <table:table-cell office:value-type="float" office:value="2752330.93" calcext:value-type="float">
            <text:p>2752330.93</text:p>
          </table:table-cell>
          <table:table-cell office:value-type="string" calcext:value-type="string">
            <text:p>&amp;</text:p>
          </table:table-cell>
          <table:table-cell office:value-type="float" office:value="17641759.43" calcext:value-type="float">
            <text:p>17641759.43</text:p>
          </table:table-cell>
          <table:table-cell office:value-type="string" calcext:value-type="string">
            <text:p>&amp;</text:p>
          </table:table-cell>
          <table:table-cell office:value-type="float" office:value="27151825.1" calcext:value-type="float">
            <text:p>27151825.1</text:p>
          </table:table-cell>
          <table:table-cell office:value-type="string" calcext:value-type="string">
            <text:p>&amp;</text:p>
          </table:table-cell>
          <table:table-cell office:value-type="float" office:value="540.98" calcext:value-type="float">
            <text:p>540.98</text:p>
          </table:table-cell>
          <table:table-cell office:value-type="string" calcext:value-type="string">
            <text:p>&amp;</text:p>
          </table:table-cell>
          <table:table-cell office:value-type="float" office:value="68.27" calcext:value-type="float">
            <text:p>68.27</text:p>
          </table:table-cell>
          <table:table-cell office:value-type="string" calcext:value-type="string">
            <text:p>&amp;</text:p>
          </table:table-cell>
          <table:table-cell office:value-type="float" office:value="53.91" calcext:value-type="float">
            <text:p>53.91</text:p>
          </table:table-cell>
          <table:table-cell office:value-type="string" calcext:value-type="string">
            <text:p>&amp;</text:p>
          </table:table-cell>
          <table:table-cell office:value-type="float" office:value="47.28" calcext:value-type="float">
            <text:p>47.2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待摊费用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一年内到期的长期债券投资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其他流动资产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6"/>流动资产合计</text:p>
          </table:table-cell>
          <table:table-cell office:value-type="string" calcext:value-type="string">
            <text:p>&amp;</text:p>
          </table:table-cell>
          <table:table-cell office:value-type="float" office:value="15991892.63" calcext:value-type="float">
            <text:p>15991892.63</text:p>
          </table:table-cell>
          <table:table-cell office:value-type="string" calcext:value-type="string">
            <text:p>&amp;</text:p>
          </table:table-cell>
          <table:table-cell office:value-type="float" office:value="31751599.38" calcext:value-type="float">
            <text:p>31751599.38</text:p>
          </table:table-cell>
          <table:table-cell office:value-type="string" calcext:value-type="string">
            <text:p>&amp;</text:p>
          </table:table-cell>
          <table:table-cell office:value-type="float" office:value="43594904.13" calcext:value-type="float">
            <text:p>43594904.13</text:p>
          </table:table-cell>
          <table:table-cell office:value-type="string" calcext:value-type="string">
            <text:p>&amp;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&amp;</text:p>
          </table:table-cell>
          <table:table-cell office:value-type="float" office:value="72.26" calcext:value-type="float">
            <text:p>72.26</text:p>
          </table:table-cell>
          <table:table-cell office:value-type="string" calcext:value-type="string">
            <text:p>&amp;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&amp;</text:p>
          </table:table-cell>
          <table:table-cell office:value-type="float" office:value="58.88" calcext:value-type="float">
            <text:p>58.8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长期投资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长期股权投资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长期债权投资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长期投资合计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固定资产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固定资产原价</text:p>
          </table:table-cell>
          <table:table-cell office:value-type="string" calcext:value-type="string">
            <text:p>&amp;</text:p>
          </table:table-cell>
          <table:table-cell office:value-type="float" office:value="1908438.53" calcext:value-type="float">
            <text:p>1908438.53</text:p>
          </table:table-cell>
          <table:table-cell office:value-type="string" calcext:value-type="string">
            <text:p>&amp;</text:p>
          </table:table-cell>
          <table:table-cell office:value-type="float" office:value="5999963.04" calcext:value-type="float">
            <text:p>5999963.04</text:p>
          </table:table-cell>
          <table:table-cell office:value-type="string" calcext:value-type="string">
            <text:p>&amp;</text:p>
          </table:table-cell>
          <table:table-cell office:value-type="float" office:value="7282601.26" calcext:value-type="float">
            <text:p>7282601.26</text:p>
          </table:table-cell>
          <table:table-cell office:value-type="string" calcext:value-type="string">
            <text:p>&amp;</text:p>
          </table:table-cell>
          <table:table-cell office:value-type="float" office:value="214.39" calcext:value-type="float">
            <text:p>214.39</text:p>
          </table:table-cell>
          <table:table-cell office:value-type="string" calcext:value-type="string">
            <text:p>&amp;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&amp;</text:p>
          </table:table-cell>
          <table:table-cell office:value-type="float" office:value="21.38" calcext:value-type="float">
            <text:p>21.38</text:p>
          </table:table-cell>
          <table:table-cell office:value-type="string" calcext:value-type="string">
            <text:p>&amp;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8"/>减：累计折旧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固定资产净值</text:p>
          </table:table-cell>
          <table:table-cell office:value-type="string" calcext:value-type="string">
            <text:p>&amp;</text:p>
          </table:table-cell>
          <table:table-cell office:value-type="float" office:value="1908438.53" calcext:value-type="float">
            <text:p>1908438.53</text:p>
          </table:table-cell>
          <table:table-cell office:value-type="string" calcext:value-type="string">
            <text:p>&amp;</text:p>
          </table:table-cell>
          <table:table-cell office:value-type="float" office:value="5999963.04" calcext:value-type="float">
            <text:p>5999963.04</text:p>
          </table:table-cell>
          <table:table-cell office:value-type="string" calcext:value-type="string">
            <text:p>&amp;</text:p>
          </table:table-cell>
          <table:table-cell office:value-type="float" office:value="7282601.26" calcext:value-type="float">
            <text:p>7282601.26</text:p>
          </table:table-cell>
          <table:table-cell office:value-type="string" calcext:value-type="string">
            <text:p>&amp;</text:p>
          </table:table-cell>
          <table:table-cell office:value-type="float" office:value="214.39" calcext:value-type="float">
            <text:p>214.39</text:p>
          </table:table-cell>
          <table:table-cell office:value-type="string" calcext:value-type="string">
            <text:p>&amp;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&amp;</text:p>
          </table:table-cell>
          <table:table-cell office:value-type="float" office:value="21.38" calcext:value-type="float">
            <text:p>21.38</text:p>
          </table:table-cell>
          <table:table-cell office:value-type="string" calcext:value-type="string">
            <text:p>&amp;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8"/>减：固定资产减值准备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固定资产净额</text:p>
          </table:table-cell>
          <table:table-cell office:value-type="string" calcext:value-type="string">
            <text:p>&amp;</text:p>
          </table:table-cell>
          <table:table-cell office:value-type="float" office:value="1908438.53" calcext:value-type="float">
            <text:p>1908438.53</text:p>
          </table:table-cell>
          <table:table-cell office:value-type="string" calcext:value-type="string">
            <text:p>&amp;</text:p>
          </table:table-cell>
          <table:table-cell office:value-type="float" office:value="5999963.04" calcext:value-type="float">
            <text:p>5999963.04</text:p>
          </table:table-cell>
          <table:table-cell office:value-type="string" calcext:value-type="string">
            <text:p>&amp;</text:p>
          </table:table-cell>
          <table:table-cell office:value-type="float" office:value="7282601.26" calcext:value-type="float">
            <text:p>7282601.26</text:p>
          </table:table-cell>
          <table:table-cell office:value-type="string" calcext:value-type="string">
            <text:p>&amp;</text:p>
          </table:table-cell>
          <table:table-cell office:value-type="float" office:value="214.39" calcext:value-type="float">
            <text:p>214.39</text:p>
          </table:table-cell>
          <table:table-cell office:value-type="string" calcext:value-type="string">
            <text:p>&amp;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&amp;</text:p>
          </table:table-cell>
          <table:table-cell office:value-type="float" office:value="21.38" calcext:value-type="float">
            <text:p>21.38</text:p>
          </table:table-cell>
          <table:table-cell office:value-type="string" calcext:value-type="string">
            <text:p>&amp;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工程物资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在建工程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固定资产清理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14"/>固定资产合计</text:p>
          </table:table-cell>
          <table:table-cell office:value-type="string" calcext:value-type="string">
            <text:p>&amp;</text:p>
          </table:table-cell>
          <table:table-cell office:value-type="float" office:value="1908438.53" calcext:value-type="float">
            <text:p>1908438.53</text:p>
          </table:table-cell>
          <table:table-cell office:value-type="string" calcext:value-type="string">
            <text:p>&amp;</text:p>
          </table:table-cell>
          <table:table-cell office:value-type="float" office:value="5999963.04" calcext:value-type="float">
            <text:p>5999963.04</text:p>
          </table:table-cell>
          <table:table-cell office:value-type="string" calcext:value-type="string">
            <text:p>&amp;</text:p>
          </table:table-cell>
          <table:table-cell office:value-type="float" office:value="7282601.26" calcext:value-type="float">
            <text:p>7282601.26</text:p>
          </table:table-cell>
          <table:table-cell office:value-type="string" calcext:value-type="string">
            <text:p>&amp;</text:p>
          </table:table-cell>
          <table:table-cell office:value-type="float" office:value="214.39" calcext:value-type="float">
            <text:p>214.39</text:p>
          </table:table-cell>
          <table:table-cell office:value-type="string" calcext:value-type="string">
            <text:p>&amp;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&amp;</text:p>
          </table:table-cell>
          <table:table-cell office:value-type="float" office:value="21.38" calcext:value-type="float">
            <text:p>21.38</text:p>
          </table:table-cell>
          <table:table-cell office:value-type="string" calcext:value-type="string">
            <text:p>&amp;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无形资产及其他资产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无形资产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长期待摊费用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966000.02" calcext:value-type="float">
            <text:p>1966000.02</text:p>
          </table:table-cell>
          <table:table-cell office:value-type="string" calcext:value-type="string">
            <text:p>&amp;</text:p>
          </table:table-cell>
          <table:table-cell office:value-type="float" office:value="8914336.01" calcext:value-type="float">
            <text:p>8914336.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&amp;</text:p>
          </table:table-cell>
          <table:table-cell office:value-type="float" office:value="353.43" calcext:value-type="float">
            <text:p>353.43</text:p>
          </table:table-cell>
          <table:table-cell office:value-type="string" calcext:value-type="string">
            <text:p>&amp;</text:p>
          </table:table-cell>
          <table:table-cell office:value-type="float" office:value="34.54" calcext:value-type="float">
            <text:p>34.54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其他长期资产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无形资产及其他资产合计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float" office:value="1966000.02" calcext:value-type="float">
            <text:p>1966000.02</text:p>
          </table:table-cell>
          <table:table-cell office:value-type="string" calcext:value-type="string">
            <text:p>&amp;</text:p>
          </table:table-cell>
          <table:table-cell office:value-type="float" office:value="8914336.01" calcext:value-type="float">
            <text:p>8914336.0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&amp;</text:p>
          </table:table-cell>
          <table:table-cell office:value-type="float" office:value="353.43" calcext:value-type="float">
            <text:p>353.43</text:p>
          </table:table-cell>
          <table:table-cell office:value-type="string" calcext:value-type="string">
            <text:p>&amp;</text:p>
          </table:table-cell>
          <table:table-cell office:value-type="float" office:value="34.54" calcext:value-type="float">
            <text:p>34.54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递延税项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递延税款借项</text:p>
          </table:table-cell>
          <table:table-cell office:value-type="string" calcext:value-type="string">
            <text:p>&amp;</text:p>
          </table:table-cell>
          <table:table-cell office:value-type="float" office:value="30736.17" calcext:value-type="float">
            <text:p>30736.17</text:p>
          </table:table-cell>
          <table:table-cell office:value-type="string" calcext:value-type="string">
            <text:p>&amp;</text:p>
          </table:table-cell>
          <table:table-cell office:value-type="float" office:value="21796.74" calcext:value-type="float">
            <text:p>21796.74</text:p>
          </table:table-cell>
          <table:table-cell office:value-type="string" calcext:value-type="string">
            <text:p>&amp;</text:p>
          </table:table-cell>
          <table:table-cell office:value-type="float" office:value="62054.47" calcext:value-type="float">
            <text:p>62054.47</text:p>
          </table:table-cell>
          <table:table-cell office:value-type="string" calcext:value-type="string">
            <text:p>&amp;</text:p>
          </table:table-cell>
          <table:table-cell office:value-type="float" office:value="-29.08" calcext:value-type="float">
            <text:p>-29.08</text:p>
          </table:table-cell>
          <table:table-cell office:value-type="string" calcext:value-type="string">
            <text:p>&amp;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&amp;</text:p>
          </table:table-cell>
          <table:table-cell office:value-type="float" office:value="184.7" calcext:value-type="float">
            <text:p>184.7</text:p>
          </table:table-cell>
          <table:table-cell office:value-type="string" calcext:value-type="string">
            <text:p>&amp;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12"/>资产总计</text:p>
          </table:table-cell>
          <table:table-cell office:value-type="string" calcext:value-type="string">
            <text:p>&amp;</text:p>
          </table:table-cell>
          <table:table-cell office:value-type="float" office:value="17931067.33" calcext:value-type="float">
            <text:p>17931067.33</text:p>
          </table:table-cell>
          <table:table-cell office:value-type="string" calcext:value-type="string">
            <text:p>&amp;</text:p>
          </table:table-cell>
          <table:table-cell office:value-type="float" office:value="39739359.18" calcext:value-type="float">
            <text:p>39739359.18</text:p>
          </table:table-cell>
          <table:table-cell office:value-type="string" calcext:value-type="string">
            <text:p>&amp;</text:p>
          </table:table-cell>
          <table:table-cell office:value-type="float" office:value="59853895.87" calcext:value-type="float">
            <text:p>59853895.87</text:p>
          </table:table-cell>
          <table:table-cell office:value-type="string" calcext:value-type="string">
            <text:p>&amp;</text:p>
          </table:table-cell>
          <table:table-cell office:value-type="float" office:value="121.62" calcext:value-type="float">
            <text:p>121.62</text:p>
          </table:table-cell>
          <table:table-cell office:value-type="string" calcext:value-type="string">
            <text:p>&amp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office:value-type="float" office:value="50.62" calcext:value-type="float">
            <text:p>50.62</text:p>
          </table:table-cell>
          <table:table-cell office:value-type="string" calcext:value-type="string">
            <text:p>&amp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hspace{2ex}</text:p>
          </table:table-cell>
          <table:table-cell office:value-type="string" calcext:value-type="string">
            <text:p>负债及所有者权益</text:p>
          </table:table-cell>
          <table:table-cell office:value-type="string" calcext:value-type="string">
            <text:p>&amp;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&amp;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&amp;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-12(%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影响(%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-13(%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影响(%)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流动负债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短期借款</text:p>
          </table:table-cell>
          <table:table-cell office:value-type="string" calcext:value-type="string">
            <text:p>&amp;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&amp;</text:p>
          </table:table-cell>
          <table:table-cell office:value-type="float" office:value="905160.21" calcext:value-type="float">
            <text:p>905160.21</text:p>
          </table:table-cell>
          <table:table-cell office:value-type="string" calcext:value-type="string">
            <text:p>&amp;</text:p>
          </table:table-cell>
          <table:table-cell office:value-type="float" office:value="367686.18" calcext:value-type="float">
            <text:p>367686.18</text:p>
          </table:table-cell>
          <table:table-cell office:value-type="string" calcext:value-type="string">
            <text:p>&amp;</text:p>
          </table:table-cell>
          <table:table-cell office:value-type="float" office:value="-60.65" calcext:value-type="float">
            <text:p>-60.65</text:p>
          </table:table-cell>
          <table:table-cell office:value-type="string" calcext:value-type="string">
            <text:p>&amp;</text:p>
          </table:table-cell>
          <table:table-cell office:value-type="float" office:value="-6.4" calcext:value-type="float">
            <text:p>-6.4</text:p>
          </table:table-cell>
          <table:table-cell office:value-type="string" calcext:value-type="string">
            <text:p>&amp;</text:p>
          </table:table-cell>
          <table:table-cell office:value-type="float" office:value="-59.38" calcext:value-type="float">
            <text:p>-59.38</text:p>
          </table:table-cell>
          <table:table-cell office:value-type="string" calcext:value-type="string">
            <text:p>&amp;</text:p>
          </table:table-cell>
          <table:table-cell office:value-type="float" office:value="-2.68" calcext:value-type="float">
            <text:p>-2.6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付票据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付帐款</text:p>
          </table:table-cell>
          <table:table-cell office:value-type="string" calcext:value-type="string">
            <text:p>&amp;</text:p>
          </table:table-cell>
          <table:table-cell office:value-type="float" office:value="4606501.95" calcext:value-type="float">
            <text:p>4606501.95</text:p>
          </table:table-cell>
          <table:table-cell office:value-type="string" calcext:value-type="string">
            <text:p>&amp;</text:p>
          </table:table-cell>
          <table:table-cell office:value-type="float" office:value="332864.7" calcext:value-type="float">
            <text:p>332864.7</text:p>
          </table:table-cell>
          <table:table-cell office:value-type="string" calcext:value-type="string">
            <text:p>&amp;</text:p>
          </table:table-cell>
          <table:table-cell office:value-type="float" office:value="1277856.15" calcext:value-type="float">
            <text:p>1277856.15</text:p>
          </table:table-cell>
          <table:table-cell office:value-type="string" calcext:value-type="string">
            <text:p>&amp;</text:p>
          </table:table-cell>
          <table:table-cell office:value-type="float" office:value="-92.77" calcext:value-type="float">
            <text:p>-92.77</text:p>
          </table:table-cell>
          <table:table-cell office:value-type="string" calcext:value-type="string">
            <text:p>&amp;</text:p>
          </table:table-cell>
          <table:table-cell office:value-type="float" office:value="-19.6" calcext:value-type="float">
            <text:p>-19.6</text:p>
          </table:table-cell>
          <table:table-cell office:value-type="string" calcext:value-type="string">
            <text:p>&amp;</text:p>
          </table:table-cell>
          <table:table-cell office:value-type="float" office:value="283.9" calcext:value-type="float">
            <text:p>283.9</text:p>
          </table:table-cell>
          <table:table-cell office:value-type="string" calcext:value-type="string">
            <text:p>&amp;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预收帐款</text:p>
          </table:table-cell>
          <table:table-cell office:value-type="string" calcext:value-type="string">
            <text:p>&amp;</text:p>
          </table:table-cell>
          <table:table-cell office:value-type="float" office:value="319054.87" calcext:value-type="float">
            <text:p>319054.87</text:p>
          </table:table-cell>
          <table:table-cell office:value-type="string" calcext:value-type="string">
            <text:p>&amp;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&amp;</text:p>
          </table:table-cell>
          <table:table-cell office:value-type="float" office:value="11335.42" calcext:value-type="float">
            <text:p>11335.42</text:p>
          </table:table-cell>
          <table:table-cell office:value-type="string" calcext:value-type="string">
            <text:p>&amp;</text:p>
          </table:table-cell>
          <table:table-cell office:value-type="float" office:value="-99.91" calcext:value-type="float">
            <text:p>-99.91</text:p>
          </table:table-cell>
          <table:table-cell office:value-type="string" calcext:value-type="string">
            <text:p>&amp;</text:p>
          </table:table-cell>
          <table:table-cell office:value-type="float" office:value="-1.46" calcext:value-type="float">
            <text:p>-1.46</text:p>
          </table:table-cell>
          <table:table-cell office:value-type="string" calcext:value-type="string">
            <text:p>&amp;</text:p>
          </table:table-cell>
          <table:table-cell office:value-type="float" office:value="3962.87" calcext:value-type="float">
            <text:p>3962.87</text:p>
          </table:table-cell>
          <table:table-cell office:value-type="string" calcext:value-type="string">
            <text:p>&amp;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付工资</text:p>
          </table:table-cell>
          <table:table-cell office:value-type="string" calcext:value-type="string">
            <text:p>&amp;</text:p>
          </table:table-cell>
          <table:table-cell office:value-type="float" office:value="108451.43" calcext:value-type="float">
            <text:p>108451.43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&amp;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付福利费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付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交税金</text:p>
          </table:table-cell>
          <table:table-cell office:value-type="string" calcext:value-type="string">
            <text:p>&amp;</text:p>
          </table:table-cell>
          <table:table-cell office:value-type="float" office:value="2653808.96" calcext:value-type="float">
            <text:p>2653808.96</text:p>
          </table:table-cell>
          <table:table-cell office:value-type="string" calcext:value-type="string">
            <text:p>&amp;</text:p>
          </table:table-cell>
          <table:table-cell office:value-type="float" office:value="4537382.1" calcext:value-type="float">
            <text:p>4537382.1</text:p>
          </table:table-cell>
          <table:table-cell office:value-type="string" calcext:value-type="string">
            <text:p>&amp;</text:p>
          </table:table-cell>
          <table:table-cell office:value-type="float" office:value="3698641.18" calcext:value-type="float">
            <text:p>3698641.18</text:p>
          </table:table-cell>
          <table:table-cell office:value-type="string" calcext:value-type="string">
            <text:p>&amp;</text:p>
          </table:table-cell>
          <table:table-cell office:value-type="float" office:value="70.98" calcext:value-type="float">
            <text:p>70.98</text:p>
          </table:table-cell>
          <table:table-cell office:value-type="string" calcext:value-type="string">
            <text:p>&amp;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&amp;</text:p>
          </table:table-cell>
          <table:table-cell office:value-type="float" office:value="-18.49" calcext:value-type="float">
            <text:p>-18.49</text:p>
          </table:table-cell>
          <table:table-cell office:value-type="string" calcext:value-type="string">
            <text:p>&amp;</text:p>
          </table:table-cell>
          <table:table-cell office:value-type="float" office:value="-4.18" calcext:value-type="float">
            <text:p>-4.1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其他应交款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其他应付款</text:p>
          </table:table-cell>
          <table:table-cell office:value-type="string" calcext:value-type="string">
            <text:p>&amp;</text:p>
          </table:table-cell>
          <table:table-cell office:value-type="float" office:value="708748.14" calcext:value-type="float">
            <text:p>708748.1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&amp;</text:p>
          </table:table-cell>
          <table:table-cell office:value-type="float" office:value="-3.25" calcext:value-type="float">
            <text:p>-3.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预提费用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预计负债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一年内到期的长期负债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其他流动负债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/>流动负债合计</text:p>
          </table:table-cell>
          <table:table-cell office:value-type="string" calcext:value-type="string">
            <text:p>&amp;</text:p>
          </table:table-cell>
          <table:table-cell office:value-type="float" office:value="10696565.35" calcext:value-type="float">
            <text:p>10696565.35</text:p>
          </table:table-cell>
          <table:table-cell office:value-type="string" calcext:value-type="string">
            <text:p>&amp;</text:p>
          </table:table-cell>
          <table:table-cell office:value-type="float" office:value="5775686.01" calcext:value-type="float">
            <text:p>5775686.01</text:p>
          </table:table-cell>
          <table:table-cell office:value-type="string" calcext:value-type="string">
            <text:p>&amp;</text:p>
          </table:table-cell>
          <table:table-cell office:value-type="float" office:value="5445518.93" calcext:value-type="float">
            <text:p>5445518.93</text:p>
          </table:table-cell>
          <table:table-cell office:value-type="string" calcext:value-type="string">
            <text:p>&amp;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&amp;</text:p>
          </table:table-cell>
          <table:table-cell office:value-type="float" office:value="-22.56" calcext:value-type="float">
            <text:p>-22.56</text:p>
          </table:table-cell>
          <table:table-cell office:value-type="string" calcext:value-type="string">
            <text:p>&amp;</text:p>
          </table:table-cell>
          <table:table-cell office:value-type="float" office:value="-5.72" calcext:value-type="float">
            <text:p>-5.72</text:p>
          </table:table-cell>
          <table:table-cell office:value-type="string" calcext:value-type="string">
            <text:p>&amp;</text:p>
          </table:table-cell>
          <table:table-cell office:value-type="float" office:value="-1.65" calcext:value-type="float">
            <text:p>-1.6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长期负债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长期借款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应付债券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长期应付款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专项应付款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其他长期负债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8"/>长期负债合计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递延税项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递延税项贷项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12"/>负债总计</text:p>
          </table:table-cell>
          <table:table-cell office:value-type="string" calcext:value-type="string">
            <text:p>&amp;</text:p>
          </table:table-cell>
          <table:table-cell office:value-type="float" office:value="10696565.35" calcext:value-type="float">
            <text:p>10696565.35</text:p>
          </table:table-cell>
          <table:table-cell office:value-type="string" calcext:value-type="string">
            <text:p>&amp;</text:p>
          </table:table-cell>
          <table:table-cell office:value-type="float" office:value="5775686.01" calcext:value-type="float">
            <text:p>5775686.01</text:p>
          </table:table-cell>
          <table:table-cell office:value-type="string" calcext:value-type="string">
            <text:p>&amp;</text:p>
          </table:table-cell>
          <table:table-cell office:value-type="float" office:value="5445518.93" calcext:value-type="float">
            <text:p>5445518.93</text:p>
          </table:table-cell>
          <table:table-cell office:value-type="string" calcext:value-type="string">
            <text:p>&amp;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&amp;</text:p>
          </table:table-cell>
          <table:table-cell office:value-type="float" office:value="-22.56" calcext:value-type="float">
            <text:p>-22.56</text:p>
          </table:table-cell>
          <table:table-cell office:value-type="string" calcext:value-type="string">
            <text:p>&amp;</text:p>
          </table:table-cell>
          <table:table-cell office:value-type="float" office:value="-5.72" calcext:value-type="float">
            <text:p>-5.72</text:p>
          </table:table-cell>
          <table:table-cell office:value-type="string" calcext:value-type="string">
            <text:p>&amp;</text:p>
          </table:table-cell>
          <table:table-cell office:value-type="float" office:value="-1.65" calcext:value-type="float">
            <text:p>-1.6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少数股东权益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所有者权益（或股东权益）：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实收资本（或股本）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22455000" calcext:value-type="float">
            <text:p>22455000</text:p>
          </table:table-cell>
          <table:table-cell office:value-type="string" calcext:value-type="string">
            <text:p>&amp;</text:p>
          </table:table-cell>
          <table:table-cell office:value-type="float" office:value="32455000" calcext:value-type="float">
            <text:p>32455000</text:p>
          </table:table-cell>
          <table:table-cell office:value-type="string" calcext:value-type="string">
            <text:p>&amp;</text:p>
          </table:table-cell>
          <table:table-cell office:value-type="float" office:value="349.1" calcext:value-type="float">
            <text:p>349.1</text:p>
          </table:table-cell>
          <table:table-cell office:value-type="string" calcext:value-type="string">
            <text:p>&amp;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&amp;</text:p>
          </table:table-cell>
          <table:table-cell office:value-type="float" office:value="44.53" calcext:value-type="float">
            <text:p>44.53</text:p>
          </table:table-cell>
          <table:table-cell office:value-type="string" calcext:value-type="string">
            <text:p>&amp;</text:p>
          </table:table-cell>
          <table:table-cell office:value-type="float" office:value="49.86" calcext:value-type="float">
            <text:p>49.8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8"/>减：已归还投资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实收资本（或股本）净额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22455000" calcext:value-type="float">
            <text:p>22455000</text:p>
          </table:table-cell>
          <table:table-cell office:value-type="string" calcext:value-type="string">
            <text:p>&amp;</text:p>
          </table:table-cell>
          <table:table-cell office:value-type="float" office:value="32455000" calcext:value-type="float">
            <text:p>32455000</text:p>
          </table:table-cell>
          <table:table-cell office:value-type="string" calcext:value-type="string">
            <text:p>&amp;</text:p>
          </table:table-cell>
          <table:table-cell office:value-type="float" office:value="349.1" calcext:value-type="float">
            <text:p>349.1</text:p>
          </table:table-cell>
          <table:table-cell office:value-type="string" calcext:value-type="string">
            <text:p>&amp;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&amp;</text:p>
          </table:table-cell>
          <table:table-cell office:value-type="float" office:value="44.53" calcext:value-type="float">
            <text:p>44.53</text:p>
          </table:table-cell>
          <table:table-cell office:value-type="string" calcext:value-type="string">
            <text:p>&amp;</text:p>
          </table:table-cell>
          <table:table-cell office:value-type="float" office:value="49.86" calcext:value-type="float">
            <text:p>49.8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资本公积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733993.51" calcext:value-type="float">
            <text:p>10733993.51</text:p>
          </table:table-cell>
          <table:table-cell office:value-type="string" calcext:value-type="string">
            <text:p>&amp;</text:p>
          </table:table-cell>
          <table:table-cell office:value-type="float" office:value="21149015.68" calcext:value-type="float">
            <text:p>21149015.6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49.22" calcext:value-type="float">
            <text:p>49.22</text:p>
          </table:table-cell>
          <table:table-cell office:value-type="string" calcext:value-type="string">
            <text:p>&amp;</text:p>
          </table:table-cell>
          <table:table-cell office:value-type="float" office:value="97.03" calcext:value-type="float">
            <text:p>97.03</text:p>
          </table:table-cell>
          <table:table-cell office:value-type="string" calcext:value-type="string">
            <text:p>&amp;</text:p>
          </table:table-cell>
          <table:table-cell office:value-type="float" office:value="51.93" calcext:value-type="float">
            <text:p>51.9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盈余公积</text:p>
          </table:table-cell>
          <table:table-cell office:value-type="string" calcext:value-type="string">
            <text:p>&amp;</text:p>
          </table:table-cell>
          <table:table-cell office:value-type="float" office:value="223450.2" calcext:value-type="float">
            <text:p>223450.2</text:p>
          </table:table-cell>
          <table:table-cell office:value-type="string" calcext:value-type="string">
            <text:p>&amp;</text:p>
          </table:table-cell>
          <table:table-cell office:value-type="float" office:value="77467.97" calcext:value-type="float">
            <text:p>77467.97</text:p>
          </table:table-cell>
          <table:table-cell office:value-type="string" calcext:value-type="string">
            <text:p>&amp;</text:p>
          </table:table-cell>
          <table:table-cell office:value-type="float" office:value="745763.63" calcext:value-type="float">
            <text:p>745763.63</text:p>
          </table:table-cell>
          <table:table-cell office:value-type="string" calcext:value-type="string">
            <text:p>&amp;</text:p>
          </table:table-cell>
          <table:table-cell office:value-type="float" office:value="-65.33" calcext:value-type="float">
            <text:p>-65.33</text:p>
          </table:table-cell>
          <table:table-cell office:value-type="string" calcext:value-type="string">
            <text:p>&amp;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&amp;</text:p>
          </table:table-cell>
          <table:table-cell office:value-type="float" office:value="862.67" calcext:value-type="float">
            <text:p>862.67</text:p>
          </table:table-cell>
          <table:table-cell office:value-type="string" calcext:value-type="string">
            <text:p>&amp;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8"/>其中：法定公益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4"/>未分配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011051.78</text:p>
          </table:table-cell>
          <table:table-cell office:value-type="string" calcext:value-type="string">
            <text:p>&amp;</text:p>
          </table:table-cell>
          <table:table-cell office:value-type="float" office:value="697211.69" calcext:value-type="float">
            <text:p>697211.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&amp;</text:p>
          </table:table-cell>
          <table:table-cell office:value-type="float" office:value="-65.33" calcext:value-type="float">
            <text:p>-65.33</text:p>
          </table:table-cell>
          <table:table-cell office:value-type="string" calcext:value-type="string">
            <text:p>&amp;</text:p>
          </table:table-cell>
          <table:table-cell office:value-type="float" office:value="-6.02" calcext:value-type="float">
            <text:p>-6.02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&amp;</text:p>
          </table:table-cell>
          <table:table-cell office:value-type="float" office:value="-3.48" calcext:value-type="float">
            <text:p>-3.4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所有者权益（或股东权益）合计</text:p>
          </table:table-cell>
          <table:table-cell office:value-type="string" calcext:value-type="string">
            <text:p>&amp;</text:p>
          </table:table-cell>
          <table:table-cell office:value-type="float" office:value="7234501.98" calcext:value-type="float">
            <text:p>7234501.98</text:p>
          </table:table-cell>
          <table:table-cell office:value-type="string" calcext:value-type="string">
            <text:p>&amp;</text:p>
          </table:table-cell>
          <table:table-cell office:value-type="float" office:value="33963673.17" calcext:value-type="float">
            <text:p>33963673.17</text:p>
          </table:table-cell>
          <table:table-cell office:value-type="string" calcext:value-type="string">
            <text:p>&amp;</text:p>
          </table:table-cell>
          <table:table-cell office:value-type="float" office:value="54349779.31" calcext:value-type="float">
            <text:p>54349779.31</text:p>
          </table:table-cell>
          <table:table-cell office:value-type="string" calcext:value-type="string">
            <text:p>&amp;</text:p>
          </table:table-cell>
          <table:table-cell office:value-type="float" office:value="369.47" calcext:value-type="float">
            <text:p>369.47</text:p>
          </table:table-cell>
          <table:table-cell office:value-type="string" calcext:value-type="string">
            <text:p>&amp;</text:p>
          </table:table-cell>
          <table:table-cell office:value-type="float" office:value="122.56" calcext:value-type="float">
            <text:p>122.56</text:p>
          </table:table-cell>
          <table:table-cell office:value-type="string" calcext:value-type="string">
            <text:p>&amp;</text:p>
          </table:table-cell>
          <table:table-cell office:value-type="float" office:value="60.02" calcext:value-type="float">
            <text:p>60.02</text:p>
          </table:table-cell>
          <table:table-cell office:value-type="string" calcext:value-type="string">
            <text:p>&amp;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2"/>负债和所有者权益（或股东权益）总计</text:p>
          </table:table-cell>
          <table:table-cell office:value-type="string" calcext:value-type="string">
            <text:p>&amp;</text:p>
          </table:table-cell>
          <table:table-cell office:value-type="float" office:value="17931067.33" calcext:value-type="float">
            <text:p>17931067.33</text:p>
          </table:table-cell>
          <table:table-cell office:value-type="string" calcext:value-type="string">
            <text:p>&amp;</text:p>
          </table:table-cell>
          <table:table-cell office:value-type="float" office:value="39739359.18" calcext:value-type="float">
            <text:p>39739359.18</text:p>
          </table:table-cell>
          <table:table-cell office:value-type="string" calcext:value-type="string">
            <text:p>&amp;</text:p>
          </table:table-cell>
          <table:table-cell office:value-type="float" office:value="59795298.24" calcext:value-type="float">
            <text:p>59795298.24</text:p>
          </table:table-cell>
          <table:table-cell office:value-type="string" calcext:value-type="string">
            <text:p>&amp;</text:p>
          </table:table-cell>
          <table:table-cell office:value-type="float" office:value="121.62" calcext:value-type="float">
            <text:p>121.62</text:p>
          </table:table-cell>
          <table:table-cell office:value-type="string" calcext:value-type="string">
            <text:p>&amp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office:value-type="float" office:value="50.47" calcext:value-type="float">
            <text:p>50.47</text:p>
          </table:table-cell>
          <table:table-cell office:value-type="string" calcext:value-type="string">
            <text:p>&amp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7" table:style-name="ta1">
        <table:table-column table:style-name="co15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ce1"/>
        <table:table-column table:style-name="co2" table:default-cell-style-name="Default"/>
        <table:table-column table:style-name="co16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15" table:default-cell-style-name="ce1"/>
        <table:table-column table:style-name="co2" table:default-cell-style-name="Default"/>
        <table:table-column table:style-name="co17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18" table:default-cell-style-name="ce1"/>
        <table:table-column table:style-name="co7" table:default-cell-style-name="Default"/>
        <table:table-row table:style-name="ro11">
          <table:table-cell office:value-type="string" calcext:value-type="string">
            <text:p>\hspace{2em}</text:p>
          </table:table-cell>
          <table:table-cell office:value-type="string" calcext:value-type="string">
            <text:p>项 <text:s text:c="12"/>目</text:p>
          </table:table-cell>
          <table:table-cell office:value-type="string" calcext:value-type="string">
            <text:p>&amp;</text:p>
          </table:table-cell>
          <table:table-cell office:value-type="float" office:value="2011" calcext:value-type="float">
            <text:p>2,011.00</text:p>
          </table:table-cell>
          <table:table-cell office:value-type="string" calcext:value-type="string">
            <text:p>&amp;</text:p>
          </table:table-cell>
          <table:table-cell office:value-type="float" office:value="2012" calcext:value-type="float">
            <text:p>2,012.00</text:p>
          </table:table-cell>
          <table:table-cell office:value-type="string" calcext:value-type="string">
            <text:p>&amp;</text:p>
          </table:table-cell>
          <table:table-cell office:value-type="float" office:value="2013" calcext:value-type="float">
            <text:p>2,013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-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1-12(%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-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2-13(%)</text:p>
          </table:table-cell>
          <table:table-cell office:value-type="string" calcext:value-type="string">
            <text:p>\\</text:p>
          </table:table-cell>
        </table:table-row>
        <table:table-row table:style-name="ro11">
          <table:table-cell office:value-type="string" calcext:value-type="string">
            <text:p>\hspace{2em}</text:p>
          </table:table-cell>
          <table:table-cell office:value-type="string" calcext:value-type="string">
            <text:p>一、主营业务收入</text:p>
          </table:table-cell>
          <table:table-cell office:value-type="string" calcext:value-type="string">
            <text:p>&amp;</text:p>
          </table:table-cell>
          <table:table-cell office:value-type="float" office:value="8406216.3" calcext:value-type="float">
            <text:p>8,406,216.30</text:p>
          </table:table-cell>
          <table:table-cell office:value-type="string" calcext:value-type="string">
            <text:p>&amp;</text:p>
          </table:table-cell>
          <table:table-cell office:value-type="float" office:value="11831083.55" calcext:value-type="float">
            <text:p>11,831,083.55</text:p>
          </table:table-cell>
          <table:table-cell office:value-type="string" calcext:value-type="string">
            <text:p>&amp;</text:p>
          </table:table-cell>
          <table:table-cell office:value-type="float" office:value="44731367.24" calcext:value-type="float">
            <text:p>44,731,367.24</text:p>
          </table:table-cell>
          <table:table-cell office:value-type="string" calcext:value-type="string">
            <text:p>&amp;</text:p>
          </table:table-cell>
          <table:table-cell office:value-type="float" office:value="3424867.25" calcext:value-type="float">
            <text:p>3,424,867.25</text:p>
          </table:table-cell>
          <table:table-cell office:value-type="string" calcext:value-type="string">
            <text:p>&amp;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&amp;</text:p>
          </table:table-cell>
          <table:table-cell office:value-type="float" office:value="32900283.69" calcext:value-type="float">
            <text:p>32,900,283.69</text:p>
          </table:table-cell>
          <table:table-cell office:value-type="string" calcext:value-type="string">
            <text:p>&amp;</text:p>
          </table:table-cell>
          <table:table-cell office:value-type="float" office:value="278.08" calcext:value-type="float">
            <text:p>278.0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6"/>减：主营业务成本</text:p>
          </table:table-cell>
          <table:table-cell office:value-type="string" calcext:value-type="string">
            <text:p>&amp;</text:p>
          </table:table-cell>
          <table:table-cell office:value-type="float" office:value="4821379.67" calcext:value-type="float">
            <text:p>4,821,379.67</text:p>
          </table:table-cell>
          <table:table-cell office:value-type="string" calcext:value-type="string">
            <text:p>&amp;</text:p>
          </table:table-cell>
          <table:table-cell office:value-type="float" office:value="7286658.64" calcext:value-type="float">
            <text:p>7,286,658.64</text:p>
          </table:table-cell>
          <table:table-cell office:value-type="string" calcext:value-type="string">
            <text:p>&amp;</text:p>
          </table:table-cell>
          <table:table-cell office:value-type="float" office:value="28757055.8" calcext:value-type="float">
            <text:p>28,757,055.80</text:p>
          </table:table-cell>
          <table:table-cell office:value-type="string" calcext:value-type="string">
            <text:p>&amp;</text:p>
          </table:table-cell>
          <table:table-cell office:value-type="float" office:value="2465278.97" calcext:value-type="float">
            <text:p>2,465,278.97</text:p>
          </table:table-cell>
          <table:table-cell office:value-type="string" calcext:value-type="string">
            <text:p>&amp;</text:p>
          </table:table-cell>
          <table:table-cell office:value-type="float" office:value="51.13" calcext:value-type="float">
            <text:p>51.13</text:p>
          </table:table-cell>
          <table:table-cell office:value-type="string" calcext:value-type="string">
            <text:p>&amp;</text:p>
          </table:table-cell>
          <table:table-cell office:value-type="float" office:value="21470397.16" calcext:value-type="float">
            <text:p>21,470,397.16</text:p>
          </table:table-cell>
          <table:table-cell office:value-type="string" calcext:value-type="string">
            <text:p>&amp;</text:p>
          </table:table-cell>
          <table:table-cell office:value-type="float" office:value="294.65" calcext:value-type="float">
            <text:p>294.6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10"/>主营业务税金及附加</text:p>
          </table:table-cell>
          <table:table-cell office:value-type="string" calcext:value-type="string">
            <text:p>&amp;</text:p>
          </table:table-cell>
          <table:table-cell office:value-type="float" office:value="126870.75" calcext:value-type="float">
            <text:p>126,870.75</text:p>
          </table:table-cell>
          <table:table-cell office:value-type="string" calcext:value-type="string">
            <text:p>&amp;</text:p>
          </table:table-cell>
          <table:table-cell office:value-type="float" office:value="145268.2" calcext:value-type="float">
            <text:p>145,268.20</text:p>
          </table:table-cell>
          <table:table-cell office:value-type="string" calcext:value-type="string">
            <text:p>&amp;</text:p>
          </table:table-cell>
          <table:table-cell office:value-type="float" office:value="22683.58" calcext:value-type="float">
            <text:p>22,683.58</text:p>
          </table:table-cell>
          <table:table-cell office:value-type="string" calcext:value-type="string">
            <text:p>&amp;</text:p>
          </table:table-cell>
          <table:table-cell office:value-type="float" office:value="18397.45" calcext:value-type="float">
            <text:p>18,397.45</text:p>
          </table:table-cell>
          <table:table-cell office:value-type="string" calcext:value-type="string">
            <text:p>&amp;</text:p>
          </table:table-cell>
          <table:table-cell office:value-type="float" office:value="14.5" calcext:value-type="float">
            <text:p>14.50</text:p>
          </table:table-cell>
          <table:table-cell office:value-type="string" calcext:value-type="string">
            <text:p>&amp;</text:p>
          </table:table-cell>
          <table:table-cell office:value-type="float" office:value="-122584.62" calcext:value-type="float">
            <text:p>-122,584.62</text:p>
          </table:table-cell>
          <table:table-cell office:value-type="string" calcext:value-type="string">
            <text:p>&amp;</text:p>
          </table:table-cell>
          <table:table-cell office:value-type="float" office:value="-84.39" calcext:value-type="float">
            <text:p>-84.39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二、主营业务利润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3457965.88" calcext:value-type="float">
            <text:p>3,457,965.88</text:p>
          </table:table-cell>
          <table:table-cell office:value-type="string" calcext:value-type="string">
            <text:p>&amp;</text:p>
          </table:table-cell>
          <table:table-cell office:value-type="float" office:value="4399156.71" calcext:value-type="float">
            <text:p>4,399,156.71</text:p>
          </table:table-cell>
          <table:table-cell office:value-type="string" calcext:value-type="string">
            <text:p>&amp;</text:p>
          </table:table-cell>
          <table:table-cell office:value-type="float" office:value="15951627.86" calcext:value-type="float">
            <text:p>15,951,627.86</text:p>
          </table:table-cell>
          <table:table-cell office:value-type="string" calcext:value-type="string">
            <text:p>&amp;</text:p>
          </table:table-cell>
          <table:table-cell office:value-type="float" office:value="941190.83" calcext:value-type="float">
            <text:p>941,190.83</text:p>
          </table:table-cell>
          <table:table-cell office:value-type="string" calcext:value-type="string">
            <text:p>&amp;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&amp;</text:p>
          </table:table-cell>
          <table:table-cell office:value-type="float" office:value="11552471.15" calcext:value-type="float">
            <text:p>11,552,471.15</text:p>
          </table:table-cell>
          <table:table-cell office:value-type="string" calcext:value-type="string">
            <text:p>&amp;</text:p>
          </table:table-cell>
          <table:table-cell office:value-type="float" office:value="262.61" calcext:value-type="float">
            <text:p>262.61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14"/>加：其他业务利润（亏损以“－”号填列）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6"/>减：营业费用 </text:p>
          </table:table-cell>
          <table:table-cell office:value-type="string" calcext:value-type="string">
            <text:p>&amp;</text:p>
          </table:table-cell>
          <table:table-cell office:value-type="float" office:value="341897.59" calcext:value-type="float">
            <text:p>341,897.59</text:p>
          </table:table-cell>
          <table:table-cell office:value-type="string" calcext:value-type="string">
            <text:p>&amp;</text:p>
          </table:table-cell>
          <table:table-cell office:value-type="float" office:value="403335.26" calcext:value-type="float">
            <text:p>403,335.26</text:p>
          </table:table-cell>
          <table:table-cell office:value-type="string" calcext:value-type="string">
            <text:p>&amp;</text:p>
          </table:table-cell>
          <table:table-cell office:value-type="float" office:value="3775876.13" calcext:value-type="float">
            <text:p>3,775,876.13</text:p>
          </table:table-cell>
          <table:table-cell office:value-type="string" calcext:value-type="string">
            <text:p>&amp;</text:p>
          </table:table-cell>
          <table:table-cell office:value-type="float" office:value="61437.67" calcext:value-type="float">
            <text:p>61,437.67</text:p>
          </table:table-cell>
          <table:table-cell office:value-type="string" calcext:value-type="string">
            <text:p>&amp;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&amp;</text:p>
          </table:table-cell>
          <table:table-cell office:value-type="float" office:value="3372540.87" calcext:value-type="float">
            <text:p>3,372,540.87</text:p>
          </table:table-cell>
          <table:table-cell office:value-type="string" calcext:value-type="string">
            <text:p>&amp;</text:p>
          </table:table-cell>
          <table:table-cell office:value-type="float" office:value="836.16" calcext:value-type="float">
            <text:p>836.1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10"/>管理费用</text:p>
          </table:table-cell>
          <table:table-cell office:value-type="string" calcext:value-type="string">
            <text:p>&amp;</text:p>
          </table:table-cell>
          <table:table-cell office:value-type="float" office:value="317245.7" calcext:value-type="float">
            <text:p>317,245.70</text:p>
          </table:table-cell>
          <table:table-cell office:value-type="string" calcext:value-type="string">
            <text:p>&amp;</text:p>
          </table:table-cell>
          <table:table-cell office:value-type="float" office:value="1427563.5" calcext:value-type="float">
            <text:p>1,427,563.50</text:p>
          </table:table-cell>
          <table:table-cell office:value-type="string" calcext:value-type="string">
            <text:p>&amp;</text:p>
          </table:table-cell>
          <table:table-cell office:value-type="float" office:value="2986632.69" calcext:value-type="float">
            <text:p>2,986,632.69</text:p>
          </table:table-cell>
          <table:table-cell office:value-type="string" calcext:value-type="string">
            <text:p>&amp;</text:p>
          </table:table-cell>
          <table:table-cell office:value-type="float" office:value="1110317.8" calcext:value-type="float">
            <text:p>1,110,317.80</text:p>
          </table:table-cell>
          <table:table-cell office:value-type="string" calcext:value-type="string">
            <text:p>&amp;</text:p>
          </table:table-cell>
          <table:table-cell office:value-type="float" office:value="349.99" calcext:value-type="float">
            <text:p>349.99</text:p>
          </table:table-cell>
          <table:table-cell office:value-type="string" calcext:value-type="string">
            <text:p>&amp;</text:p>
          </table:table-cell>
          <table:table-cell office:value-type="float" office:value="1559069.19" calcext:value-type="float">
            <text:p>1,559,069.19</text:p>
          </table:table-cell>
          <table:table-cell office:value-type="string" calcext:value-type="string">
            <text:p>&amp;</text:p>
          </table:table-cell>
          <table:table-cell office:value-type="float" office:value="109.21" calcext:value-type="float">
            <text:p>109.21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10"/>财务费用</text:p>
          </table:table-cell>
          <table:table-cell office:value-type="string" calcext:value-type="string">
            <text:p>&amp;</text:p>
          </table:table-cell>
          <table:table-cell office:value-type="float" office:value="130740.57" calcext:value-type="float">
            <text:p>130,740.57</text:p>
          </table:table-cell>
          <table:table-cell office:value-type="string" calcext:value-type="string">
            <text:p>&amp;</text:p>
          </table:table-cell>
          <table:table-cell office:value-type="float" office:value="166534.83" calcext:value-type="float">
            <text:p>166,534.83</text:p>
          </table:table-cell>
          <table:table-cell office:value-type="string" calcext:value-type="string">
            <text:p>&amp;</text:p>
          </table:table-cell>
          <table:table-cell office:value-type="float" office:value="48729.65" calcext:value-type="float">
            <text:p>48,729.65</text:p>
          </table:table-cell>
          <table:table-cell office:value-type="string" calcext:value-type="string">
            <text:p>&amp;</text:p>
          </table:table-cell>
          <table:table-cell office:value-type="float" office:value="35794.26" calcext:value-type="float">
            <text:p>35,794.26</text:p>
          </table:table-cell>
          <table:table-cell office:value-type="string" calcext:value-type="string">
            <text:p>&amp;</text:p>
          </table:table-cell>
          <table:table-cell office:value-type="float" office:value="27.38" calcext:value-type="float">
            <text:p>27.38</text:p>
          </table:table-cell>
          <table:table-cell office:value-type="string" calcext:value-type="string">
            <text:p>&amp;</text:p>
          </table:table-cell>
          <table:table-cell office:value-type="float" office:value="-117805.18" calcext:value-type="float">
            <text:p>-117,805.18</text:p>
          </table:table-cell>
          <table:table-cell office:value-type="string" calcext:value-type="string">
            <text:p>&amp;</text:p>
          </table:table-cell>
          <table:table-cell office:value-type="float" office:value="-70.74" calcext:value-type="float">
            <text:p>-70.74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三、营业利润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2668082.02" calcext:value-type="float">
            <text:p>2,668,082.02</text:p>
          </table:table-cell>
          <table:table-cell office:value-type="string" calcext:value-type="string">
            <text:p>&amp;</text:p>
          </table:table-cell>
          <table:table-cell office:value-type="float" office:value="2401723.12" calcext:value-type="float">
            <text:p>2,401,723.12</text:p>
          </table:table-cell>
          <table:table-cell office:value-type="string" calcext:value-type="string">
            <text:p>&amp;</text:p>
          </table:table-cell>
          <table:table-cell office:value-type="float" office:value="9140389.39" calcext:value-type="float">
            <text:p>9,140,389.39</text:p>
          </table:table-cell>
          <table:table-cell office:value-type="string" calcext:value-type="string">
            <text:p>&amp;</text:p>
          </table:table-cell>
          <table:table-cell office:value-type="float" office:value="-266358.9" calcext:value-type="float">
            <text:p>-266,358.90</text:p>
          </table:table-cell>
          <table:table-cell office:value-type="string" calcext:value-type="string">
            <text:p>&amp;</text:p>
          </table:table-cell>
          <table:table-cell office:value-type="float" office:value="-9.98" calcext:value-type="float">
            <text:p>-9.98</text:p>
          </table:table-cell>
          <table:table-cell office:value-type="string" calcext:value-type="string">
            <text:p>&amp;</text:p>
          </table:table-cell>
          <table:table-cell office:value-type="float" office:value="6738666.27" calcext:value-type="float">
            <text:p>6,738,666.27</text:p>
          </table:table-cell>
          <table:table-cell office:value-type="string" calcext:value-type="string">
            <text:p>&amp;</text:p>
          </table:table-cell>
          <table:table-cell office:value-type="float" office:value="280.58" calcext:value-type="float">
            <text:p>280.5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5"/>加：投资收益（损失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-72581.66" calcext:value-type="float">
            <text:p>-72,581.66</text:p>
          </table:table-cell>
          <table:table-cell office:value-type="string" calcext:value-type="string">
            <text:p>&amp;</text:p>
          </table:table-cell>
          <table:table-cell office:value-type="float" office:value="35757.71" calcext:value-type="float">
            <text:p>35,757.71</text:p>
          </table:table-cell>
          <table:table-cell office:value-type="string" calcext:value-type="string">
            <text:p>&amp;</text:p>
          </table:table-cell>
          <table:table-cell office:value-type="float" office:value="-150418.33" calcext:value-type="float">
            <text:p>-150,418.33</text:p>
          </table:table-cell>
          <table:table-cell office:value-type="string" calcext:value-type="string">
            <text:p>&amp;</text:p>
          </table:table-cell>
          <table:table-cell office:value-type="float" office:value="108339.37" calcext:value-type="float">
            <text:p>108,339.37</text:p>
          </table:table-cell>
          <table:table-cell office:value-type="string" calcext:value-type="string">
            <text:p>&amp;</text:p>
          </table:table-cell>
          <table:table-cell office:value-type="float" office:value="-149.27" calcext:value-type="float">
            <text:p>-149.27</text:p>
          </table:table-cell>
          <table:table-cell office:value-type="string" calcext:value-type="string">
            <text:p>&amp;</text:p>
          </table:table-cell>
          <table:table-cell office:value-type="float" office:value="-186176.04" calcext:value-type="float">
            <text:p>-186,176.04</text:p>
          </table:table-cell>
          <table:table-cell office:value-type="string" calcext:value-type="string">
            <text:p>&amp;</text:p>
          </table:table-cell>
          <table:table-cell office:value-type="float" office:value="-520.66" calcext:value-type="float">
            <text:p>-520.6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补贴收入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营业外收入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0000.64" calcext:value-type="float">
            <text:p>100,000.64</text:p>
          </table:table-cell>
          <table:table-cell office:value-type="string" calcext:value-type="string">
            <text:p>&amp;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.00</text:p>
          </table:table-cell>
          <table:table-cell office:value-type="string" calcext:value-type="string">
            <text:p>&amp;</text:p>
          </table:table-cell>
          <table:table-cell office:value-type="float" office:value="100000.64" calcext:value-type="float">
            <text:p>100,000.6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5"/>减：营业外支出 <text:s text:c="3"/></text:p>
          </table:table-cell>
          <table:table-cell office:value-type="string" calcext:value-type="string">
            <text:p>&amp;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-13.41" calcext:value-type="float">
            <text:p>-13.41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四、利润总额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2595487.43" calcext:value-type="float">
            <text:p>2,595,487.43</text:p>
          </table:table-cell>
          <table:table-cell office:value-type="string" calcext:value-type="string">
            <text:p>&amp;</text:p>
          </table:table-cell>
          <table:table-cell office:value-type="float" office:value="2437480.83" calcext:value-type="float">
            <text:p>2,437,480.83</text:p>
          </table:table-cell>
          <table:table-cell office:value-type="string" calcext:value-type="string">
            <text:p>&amp;</text:p>
          </table:table-cell>
          <table:table-cell office:value-type="float" office:value="9089971.7" calcext:value-type="float">
            <text:p>9,089,971.70</text:p>
          </table:table-cell>
          <table:table-cell office:value-type="string" calcext:value-type="string">
            <text:p>&amp;</text:p>
          </table:table-cell>
          <table:table-cell office:value-type="float" office:value="-158006.6" calcext:value-type="float">
            <text:p>-158,006.60</text:p>
          </table:table-cell>
          <table:table-cell office:value-type="string" calcext:value-type="string">
            <text:p>&amp;</text:p>
          </table:table-cell>
          <table:table-cell office:value-type="float" office:value="-6.09" calcext:value-type="float">
            <text:p>-6.09</text:p>
          </table:table-cell>
          <table:table-cell office:value-type="string" calcext:value-type="string">
            <text:p>&amp;</text:p>
          </table:table-cell>
          <table:table-cell office:value-type="float" office:value="6652490.87" calcext:value-type="float">
            <text:p>6,652,490.87</text:p>
          </table:table-cell>
          <table:table-cell office:value-type="string" calcext:value-type="string">
            <text:p>&amp;</text:p>
          </table:table-cell>
          <table:table-cell office:value-type="float" office:value="272.92" calcext:value-type="float">
            <text:p>272.92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6"/>减：所得税</text:p>
          </table:table-cell>
          <table:table-cell office:value-type="string" calcext:value-type="string">
            <text:p>&amp;</text:p>
          </table:table-cell>
          <table:table-cell office:value-type="float" office:value="622191.16" calcext:value-type="float">
            <text:p>622,191.16</text:p>
          </table:table-cell>
          <table:table-cell office:value-type="string" calcext:value-type="string">
            <text:p>&amp;</text:p>
          </table:table-cell>
          <table:table-cell office:value-type="float" office:value="618309.64" calcext:value-type="float">
            <text:p>618,309.64</text:p>
          </table:table-cell>
          <table:table-cell office:value-type="string" calcext:value-type="string">
            <text:p>&amp;</text:p>
          </table:table-cell>
          <table:table-cell office:value-type="float" office:value="2272492.93" calcext:value-type="float">
            <text:p>2,272,492.93</text:p>
          </table:table-cell>
          <table:table-cell office:value-type="string" calcext:value-type="string">
            <text:p>&amp;</text:p>
          </table:table-cell>
          <table:table-cell office:value-type="float" office:value="-3881.52" calcext:value-type="float">
            <text:p>-3,881.52</text:p>
          </table:table-cell>
          <table:table-cell office:value-type="string" calcext:value-type="string">
            <text:p>&amp;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&amp;</text:p>
          </table:table-cell>
          <table:table-cell office:value-type="float" office:value="1654183.29" calcext:value-type="float">
            <text:p>1,654,183.29</text:p>
          </table:table-cell>
          <table:table-cell office:value-type="string" calcext:value-type="string">
            <text:p>&amp;</text:p>
          </table:table-cell>
          <table:table-cell office:value-type="float" office:value="267.53" calcext:value-type="float">
            <text:p>267.5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10"/>少数股东权益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五、净利润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1973296.27" calcext:value-type="float">
            <text:p>1,973,296.27</text:p>
          </table:table-cell>
          <table:table-cell office:value-type="string" calcext:value-type="string">
            <text:p>&amp;</text:p>
          </table:table-cell>
          <table:table-cell office:value-type="float" office:value="1819171.19" calcext:value-type="float">
            <text:p>1,819,171.19</text:p>
          </table:table-cell>
          <table:table-cell office:value-type="string" calcext:value-type="string">
            <text:p>&amp;</text:p>
          </table:table-cell>
          <table:table-cell office:value-type="float" office:value="6817478.77" calcext:value-type="float">
            <text:p>6,817,478.77</text:p>
          </table:table-cell>
          <table:table-cell office:value-type="string" calcext:value-type="string">
            <text:p>&amp;</text:p>
          </table:table-cell>
          <table:table-cell office:value-type="float" office:value="-154125.08" calcext:value-type="float">
            <text:p>-154,125.08</text:p>
          </table:table-cell>
          <table:table-cell office:value-type="string" calcext:value-type="string">
            <text:p>&amp;</text:p>
          </table:table-cell>
          <table:table-cell office:value-type="float" office:value="-7.81" calcext:value-type="float">
            <text:p>-7.81</text:p>
          </table:table-cell>
          <table:table-cell office:value-type="string" calcext:value-type="string">
            <text:p>&amp;</text:p>
          </table:table-cell>
          <table:table-cell office:value-type="float" office:value="4998307.58" calcext:value-type="float">
            <text:p>4,998,307.58</text:p>
          </table:table-cell>
          <table:table-cell office:value-type="string" calcext:value-type="string">
            <text:p>&amp;</text:p>
          </table:table-cell>
          <table:table-cell office:value-type="float" office:value="274.76" calcext:value-type="float">
            <text:p>274.7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5"/>加：年初未分配利润</text:p>
          </table:table-cell>
          <table:table-cell office:value-type="string" calcext:value-type="string">
            <text:p>&amp;</text:p>
          </table:table-cell>
          <table:table-cell office:value-type="float" office:value="37755.51" calcext:value-type="float">
            <text:p>37,755.51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,011,051.78</text:p>
          </table:table-cell>
          <table:table-cell office:value-type="string" calcext:value-type="string">
            <text:p>&amp;</text:p>
          </table:table-cell>
          <table:table-cell office:value-type="float" office:value="697211.69" calcext:value-type="float">
            <text:p>697,211.69</text:p>
          </table:table-cell>
          <table:table-cell office:value-type="string" calcext:value-type="string">
            <text:p>&amp;</text:p>
          </table:table-cell>
          <table:table-cell office:value-type="float" office:value="1973296.27" calcext:value-type="float">
            <text:p>1,973,296.27</text:p>
          </table:table-cell>
          <table:table-cell office:value-type="string" calcext:value-type="string">
            <text:p>&amp;</text:p>
          </table:table-cell>
          <table:table-cell office:value-type="float" office:value="5226.51" calcext:value-type="float">
            <text:p>5,226.51</text:p>
          </table:table-cell>
          <table:table-cell office:value-type="string" calcext:value-type="string">
            <text:p>&amp;</text:p>
          </table:table-cell>
          <table:table-cell office:value-type="float" office:value="-1313840.09" calcext:value-type="float">
            <text:p>-1,313,840.09</text:p>
          </table:table-cell>
          <table:table-cell office:value-type="string" calcext:value-type="string">
            <text:p>&amp;</text:p>
          </table:table-cell>
          <table:table-cell office:value-type="float" office:value="-65.33" calcext:value-type="float">
            <text:p>-65.3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8"/>其他转入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六、可供分配的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,011,051.78</text:p>
          </table:table-cell>
          <table:table-cell office:value-type="string" calcext:value-type="string">
            <text:p>&amp;</text:p>
          </table:table-cell>
          <table:table-cell office:value-type="float" office:value="3830222.97" calcext:value-type="float">
            <text:p>3,830,222.97</text:p>
          </table:table-cell>
          <table:table-cell office:value-type="string" calcext:value-type="string">
            <text:p>&amp;</text:p>
          </table:table-cell>
          <table:table-cell office:value-type="float" office:value="7393620.51" calcext:value-type="float">
            <text:p>7,393,620.51</text:p>
          </table:table-cell>
          <table:table-cell office:value-type="string" calcext:value-type="string">
            <text:p>&amp;</text:p>
          </table:table-cell>
          <table:table-cell office:value-type="float" office:value="1819171.19" calcext:value-type="float">
            <text:p>1,819,171.19</text:p>
          </table:table-cell>
          <table:table-cell office:value-type="string" calcext:value-type="string">
            <text:p>&amp;</text:p>
          </table:table-cell>
          <table:table-cell office:value-type="float" office:value="90.46" calcext:value-type="float">
            <text:p>90.46</text:p>
          </table:table-cell>
          <table:table-cell office:value-type="string" calcext:value-type="string">
            <text:p>&amp;</text:p>
          </table:table-cell>
          <table:table-cell office:value-type="float" office:value="3563397.54" calcext:value-type="float">
            <text:p>3,563,397.54</text:p>
          </table:table-cell>
          <table:table-cell office:value-type="string" calcext:value-type="string">
            <text:p>&amp;</text:p>
          </table:table-cell>
          <table:table-cell office:value-type="float" office:value="93.03" calcext:value-type="float">
            <text:p>93.0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5"/>减：提取法定盈余公积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77467.97" calcext:value-type="float">
            <text:p>77,467.97</text:p>
          </table:table-cell>
          <table:table-cell office:value-type="string" calcext:value-type="string">
            <text:p>&amp;</text:p>
          </table:table-cell>
          <table:table-cell office:value-type="float" office:value="681747.88" calcext:value-type="float">
            <text:p>681,747.88</text:p>
          </table:table-cell>
          <table:table-cell office:value-type="string" calcext:value-type="string">
            <text:p>&amp;</text:p>
          </table:table-cell>
          <table:table-cell office:value-type="float" office:value="77467.97" calcext:value-type="float">
            <text:p>77,467.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604279.91" calcext:value-type="float">
            <text:p>604,279.91</text:p>
          </table:table-cell>
          <table:table-cell office:value-type="string" calcext:value-type="string">
            <text:p>&amp;</text:p>
          </table:table-cell>
          <table:table-cell office:value-type="float" office:value="780.04" calcext:value-type="float">
            <text:p>780.04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提取法定公益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提取职工奖励及福利基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提取储备基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提取企业发展基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利润归还投资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七、可供投资者分配的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,011,051.78</text:p>
          </table:table-cell>
          <table:table-cell office:value-type="string" calcext:value-type="string">
            <text:p>&amp;</text:p>
          </table:table-cell>
          <table:table-cell office:value-type="float" office:value="3752755" calcext:value-type="float">
            <text:p>3,752,755.00</text:p>
          </table:table-cell>
          <table:table-cell office:value-type="string" calcext:value-type="string">
            <text:p>&amp;</text:p>
          </table:table-cell>
          <table:table-cell office:value-type="float" office:value="6711872.63" calcext:value-type="float">
            <text:p>6,711,872.63</text:p>
          </table:table-cell>
          <table:table-cell office:value-type="string" calcext:value-type="string">
            <text:p>&amp;</text:p>
          </table:table-cell>
          <table:table-cell office:value-type="float" office:value="1741703.22" calcext:value-type="float">
            <text:p>1,741,703.22</text:p>
          </table:table-cell>
          <table:table-cell office:value-type="string" calcext:value-type="string">
            <text:p>&amp;</text:p>
          </table:table-cell>
          <table:table-cell office:value-type="float" office:value="86.61" calcext:value-type="float">
            <text:p>86.61</text:p>
          </table:table-cell>
          <table:table-cell office:value-type="string" calcext:value-type="string">
            <text:p>&amp;</text:p>
          </table:table-cell>
          <table:table-cell office:value-type="float" office:value="2959117.63" calcext:value-type="float">
            <text:p>2,959,117.63</text:p>
          </table:table-cell>
          <table:table-cell office:value-type="string" calcext:value-type="string">
            <text:p>&amp;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5"/>减：应付优先股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提取任意盈余公积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应付普通股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6653275" calcext:value-type="float">
            <text:p>6,653,275.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6653275" calcext:value-type="float">
            <text:p>6,653,275.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<text:s text:c="9"/>转作资本（或股本）的普通股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055543.31" calcext:value-type="float">
            <text:p>3,055,543.3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055543.31" calcext:value-type="float">
            <text:p>3,055,543.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-3055543.31" calcext:value-type="float">
            <text:p>-3,055,543.31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.00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m}</text:p>
          </table:table-cell>
          <table:table-cell office:value-type="string" calcext:value-type="string">
            <text:p>八、未分配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,011,051.78</text:p>
          </table:table-cell>
          <table:table-cell office:value-type="string" calcext:value-type="string">
            <text:p>&amp;</text:p>
          </table:table-cell>
          <table:table-cell office:value-type="float" office:value="697211.69" calcext:value-type="float">
            <text:p>697,211.69</text:p>
          </table:table-cell>
          <table:table-cell office:value-type="string" calcext:value-type="string">
            <text:p>&amp;</text:p>
          </table:table-cell>
          <table:table-cell office:value-type="float" office:value="58597.63" calcext:value-type="float">
            <text:p>58,597.63</text:p>
          </table:table-cell>
          <table:table-cell office:value-type="string" calcext:value-type="string">
            <text:p>&amp;</text:p>
          </table:table-cell>
          <table:table-cell office:value-type="float" office:value="-1313840.09" calcext:value-type="float">
            <text:p>-1,313,840.09</text:p>
          </table:table-cell>
          <table:table-cell office:value-type="string" calcext:value-type="string">
            <text:p>&amp;</text:p>
          </table:table-cell>
          <table:table-cell office:value-type="float" office:value="-65.33" calcext:value-type="float">
            <text:p>-65.33</text:p>
          </table:table-cell>
          <table:table-cell office:value-type="string" calcext:value-type="string">
            <text:p>&amp;</text:p>
          </table:table-cell>
          <table:table-cell office:value-type="float" office:value="-638614.06" calcext:value-type="float">
            <text:p>-638,614.06</text:p>
          </table:table-cell>
          <table:table-cell office:value-type="string" calcext:value-type="string">
            <text:p>&amp;</text:p>
          </table:table-cell>
          <table:table-cell office:value-type="float" office:value="-91.6" calcext:value-type="float">
            <text:p>-91.60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4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8" table:style-name="ta1">
        <table:table-column table:style-name="co12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一、主营业务收入</text:p>
          </table:table-cell>
          <table:table-cell office:value-type="string" calcext:value-type="string">
            <text:p>&amp;</text:p>
          </table:table-cell>
          <table:table-cell office:value-type="float" office:value="8406216.3" calcext:value-type="float">
            <text:p>8406216.3</text:p>
          </table:table-cell>
          <table:table-cell office:value-type="string" calcext:value-type="string">
            <text:p>&amp;</text:p>
          </table:table-cell>
          <table:table-cell office:value-type="float" office:value="11831083.55" calcext:value-type="float">
            <text:p>11831083.55</text:p>
          </table:table-cell>
          <table:table-cell office:value-type="string" calcext:value-type="string">
            <text:p>&amp;</text:p>
          </table:table-cell>
          <table:table-cell office:value-type="float" office:value="44731367.24" calcext:value-type="float">
            <text:p>44731367.24</text:p>
          </table:table-cell>
          <table:table-cell office:value-type="string" calcext:value-type="string">
            <text:p>&amp;</text:p>
          </table:table-cell>
          <table:table-cell office:value-type="float" office:value="3424867.25" calcext:value-type="float">
            <text:p>3424867.25</text:p>
          </table:table-cell>
          <table:table-cell office:value-type="string" calcext:value-type="string">
            <text:p>&amp;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&amp;</text:p>
          </table:table-cell>
          <table:table-cell office:value-type="float" office:value="32900283.69" calcext:value-type="float">
            <text:p>32900283.69</text:p>
          </table:table-cell>
          <table:table-cell office:value-type="string" calcext:value-type="string">
            <text:p>&amp;</text:p>
          </table:table-cell>
          <table:table-cell office:value-type="float" office:value="278.08" calcext:value-type="float">
            <text:p>278.0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6"/>减：主营业务成本</text:p>
          </table:table-cell>
          <table:table-cell office:value-type="string" calcext:value-type="string">
            <text:p>&amp;</text:p>
          </table:table-cell>
          <table:table-cell office:value-type="float" office:value="4821379.67" calcext:value-type="float">
            <text:p>4821379.67</text:p>
          </table:table-cell>
          <table:table-cell office:value-type="string" calcext:value-type="string">
            <text:p>&amp;</text:p>
          </table:table-cell>
          <table:table-cell office:value-type="float" office:value="7286658.64" calcext:value-type="float">
            <text:p>7286658.64</text:p>
          </table:table-cell>
          <table:table-cell office:value-type="string" calcext:value-type="string">
            <text:p>&amp;</text:p>
          </table:table-cell>
          <table:table-cell office:value-type="float" office:value="28757055.8" calcext:value-type="float">
            <text:p>28757055.8</text:p>
          </table:table-cell>
          <table:table-cell office:value-type="string" calcext:value-type="string">
            <text:p>&amp;</text:p>
          </table:table-cell>
          <table:table-cell office:value-type="float" office:value="2465278.97" calcext:value-type="float">
            <text:p>2465278.97</text:p>
          </table:table-cell>
          <table:table-cell office:value-type="string" calcext:value-type="string">
            <text:p>&amp;</text:p>
          </table:table-cell>
          <table:table-cell office:value-type="float" office:value="51.13" calcext:value-type="float">
            <text:p>51.13</text:p>
          </table:table-cell>
          <table:table-cell office:value-type="string" calcext:value-type="string">
            <text:p>&amp;</text:p>
          </table:table-cell>
          <table:table-cell office:value-type="float" office:value="21470397.16" calcext:value-type="float">
            <text:p>21470397.16</text:p>
          </table:table-cell>
          <table:table-cell office:value-type="string" calcext:value-type="string">
            <text:p>&amp;</text:p>
          </table:table-cell>
          <table:table-cell office:value-type="float" office:value="294.65" calcext:value-type="float">
            <text:p>294.6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10"/>主营业务税金及附加</text:p>
          </table:table-cell>
          <table:table-cell office:value-type="string" calcext:value-type="string">
            <text:p>&amp;</text:p>
          </table:table-cell>
          <table:table-cell office:value-type="float" office:value="126870.75" calcext:value-type="float">
            <text:p>126870.75</text:p>
          </table:table-cell>
          <table:table-cell office:value-type="string" calcext:value-type="string">
            <text:p>&amp;</text:p>
          </table:table-cell>
          <table:table-cell office:value-type="float" office:value="145268.2" calcext:value-type="float">
            <text:p>145268.2</text:p>
          </table:table-cell>
          <table:table-cell office:value-type="string" calcext:value-type="string">
            <text:p>&amp;</text:p>
          </table:table-cell>
          <table:table-cell office:value-type="float" office:value="22683.58" calcext:value-type="float">
            <text:p>22683.58</text:p>
          </table:table-cell>
          <table:table-cell office:value-type="string" calcext:value-type="string">
            <text:p>&amp;</text:p>
          </table:table-cell>
          <table:table-cell office:value-type="float" office:value="18397.45" calcext:value-type="float">
            <text:p>18397.45</text:p>
          </table:table-cell>
          <table:table-cell office:value-type="string" calcext:value-type="string">
            <text:p>&amp;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&amp;</text:p>
          </table:table-cell>
          <table:table-cell office:value-type="float" office:value="-122584.62" calcext:value-type="float">
            <text:p>-122584.62</text:p>
          </table:table-cell>
          <table:table-cell office:value-type="string" calcext:value-type="string">
            <text:p>&amp;</text:p>
          </table:table-cell>
          <table:table-cell office:value-type="float" office:value="-84.39" calcext:value-type="float">
            <text:p>-84.39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二、主营业务利润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3457965.88" calcext:value-type="float">
            <text:p>3457965.88</text:p>
          </table:table-cell>
          <table:table-cell office:value-type="string" calcext:value-type="string">
            <text:p>&amp;</text:p>
          </table:table-cell>
          <table:table-cell office:value-type="float" office:value="4399156.71" calcext:value-type="float">
            <text:p>4399156.71</text:p>
          </table:table-cell>
          <table:table-cell office:value-type="string" calcext:value-type="string">
            <text:p>&amp;</text:p>
          </table:table-cell>
          <table:table-cell office:value-type="float" office:value="15951627.86" calcext:value-type="float">
            <text:p>15951627.86</text:p>
          </table:table-cell>
          <table:table-cell office:value-type="string" calcext:value-type="string">
            <text:p>&amp;</text:p>
          </table:table-cell>
          <table:table-cell office:value-type="float" office:value="941190.83" calcext:value-type="float">
            <text:p>941190.83</text:p>
          </table:table-cell>
          <table:table-cell office:value-type="string" calcext:value-type="string">
            <text:p>&amp;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&amp;</text:p>
          </table:table-cell>
          <table:table-cell office:value-type="float" office:value="11552471.15" calcext:value-type="float">
            <text:p>11552471.15</text:p>
          </table:table-cell>
          <table:table-cell office:value-type="string" calcext:value-type="string">
            <text:p>&amp;</text:p>
          </table:table-cell>
          <table:table-cell office:value-type="float" office:value="262.61" calcext:value-type="float">
            <text:p>262.61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14"/>加：其他业务利润（亏损以“－”号填列）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6"/>减：营业费用 </text:p>
          </table:table-cell>
          <table:table-cell office:value-type="string" calcext:value-type="string">
            <text:p>&amp;</text:p>
          </table:table-cell>
          <table:table-cell office:value-type="float" office:value="341897.59" calcext:value-type="float">
            <text:p>341897.59</text:p>
          </table:table-cell>
          <table:table-cell office:value-type="string" calcext:value-type="string">
            <text:p>&amp;</text:p>
          </table:table-cell>
          <table:table-cell office:value-type="float" office:value="403335.26" calcext:value-type="float">
            <text:p>403335.26</text:p>
          </table:table-cell>
          <table:table-cell office:value-type="string" calcext:value-type="string">
            <text:p>&amp;</text:p>
          </table:table-cell>
          <table:table-cell office:value-type="float" office:value="3775876.13" calcext:value-type="float">
            <text:p>3775876.13</text:p>
          </table:table-cell>
          <table:table-cell office:value-type="string" calcext:value-type="string">
            <text:p>&amp;</text:p>
          </table:table-cell>
          <table:table-cell office:value-type="float" office:value="61437.67" calcext:value-type="float">
            <text:p>61437.67</text:p>
          </table:table-cell>
          <table:table-cell office:value-type="string" calcext:value-type="string">
            <text:p>&amp;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&amp;</text:p>
          </table:table-cell>
          <table:table-cell office:value-type="float" office:value="3372540.87" calcext:value-type="float">
            <text:p>3372540.87</text:p>
          </table:table-cell>
          <table:table-cell office:value-type="string" calcext:value-type="string">
            <text:p>&amp;</text:p>
          </table:table-cell>
          <table:table-cell office:value-type="float" office:value="836.16" calcext:value-type="float">
            <text:p>836.1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10"/>管理费用</text:p>
          </table:table-cell>
          <table:table-cell office:value-type="string" calcext:value-type="string">
            <text:p>&amp;</text:p>
          </table:table-cell>
          <table:table-cell office:value-type="float" office:value="317245.7" calcext:value-type="float">
            <text:p>317245.7</text:p>
          </table:table-cell>
          <table:table-cell office:value-type="string" calcext:value-type="string">
            <text:p>&amp;</text:p>
          </table:table-cell>
          <table:table-cell office:value-type="float" office:value="1427563.5" calcext:value-type="float">
            <text:p>1427563.5</text:p>
          </table:table-cell>
          <table:table-cell office:value-type="string" calcext:value-type="string">
            <text:p>&amp;</text:p>
          </table:table-cell>
          <table:table-cell office:value-type="float" office:value="2986632.69" calcext:value-type="float">
            <text:p>2986632.69</text:p>
          </table:table-cell>
          <table:table-cell office:value-type="string" calcext:value-type="string">
            <text:p>&amp;</text:p>
          </table:table-cell>
          <table:table-cell office:value-type="float" office:value="1110317.8" calcext:value-type="float">
            <text:p>1110317.8</text:p>
          </table:table-cell>
          <table:table-cell office:value-type="string" calcext:value-type="string">
            <text:p>&amp;</text:p>
          </table:table-cell>
          <table:table-cell office:value-type="float" office:value="349.99" calcext:value-type="float">
            <text:p>349.99</text:p>
          </table:table-cell>
          <table:table-cell office:value-type="string" calcext:value-type="string">
            <text:p>&amp;</text:p>
          </table:table-cell>
          <table:table-cell office:value-type="float" office:value="1559069.19" calcext:value-type="float">
            <text:p>1559069.19</text:p>
          </table:table-cell>
          <table:table-cell office:value-type="string" calcext:value-type="string">
            <text:p>&amp;</text:p>
          </table:table-cell>
          <table:table-cell office:value-type="float" office:value="109.21" calcext:value-type="float">
            <text:p>109.21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10"/>财务费用</text:p>
          </table:table-cell>
          <table:table-cell office:value-type="string" calcext:value-type="string">
            <text:p>&amp;</text:p>
          </table:table-cell>
          <table:table-cell office:value-type="float" office:value="130740.57" calcext:value-type="float">
            <text:p>130740.57</text:p>
          </table:table-cell>
          <table:table-cell office:value-type="string" calcext:value-type="string">
            <text:p>&amp;</text:p>
          </table:table-cell>
          <table:table-cell office:value-type="float" office:value="166534.83" calcext:value-type="float">
            <text:p>166534.83</text:p>
          </table:table-cell>
          <table:table-cell office:value-type="string" calcext:value-type="string">
            <text:p>&amp;</text:p>
          </table:table-cell>
          <table:table-cell office:value-type="float" office:value="48729.65" calcext:value-type="float">
            <text:p>48729.65</text:p>
          </table:table-cell>
          <table:table-cell office:value-type="string" calcext:value-type="string">
            <text:p>&amp;</text:p>
          </table:table-cell>
          <table:table-cell office:value-type="float" office:value="35794.26" calcext:value-type="float">
            <text:p>35794.26</text:p>
          </table:table-cell>
          <table:table-cell office:value-type="string" calcext:value-type="string">
            <text:p>&amp;</text:p>
          </table:table-cell>
          <table:table-cell office:value-type="float" office:value="27.38" calcext:value-type="float">
            <text:p>27.38</text:p>
          </table:table-cell>
          <table:table-cell office:value-type="string" calcext:value-type="string">
            <text:p>&amp;</text:p>
          </table:table-cell>
          <table:table-cell office:value-type="float" office:value="-117805.18" calcext:value-type="float">
            <text:p>-117805.18</text:p>
          </table:table-cell>
          <table:table-cell office:value-type="string" calcext:value-type="string">
            <text:p>&amp;</text:p>
          </table:table-cell>
          <table:table-cell office:value-type="float" office:value="-70.74" calcext:value-type="float">
            <text:p>-70.74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三、营业利润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2668082.02" calcext:value-type="float">
            <text:p>2668082.02</text:p>
          </table:table-cell>
          <table:table-cell office:value-type="string" calcext:value-type="string">
            <text:p>&amp;</text:p>
          </table:table-cell>
          <table:table-cell office:value-type="float" office:value="2401723.12" calcext:value-type="float">
            <text:p>2401723.12</text:p>
          </table:table-cell>
          <table:table-cell office:value-type="string" calcext:value-type="string">
            <text:p>&amp;</text:p>
          </table:table-cell>
          <table:table-cell office:value-type="float" office:value="9140389.39" calcext:value-type="float">
            <text:p>9140389.39</text:p>
          </table:table-cell>
          <table:table-cell office:value-type="string" calcext:value-type="string">
            <text:p>&amp;</text:p>
          </table:table-cell>
          <table:table-cell office:value-type="float" office:value="-266358.9" calcext:value-type="float">
            <text:p>-266358.9</text:p>
          </table:table-cell>
          <table:table-cell office:value-type="string" calcext:value-type="string">
            <text:p>&amp;</text:p>
          </table:table-cell>
          <table:table-cell office:value-type="float" office:value="-9.98" calcext:value-type="float">
            <text:p>-9.98</text:p>
          </table:table-cell>
          <table:table-cell office:value-type="string" calcext:value-type="string">
            <text:p>&amp;</text:p>
          </table:table-cell>
          <table:table-cell office:value-type="float" office:value="6738666.27" calcext:value-type="float">
            <text:p>6738666.27</text:p>
          </table:table-cell>
          <table:table-cell office:value-type="string" calcext:value-type="string">
            <text:p>&amp;</text:p>
          </table:table-cell>
          <table:table-cell office:value-type="float" office:value="280.58" calcext:value-type="float">
            <text:p>280.58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5"/>加：投资收益（损失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-72581.66" calcext:value-type="float">
            <text:p>-72581.66</text:p>
          </table:table-cell>
          <table:table-cell office:value-type="string" calcext:value-type="string">
            <text:p>&amp;</text:p>
          </table:table-cell>
          <table:table-cell office:value-type="float" office:value="35757.71" calcext:value-type="float">
            <text:p>35757.71</text:p>
          </table:table-cell>
          <table:table-cell office:value-type="string" calcext:value-type="string">
            <text:p>&amp;</text:p>
          </table:table-cell>
          <table:table-cell office:value-type="float" office:value="-150418.33" calcext:value-type="float">
            <text:p>-150418.33</text:p>
          </table:table-cell>
          <table:table-cell office:value-type="string" calcext:value-type="string">
            <text:p>&amp;</text:p>
          </table:table-cell>
          <table:table-cell office:value-type="float" office:value="108339.37" calcext:value-type="float">
            <text:p>108339.37</text:p>
          </table:table-cell>
          <table:table-cell office:value-type="string" calcext:value-type="string">
            <text:p>&amp;</text:p>
          </table:table-cell>
          <table:table-cell office:value-type="float" office:value="-149.27" calcext:value-type="float">
            <text:p>-149.27</text:p>
          </table:table-cell>
          <table:table-cell office:value-type="string" calcext:value-type="string">
            <text:p>&amp;</text:p>
          </table:table-cell>
          <table:table-cell office:value-type="float" office:value="-186176.04" calcext:value-type="float">
            <text:p>-186176.04</text:p>
          </table:table-cell>
          <table:table-cell office:value-type="string" calcext:value-type="string">
            <text:p>&amp;</text:p>
          </table:table-cell>
          <table:table-cell office:value-type="float" office:value="-520.66" calcext:value-type="float">
            <text:p>-520.6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补贴收入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营业外收入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0000.64" calcext:value-type="float">
            <text:p>100000.64</text:p>
          </table:table-cell>
          <table:table-cell office:value-type="string" calcext:value-type="string">
            <text:p>&amp;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&amp;</text:p>
          </table:table-cell>
          <table:table-cell office:value-type="float" office:value="100000.64" calcext:value-type="float">
            <text:p>100000.6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5"/>减：营业外支出 <text:s text:c="3"/></text:p>
          </table:table-cell>
          <table:table-cell office:value-type="string" calcext:value-type="string">
            <text:p>&amp;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-13.41" calcext:value-type="float">
            <text:p>-13.41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四、利润总额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2595487.43" calcext:value-type="float">
            <text:p>2595487.43</text:p>
          </table:table-cell>
          <table:table-cell office:value-type="string" calcext:value-type="string">
            <text:p>&amp;</text:p>
          </table:table-cell>
          <table:table-cell office:value-type="float" office:value="2437480.83" calcext:value-type="float">
            <text:p>2437480.83</text:p>
          </table:table-cell>
          <table:table-cell office:value-type="string" calcext:value-type="string">
            <text:p>&amp;</text:p>
          </table:table-cell>
          <table:table-cell office:value-type="float" office:value="9089971.7" calcext:value-type="float">
            <text:p>9089971.7</text:p>
          </table:table-cell>
          <table:table-cell office:value-type="string" calcext:value-type="string">
            <text:p>&amp;</text:p>
          </table:table-cell>
          <table:table-cell office:value-type="float" office:value="-158006.6" calcext:value-type="float">
            <text:p>-158006.6</text:p>
          </table:table-cell>
          <table:table-cell office:value-type="string" calcext:value-type="string">
            <text:p>&amp;</text:p>
          </table:table-cell>
          <table:table-cell office:value-type="float" office:value="-6.09" calcext:value-type="float">
            <text:p>-6.09</text:p>
          </table:table-cell>
          <table:table-cell office:value-type="string" calcext:value-type="string">
            <text:p>&amp;</text:p>
          </table:table-cell>
          <table:table-cell office:value-type="float" office:value="6652490.87" calcext:value-type="float">
            <text:p>6652490.87</text:p>
          </table:table-cell>
          <table:table-cell office:value-type="string" calcext:value-type="string">
            <text:p>&amp;</text:p>
          </table:table-cell>
          <table:table-cell office:value-type="float" office:value="272.92" calcext:value-type="float">
            <text:p>272.92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6"/>减：所得税</text:p>
          </table:table-cell>
          <table:table-cell office:value-type="string" calcext:value-type="string">
            <text:p>&amp;</text:p>
          </table:table-cell>
          <table:table-cell office:value-type="float" office:value="622191.16" calcext:value-type="float">
            <text:p>622191.16</text:p>
          </table:table-cell>
          <table:table-cell office:value-type="string" calcext:value-type="string">
            <text:p>&amp;</text:p>
          </table:table-cell>
          <table:table-cell office:value-type="float" office:value="618309.64" calcext:value-type="float">
            <text:p>618309.64</text:p>
          </table:table-cell>
          <table:table-cell office:value-type="string" calcext:value-type="string">
            <text:p>&amp;</text:p>
          </table:table-cell>
          <table:table-cell office:value-type="float" office:value="2272492.93" calcext:value-type="float">
            <text:p>2272492.93</text:p>
          </table:table-cell>
          <table:table-cell office:value-type="string" calcext:value-type="string">
            <text:p>&amp;</text:p>
          </table:table-cell>
          <table:table-cell office:value-type="float" office:value="-3881.52" calcext:value-type="float">
            <text:p>-3881.52</text:p>
          </table:table-cell>
          <table:table-cell office:value-type="string" calcext:value-type="string">
            <text:p>&amp;</text:p>
          </table:table-cell>
          <table:table-cell office:value-type="float" office:value="-0.62" calcext:value-type="float">
            <text:p>-0.62</text:p>
          </table:table-cell>
          <table:table-cell office:value-type="string" calcext:value-type="string">
            <text:p>&amp;</text:p>
          </table:table-cell>
          <table:table-cell office:value-type="float" office:value="1654183.29" calcext:value-type="float">
            <text:p>1654183.29</text:p>
          </table:table-cell>
          <table:table-cell office:value-type="string" calcext:value-type="string">
            <text:p>&amp;</text:p>
          </table:table-cell>
          <table:table-cell office:value-type="float" office:value="267.53" calcext:value-type="float">
            <text:p>267.5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10"/>少数股东权益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五、净利润（亏损以“－”号填列）</text:p>
          </table:table-cell>
          <table:table-cell office:value-type="string" calcext:value-type="string">
            <text:p>&amp;</text:p>
          </table:table-cell>
          <table:table-cell office:value-type="float" office:value="1973296.27" calcext:value-type="float">
            <text:p>1973296.27</text:p>
          </table:table-cell>
          <table:table-cell office:value-type="string" calcext:value-type="string">
            <text:p>&amp;</text:p>
          </table:table-cell>
          <table:table-cell office:value-type="float" office:value="1819171.19" calcext:value-type="float">
            <text:p>1819171.19</text:p>
          </table:table-cell>
          <table:table-cell office:value-type="string" calcext:value-type="string">
            <text:p>&amp;</text:p>
          </table:table-cell>
          <table:table-cell office:value-type="float" office:value="6817478.77" calcext:value-type="float">
            <text:p>6817478.77</text:p>
          </table:table-cell>
          <table:table-cell office:value-type="string" calcext:value-type="string">
            <text:p>&amp;</text:p>
          </table:table-cell>
          <table:table-cell office:value-type="float" office:value="-154125.08" calcext:value-type="float">
            <text:p>-154125.08</text:p>
          </table:table-cell>
          <table:table-cell office:value-type="string" calcext:value-type="string">
            <text:p>&amp;</text:p>
          </table:table-cell>
          <table:table-cell office:value-type="float" office:value="-7.81" calcext:value-type="float">
            <text:p>-7.81</text:p>
          </table:table-cell>
          <table:table-cell office:value-type="string" calcext:value-type="string">
            <text:p>&amp;</text:p>
          </table:table-cell>
          <table:table-cell office:value-type="float" office:value="4998307.58" calcext:value-type="float">
            <text:p>4998307.58</text:p>
          </table:table-cell>
          <table:table-cell office:value-type="string" calcext:value-type="string">
            <text:p>&amp;</text:p>
          </table:table-cell>
          <table:table-cell office:value-type="float" office:value="274.76" calcext:value-type="float">
            <text:p>274.76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5"/>加：年初未分配利润</text:p>
          </table:table-cell>
          <table:table-cell office:value-type="string" calcext:value-type="string">
            <text:p>&amp;</text:p>
          </table:table-cell>
          <table:table-cell office:value-type="float" office:value="37755.51" calcext:value-type="float">
            <text:p>37755.51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011051.78</text:p>
          </table:table-cell>
          <table:table-cell office:value-type="string" calcext:value-type="string">
            <text:p>&amp;</text:p>
          </table:table-cell>
          <table:table-cell office:value-type="float" office:value="697211.69" calcext:value-type="float">
            <text:p>697211.69</text:p>
          </table:table-cell>
          <table:table-cell office:value-type="string" calcext:value-type="string">
            <text:p>&amp;</text:p>
          </table:table-cell>
          <table:table-cell office:value-type="float" office:value="1973296.27" calcext:value-type="float">
            <text:p>1973296.27</text:p>
          </table:table-cell>
          <table:table-cell office:value-type="string" calcext:value-type="string">
            <text:p>&amp;</text:p>
          </table:table-cell>
          <table:table-cell office:value-type="float" office:value="5226.51" calcext:value-type="float">
            <text:p>5226.51</text:p>
          </table:table-cell>
          <table:table-cell office:value-type="string" calcext:value-type="string">
            <text:p>&amp;</text:p>
          </table:table-cell>
          <table:table-cell office:value-type="float" office:value="-1313840.09" calcext:value-type="float">
            <text:p>-1313840.09</text:p>
          </table:table-cell>
          <table:table-cell office:value-type="string" calcext:value-type="string">
            <text:p>&amp;</text:p>
          </table:table-cell>
          <table:table-cell office:value-type="float" office:value="-65.33" calcext:value-type="float">
            <text:p>-65.3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8"/>其他转入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六、可供分配的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011051.78</text:p>
          </table:table-cell>
          <table:table-cell office:value-type="string" calcext:value-type="string">
            <text:p>&amp;</text:p>
          </table:table-cell>
          <table:table-cell office:value-type="float" office:value="3830222.97" calcext:value-type="float">
            <text:p>3830222.97</text:p>
          </table:table-cell>
          <table:table-cell office:value-type="string" calcext:value-type="string">
            <text:p>&amp;</text:p>
          </table:table-cell>
          <table:table-cell office:value-type="float" office:value="7393620.51" calcext:value-type="float">
            <text:p>7393620.51</text:p>
          </table:table-cell>
          <table:table-cell office:value-type="string" calcext:value-type="string">
            <text:p>&amp;</text:p>
          </table:table-cell>
          <table:table-cell office:value-type="float" office:value="1819171.19" calcext:value-type="float">
            <text:p>1819171.19</text:p>
          </table:table-cell>
          <table:table-cell office:value-type="string" calcext:value-type="string">
            <text:p>&amp;</text:p>
          </table:table-cell>
          <table:table-cell office:value-type="float" office:value="90.46" calcext:value-type="float">
            <text:p>90.46</text:p>
          </table:table-cell>
          <table:table-cell office:value-type="string" calcext:value-type="string">
            <text:p>&amp;</text:p>
          </table:table-cell>
          <table:table-cell office:value-type="float" office:value="3563397.54" calcext:value-type="float">
            <text:p>3563397.54</text:p>
          </table:table-cell>
          <table:table-cell office:value-type="string" calcext:value-type="string">
            <text:p>&amp;</text:p>
          </table:table-cell>
          <table:table-cell office:value-type="float" office:value="93.03" calcext:value-type="float">
            <text:p>93.03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5"/>减：提取法定盈余公积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77467.97" calcext:value-type="float">
            <text:p>77467.97</text:p>
          </table:table-cell>
          <table:table-cell office:value-type="string" calcext:value-type="string">
            <text:p>&amp;</text:p>
          </table:table-cell>
          <table:table-cell office:value-type="float" office:value="681747.88" calcext:value-type="float">
            <text:p>681747.88</text:p>
          </table:table-cell>
          <table:table-cell office:value-type="string" calcext:value-type="string">
            <text:p>&amp;</text:p>
          </table:table-cell>
          <table:table-cell office:value-type="float" office:value="77467.97" calcext:value-type="float">
            <text:p>77467.9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604279.91" calcext:value-type="float">
            <text:p>604279.91</text:p>
          </table:table-cell>
          <table:table-cell office:value-type="string" calcext:value-type="string">
            <text:p>&amp;</text:p>
          </table:table-cell>
          <table:table-cell office:value-type="float" office:value="780.04" calcext:value-type="float">
            <text:p>780.04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提取法定公益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提取职工奖励及福利基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提取储备基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提取企业发展基金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利润归还投资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七、可供投资者分配的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011051.78</text:p>
          </table:table-cell>
          <table:table-cell office:value-type="string" calcext:value-type="string">
            <text:p>&amp;</text:p>
          </table:table-cell>
          <table:table-cell office:value-type="float" office:value="3752755" calcext:value-type="float">
            <text:p>3752755</text:p>
          </table:table-cell>
          <table:table-cell office:value-type="string" calcext:value-type="string">
            <text:p>&amp;</text:p>
          </table:table-cell>
          <table:table-cell office:value-type="float" office:value="6711872.63" calcext:value-type="float">
            <text:p>6711872.63</text:p>
          </table:table-cell>
          <table:table-cell office:value-type="string" calcext:value-type="string">
            <text:p>&amp;</text:p>
          </table:table-cell>
          <table:table-cell office:value-type="float" office:value="1741703.22" calcext:value-type="float">
            <text:p>1741703.22</text:p>
          </table:table-cell>
          <table:table-cell office:value-type="string" calcext:value-type="string">
            <text:p>&amp;</text:p>
          </table:table-cell>
          <table:table-cell office:value-type="float" office:value="86.61" calcext:value-type="float">
            <text:p>86.61</text:p>
          </table:table-cell>
          <table:table-cell office:value-type="string" calcext:value-type="string">
            <text:p>&amp;</text:p>
          </table:table-cell>
          <table:table-cell office:value-type="float" office:value="2959117.63" calcext:value-type="float">
            <text:p>2959117.63</text:p>
          </table:table-cell>
          <table:table-cell office:value-type="string" calcext:value-type="string">
            <text:p>&amp;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5"/>减：应付优先股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提取任意盈余公积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应付普通股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6653275" calcext:value-type="float">
            <text:p>665327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6653275" calcext:value-type="float">
            <text:p>665327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<text:s text:c="9"/>转作资本（或股本）的普通股股利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055543.31" calcext:value-type="float">
            <text:p>3055543.3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055543.31" calcext:value-type="float">
            <text:p>3055543.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float" office:value="-3055543.31" calcext:value-type="float">
            <text:p>-3055543.31</text:p>
          </table:table-cell>
          <table:table-cell office:value-type="string" calcext:value-type="string">
            <text:p>&amp;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\\</text:p>
          </table:table-cell>
        </table:table-row>
        <table:table-row table:style-name="ro9">
          <table:table-cell office:value-type="string" calcext:value-type="string">
            <text:p>\hspace{2ex}</text:p>
          </table:table-cell>
          <table:table-cell office:value-type="string" calcext:value-type="string">
            <text:p>八、未分配利润</text:p>
          </table:table-cell>
          <table:table-cell office:value-type="string" calcext:value-type="string">
            <text:p>&amp;</text:p>
          </table:table-cell>
          <table:table-cell office:value-type="float" office:value="2011051.78" calcext:value-type="float">
            <text:p>2011051.78</text:p>
          </table:table-cell>
          <table:table-cell office:value-type="string" calcext:value-type="string">
            <text:p>&amp;</text:p>
          </table:table-cell>
          <table:table-cell office:value-type="float" office:value="697211.69" calcext:value-type="float">
            <text:p>697211.69</text:p>
          </table:table-cell>
          <table:table-cell office:value-type="string" calcext:value-type="string">
            <text:p>&amp;</text:p>
          </table:table-cell>
          <table:table-cell office:value-type="float" office:value="58597.63" calcext:value-type="float">
            <text:p>58597.63</text:p>
          </table:table-cell>
          <table:table-cell office:value-type="string" calcext:value-type="string">
            <text:p>&amp;</text:p>
          </table:table-cell>
          <table:table-cell office:value-type="float" office:value="-1313840.09" calcext:value-type="float">
            <text:p>-1313840.09</text:p>
          </table:table-cell>
          <table:table-cell office:value-type="string" calcext:value-type="string">
            <text:p>&amp;</text:p>
          </table:table-cell>
          <table:table-cell office:value-type="float" office:value="-65.33" calcext:value-type="float">
            <text:p>-65.33</text:p>
          </table:table-cell>
          <table:table-cell office:value-type="string" calcext:value-type="string">
            <text:p>&amp;</text:p>
          </table:table-cell>
          <table:table-cell office:value-type="float" office:value="-638614.06" calcext:value-type="float">
            <text:p>-638614.06</text:p>
          </table:table-cell>
          <table:table-cell office:value-type="string" calcext:value-type="string">
            <text:p>&amp;</text:p>
          </table:table-cell>
          <table:table-cell office:value-type="float" office:value="-91.6" calcext:value-type="float">
            <text:p>-91.6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¥</number:text>
      <number:number number:decimal-places="0" number:min-integer-digits="1" number:grouping="true"/>
    </number:number-style>
    <number:number-style style:name="N122">
      <number:text>¥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0" number:min-integer-digits="1" number:grouping="true"/>
    </number:number-style>
    <number:number-style style:name="N123">
      <style:text-properties fo:color="#ff0000"/>
      <number:text>¥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¥</number:text>
      <number:number number:decimal-places="2" number:min-integer-digits="1" number:grouping="true"/>
    </number:number-style>
    <number:number-style style:name="N125">
      <number:text>¥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style:text-properties fo:color="#ff0000"/>
      <number:text>¥-</number:text>
      <number:number number: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fill-character> </number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4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¥</number:text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4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P0" style:volatile="true">
      <number:text>¥</number:text>
      <number:number number:decimal-places="0" number:min-integer-digits="1" number:grouping="true"/>
    </number:number-style>
    <number:number-style style:name="N153">
      <number:text>-¥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¥</number:text>
      <number:number number:decimal-places="0" number:min-integer-digits="1" number:grouping="true"/>
    </number:number-style>
    <number:number-style style:name="N154">
      <style:text-properties fo:color="#ff0000"/>
      <number:text>-¥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¥</number:text>
      <number:number number:decimal-places="2" number:min-integer-digits="1" number:grouping="true"/>
    </number:number-style>
    <number:number-style style:name="N155">
      <number:text>-¥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¥</number:text>
      <number:number number:decimal-places="2" number:min-integer-digits="1" number:grouping="true"/>
    </number:number-style>
    <number:number-style style:name="N156">
      <style:text-properties fo:color="#ff0000"/>
      <number:text>-¥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58P1" style:volatile="true">
      <number:text>-¥</number:text>
      <number:fill-character> </number:fill-character>
      <number:number number:decimal-places="0" number:min-integer-digits="1" number:grouping="true"/>
      <number:text> </number:text>
    </number:number-style>
    <number:number-style style:name="N158P2" style:volatile="true">
      <number:text> ¥</number:text>
      <number:fill-character> </number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60P2" style:volatile="true"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62P1" style:volatile="true">
      <number:text>-¥</number:text>
      <number:fill-character> </number:fill-character>
      <number:number number:decimal-places="2" number:min-integer-digits="1" number:grouping="true"/>
      <number:text> </number:text>
    </number:number-style>
    <number:number-style style:name="N162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2" number:min-integer-digits="1" number:grouping="true"/>
      <number:text> </number:text>
    </number:number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9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169P1" style:volatile="true">
      <number:fill-character> </number:fill-character>
      <number:text>-</number:text>
      <number:number number:decimal-places="3" number:min-integer-digits="1" number:grouping="true"/>
      <number:text> </number:text>
    </number:number-style>
    <number:number-style style:name="N16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172P1" style:volatile="true">
      <number:fill-character> </number:fill-character>
      <number:text>-</number:text>
      <number:number number:decimal-places="4" number:min-integer-digits="1" number:grouping="true"/>
      <number:text> </number:text>
    </number:number-style>
    <number:number-style style:name="N17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$</number:text>
      <number:number number:decimal-places="0" number:min-integer-digits="1" number:grouping="true"/>
    </number:number-style>
    <number:number-style style:name="N174">
      <number:text>-$</number:text>
      <number:number number:decimal-places="0" number:min-integer-digits="1" number:grouping="true"/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</number:number-style>
    <number:number-style style:name="N175">
      <style:text-properties fo:color="#ff0000"/>
      <number:text>-$</number:text>
      <number:number number:decimal-places="0" number:min-integer-digits="1" number:grouping="true"/>
      <style:map style:condition="value()&gt;=0" style:apply-style-name="N175P0"/>
    </number:number-style>
    <number:number-style style:name="N177P0" style:volatile="true">
      <number:text>$</number:text>
      <number:number number:decimal-places="2" number:min-integer-digits="1" number:grouping="true"/>
    </number:number-style>
    <number:number-style style:name="N177">
      <number:text>-$</number:text>
      <number:number number:decimal-places="2" number:min-integer-digits="1" number:grouping="true"/>
      <style:map style:condition="value()&gt;=0" style:apply-style-name="N177P0"/>
    </number:number-style>
    <number:number-style style:name="N178P0" style:volatile="true">
      <number:text>$</number:text>
      <number:number number:decimal-places="2" number:min-integer-digits="1" number:grouping="true"/>
    </number:number-style>
    <number:number-style style:name="N178">
      <style:text-properties fo:color="#ff0000"/>
      <number:text>-$</number:text>
      <number:number number:decimal-places="2" number:min-integer-digits="1" number:grouping="true"/>
      <style:map style:condition="value()&gt;=0" style:apply-style-name="N178P0"/>
    </number:number-style>
    <number:number-style style:name="N18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82P2" style:volatile="true">
      <number:text> $</number:text>
      <number:fill-character> </number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86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86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US$</number:text>
      <number:number number:decimal-places="0" number:min-integer-digits="1" number:grouping="true"/>
      <number:text> </number:text>
    </number:number-style>
    <number:number-style style:name="N188">
      <number:text>(US$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US$</number:text>
      <number:number number:decimal-places="2" number:min-integer-digits="1" number:grouping="true"/>
      <number:text> </number:text>
    </number:number-style>
    <number:number-style style:name="N191">
      <number:text>(US$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2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2P0"/>
    </number:number-style>
    <number:percentage-style style:name="N193">
      <number:number number:decimal-places="1" number:min-integer-digits="1"/>
      <number:text>%</number:text>
    </number:percentage-style>
    <number:percentage-style style:name="N194">
      <number:number number:decimal-places="3" number:min-integer-digits="1"/>
      <number:text>%</number:text>
    </number:percentage-style>
    <number:number-style style:name="N195P0" style:volatile="true">
      <number:number number:decimal-places="2" number:min-integer-digits="1" number:grouping="true"/>
    </number:number-style>
    <number:number-style style:name="N195">
      <style:text-properties fo:color="#ff0000"/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96P0"/>
    </number:number-style>
    <number:number-style style:name="N197">
      <number:number number:decimal-places="2" number:min-integer-digits="1"/>
      <number:text> </number:text>
    </number:number-style>
    <number:date-style style:name="N19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99">
      <number:text-content/>
      <style:map style:condition="value()&gt;=0" style:apply-style-name="N199P0"/>
    </number:text-style>
    <number:date-style style:name="N200">
      <number:month/>
      <number:text>/</number:text>
      <number:day/>
    </number:date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number-style style:name="N20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2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0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text>您好,现在是</number:text>
      <number:year number:style="long"/>
      <number:text>年</number:text>
      <number:month/>
      <number:text>月</number:text>
      <number:day/>
      <number:text>日 </number:text>
      <number:hours/>
      <number:text>点</number:text>
      <number:minutes number:style="long"/>
      <number:text>分</number:text>
    </number:date-style>
    <number:number-style style:name="N204"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">
      <style:text-properties fo:color="#ff0000"/>
      <number:text>(</number:text>
      <number:number number:decimal-places="0" number:min-integer-digits="1"/>
      <number:text>)</number:text>
      <style:map style:condition="value()&gt;=0" style:apply-style-name="N205P0"/>
    </number:number-style>
    <number:date-style style:name="N206">
      <number:text>日期:</number:text>
      <number:year number:style="long"/>
      <number:text>年</number:text>
      <number:month/>
      <number:text>月</number:text>
    </number:date-style>
    <number:date-style style:name="N208P0" style:volatile="true">
      <number:text>日期:</number:text>
      <number:year number:style="long"/>
      <number:text>年</number:text>
      <number:month/>
      <number:text>月</number:text>
      <number:day/>
      <number:text>日</number:text>
    </number:date-style>
    <number:text-style style:name="N208">
      <number:text-content/>
      <style:map style:condition="value()&gt;=0" style:apply-style-name="N208P0"/>
    </number:text-style>
    <number:number-style style:name="N209">
      <number:number number:decimal-places="3" number:min-integer-digits="1"/>
      <number:text> </number:text>
    </number:number-style>
    <number:number-style style:name="N210P0" style:volatile="true">
      <number:number number:decimal-places="3" number:min-integer-digits="1"/>
      <number:text> </number:text>
    </number:number-style>
    <number:number-style style:name="N210">
      <style:text-properties fo:color="#ff0000"/>
      <number:text>(</number:text>
      <number:number number:decimal-places="3" number:min-integer-digits="1"/>
      <number:text>)</number:text>
      <style:map style:condition="value()&gt;=0" style:apply-style-name="N210P0"/>
    </number:number-style>
    <number:number-style style:name="N211">
      <number:number number:decimal-places="0" number:min-integer-digits="1" number:grouping="true"/>
      <number:text> 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12P0"/>
    </number:number-style>
    <number:number-style style:name="N213">
      <number:number number:decimal-places="4" number:min-integer-digits="1"/>
      <number:text> </number:text>
    </number:number-style>
    <number:number-style style:name="N214">
      <number:number number:decimal-places="5" number:min-integer-digits="1"/>
      <number:text> </number:text>
    </number:number-style>
    <number:number-style style:name="N215">
      <number:number number:decimal-places="6" number:min-integer-digits="1"/>
      <number:text> </number:text>
    </number:number-style>
    <number:number-style style:name="N216">
      <number:number number:decimal-places="7" number:min-integer-digits="1"/>
      <number:text> </number:text>
    </number:number-style>
    <number:number-style style:name="N217">
      <number:number number:decimal-places="8" number:min-integer-digits="1"/>
      <number:text> </number:text>
    </number:number-style>
    <number:number-style style:name="N218">
      <number:number number:decimal-places="9" number:min-integer-digits="1"/>
      <number:text> </number:text>
    </number:number-style>
    <number:number-style style:name="N219">
      <number:number number:decimal-places="10" number:min-integer-digits="1"/>
      <number:text> </number:text>
    </number:number-style>
    <number:date-style style:name="N221P0" style:volatile="true">
      <number:year number:style="long"/>
      <number:text>年</number:text>
      <number:month/>
      <number:text>月</number:text>
    </number:date-style>
    <number:text-style style:name="N221">
      <number:text-content/>
      <style:map style:condition="value()&gt;=0" style:apply-style-name="N221P0"/>
    </number:text-style>
    <number:date-style style:name="N223P0" style:volatile="true">
      <number:text>2007年</number:text>
      <number:month/>
      <number:text>月</number:text>
    </number:date-style>
    <number:text-style style:name="N223">
      <number:text-content/>
      <style:map style:condition="value()&gt;=0" style:apply-style-name="N223P0"/>
    </number:text-style>
    <number:number-style style:name="N224">
      <number:number number:min-integer-digits="1"/>
      <number:text>月</number:text>
    </number:number-style>
    <number:number-style style:name="N226P0" style:volatile="true">
      <number:text/>
    </number:number-style>
    <number:number-style style:name="N226P1" style:volatile="true">
      <number:text/>
    </number:number-style>
    <number:number-style style:name="N226P2" style:volatile="true">
      <number:text/>
    </number:number-style>
    <number:text-style style:name="N226">
      <number:text/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number number:decimal-places="2" number:min-integer-digits="1" number:grouping="true"/>
    </number:number-style>
    <number:number-style style:name="N227">
      <number:text>-</number:text>
      <number:number number:decimal-places="2" number:min-integer-digits="1" number:grouping="true"/>
      <style:map style:condition="value()&gt;=0" style:apply-style-name="N227P0"/>
    </number:number-style>
    <number:number-style style:name="N229P0" style:volatile="true">
      <number:text>￥</number:text>
      <number:number number:decimal-places="2" number:min-integer-digits="1" number:grouping="true"/>
    </number:number-style>
    <number:number-style style:name="N229">
      <number:text>-￥</number:text>
      <number:number number:decimal-places="2" number:min-integer-digits="1" number:grouping="true"/>
      <style:map style:condition="value()&gt;=0" style:apply-style-name="N229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00:00:03.819259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ang</meta:initial-creator>
    <meta:creation-date>2014-05-09T16:58:34.700054529</meta:creation-date>
    <dc:date>2014-05-12T13:43:38.064344513</dc:date>
    <dc:creator>William Fang</dc:creator>
    <meta:editing-duration>PT3H12M27S</meta:editing-duration>
    <meta:editing-cycles>9</meta:editing-cycles>
    <meta:generator>LibreOffice/4.1.3.2$Linux_X86_64 LibreOffice_project/410m0$Build-2</meta:generator>
    <meta:document-statistic meta:table-count="8" meta:cell-count="3766" meta:object-count="0"/>
  </office:meta>
</office:document-meta>
</file>